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62626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dominio</text:p>
          </table:table-cell>
        </table:table-row>
        <table:table-row table:style-name="ro1" table:visibility="filter">
          <table:table-cell office:value-type="string" calcext:value-type="string">
            <text:p>readingtrainer@anastasis.it</text:p>
          </table:table-cell>
          <table:table-cell table:formula="of:=RIGHT([.A2]; LEN([.A2])-SEARCH(&quot;@&quot;;[.A2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mtassetti+anastasis@anastasis.it</text:p>
          </table:table-cell>
          <table:table-cell table:formula="of:=RIGHT([.A3]; LEN([.A3])-SEARCH(&quot;@&quot;;[.A3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rvitali@anastasis.it</text:p>
          </table:table-cell>
          <table:table-cell table:formula="of:=RIGHT([.A4]; LEN([.A4])-SEARCH(&quot;@&quot;;[.A4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angela.paiano@libero.it</text:p>
          </table:table-cell>
          <table:table-cell table:formula="of:=RIGHT([.A5]; LEN([.A5])-SEARCH(&quot;@&quot;;[.A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.baioni@ulss10.veneto.it</text:p>
          </table:table-cell>
          <table:table-cell table:formula="of:=RIGHT([.A6]; LEN([.A6])-SEARCH(&quot;@&quot;;[.A6]))" office:value-type="string" office:string-value="ulss10.veneto.it" calcext:value-type="string">
            <text:p>ulss10.veneto.it</text:p>
          </table:table-cell>
        </table:table-row>
        <table:table-row table:style-name="ro1">
          <table:table-cell office:value-type="string" calcext:value-type="string">
            <text:p>mario.rosati@ulss10.veneto.it</text:p>
          </table:table-cell>
          <table:table-cell table:formula="of:=RIGHT([.A7]; LEN([.A7])-SEARCH(&quot;@&quot;;[.A7]))" office:value-type="string" office:string-value="ulss10.veneto.it" calcext:value-type="string">
            <text:p>ulss10.veneto.it</text:p>
          </table:table-cell>
        </table:table-row>
        <table:table-row table:style-name="ro1">
          <table:table-cell office:value-type="string" calcext:value-type="string">
            <text:p>claudio.vio@fastwebnet.it</text:p>
          </table:table-cell>
          <table:table-cell table:formula="of:=RIGHT([.A8]; LEN([.A8])-SEARCH(&quot;@&quot;;[.A8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patrizio.tressoldi@unipd.it</text:p>
          </table:table-cell>
          <table:table-cell table:formula="of:=RIGHT([.A9]; LEN([.A9])-SEARCH(&quot;@&quot;;[.A9]))" office:value-type="string" office:string-value="unipd.it" calcext:value-type="string">
            <text:p>unipd.it</text:p>
          </table:table-cell>
        </table:table-row>
        <table:table-row table:style-name="ro1">
          <table:table-cell office:value-type="string" calcext:value-type="string">
            <text:p>renzotucci@yahoo.it</text:p>
          </table:table-cell>
          <table:table-cell table:formula="of:=RIGHT([.A10]; LEN([.A10])-SEARCH(&quot;@&quot;;[.A10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aleria.allamandri@aslcn1.it</text:p>
          </table:table-cell>
          <table:table-cell table:formula="of:=RIGHT([.A11]; LEN([.A11])-SEARCH(&quot;@&quot;;[.A11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ylenia.canavesio@gmail.com</text:p>
          </table:table-cell>
          <table:table-cell table:formula="of:=RIGHT([.A12]; LEN([.A12])-SEARCH(&quot;@&quot;;[.A1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rlotta.dusini@gmail.com</text:p>
          </table:table-cell>
          <table:table-cell table:formula="of:=RIGHT([.A13]; LEN([.A13])-SEARCH(&quot;@&quot;;[.A1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uro.marcella@yahoo.it</text:p>
          </table:table-cell>
          <table:table-cell table:formula="of:=RIGHT([.A14]; LEN([.A14])-SEARCH(&quot;@&quot;;[.A1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info@centroetaevolutiva.it</text:p>
          </table:table-cell>
          <table:table-cell table:formula="of:=RIGHT([.A15]; LEN([.A15])-SEARCH(&quot;@&quot;;[.A15]))" office:value-type="string" office:string-value="centroetaevolutiva.it" calcext:value-type="string">
            <text:p>centroetaevolutiva.it</text:p>
          </table:table-cell>
        </table:table-row>
        <table:table-row table:style-name="ro1">
          <table:table-cell office:value-type="string" calcext:value-type="string">
            <text:p>daniela.dalessandro@ausl.bologna.it</text:p>
          </table:table-cell>
          <table:table-cell table:formula="of:=RIGHT([.A16]; LEN([.A16])-SEARCH(&quot;@&quot;;[.A1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laudia.pizzoli@ausl.bologna.it</text:p>
          </table:table-cell>
          <table:table-cell table:formula="of:=RIGHT([.A17]; LEN([.A17])-SEARCH(&quot;@&quot;;[.A1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barausse.chiara@gmail.com</text:p>
          </table:table-cell>
          <table:table-cell table:formula="of:=RIGHT([.A18]; LEN([.A18])-SEARCH(&quot;@&quot;;[.A1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fini@cicciocollega.anastasis.it</text:p>
          </table:table-cell>
          <table:table-cell table:formula="of:=RIGHT([.A19]; LEN([.A19])-SEARCH(&quot;@&quot;;[.A19]))" office:value-type="string" office:string-value="cicciocollega.anastasis.it" calcext:value-type="string">
            <text:p>cicciocollega.anastasis.it</text:p>
          </table:table-cell>
        </table:table-row>
        <table:table-row table:style-name="ro1" table:visibility="filter">
          <table:table-cell office:value-type="string" calcext:value-type="string">
            <text:p>ifini+pippocollega@anastasis.it</text:p>
          </table:table-cell>
          <table:table-cell table:formula="of:=RIGHT([.A20]; LEN([.A20])-SEARCH(&quot;@&quot;;[.A20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ifini@anastasis.it</text:p>
          </table:table-cell>
          <table:table-cell table:formula="of:=RIGHT([.A21]; LEN([.A21])-SEARCH(&quot;@&quot;;[.A21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laura.bertolo@libero.it</text:p>
          </table:table-cell>
          <table:table-cell table:formula="of:=RIGHT([.A22]; LEN([.A22])-SEARCH(&quot;@&quot;;[.A2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.baciarelli@cnee.it</text:p>
          </table:table-cell>
          <table:table-cell table:formula="of:=RIGHT([.A23]; LEN([.A23])-SEARCH(&quot;@&quot;;[.A23]))" office:value-type="string" office:string-value="cnee.it" calcext:value-type="string">
            <text:p>cnee.it</text:p>
          </table:table-cell>
        </table:table-row>
        <table:table-row table:style-name="ro1">
          <table:table-cell office:value-type="string" calcext:value-type="string">
            <text:p>crocus4@libero.it</text:p>
          </table:table-cell>
          <table:table-cell table:formula="of:=RIGHT([.A24]; LEN([.A24])-SEARCH(&quot;@&quot;;[.A2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cnee.it</text:p>
          </table:table-cell>
          <table:table-cell table:formula="of:=RIGHT([.A25]; LEN([.A25])-SEARCH(&quot;@&quot;;[.A25]))" office:value-type="string" office:string-value="cnee.it" calcext:value-type="string">
            <text:p>cnee.it</text:p>
          </table:table-cell>
        </table:table-row>
        <table:table-row table:style-name="ro1">
          <table:table-cell office:value-type="string" calcext:value-type="string">
            <text:p>rilosas@fastwebnet.it</text:p>
          </table:table-cell>
          <table:table-cell table:formula="of:=RIGHT([.A26]; LEN([.A26])-SEARCH(&quot;@&quot;;[.A26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fm.setaro@gmail.com</text:p>
          </table:table-cell>
          <table:table-cell table:formula="of:=RIGHT([.A27]; LEN([.A27])-SEARCH(&quot;@&quot;;[.A2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chela.cendron@unipd.it</text:p>
          </table:table-cell>
          <table:table-cell table:formula="of:=RIGHT([.A28]; LEN([.A28])-SEARCH(&quot;@&quot;;[.A28]))" office:value-type="string" office:string-value="unipd.it" calcext:value-type="string">
            <text:p>unipd.it</text:p>
          </table:table-cell>
        </table:table-row>
        <table:table-row table:style-name="ro1" table:visibility="filter">
          <table:table-cell office:value-type="string" calcext:value-type="string">
            <text:p>account+irenecostanza@anastasis.it</text:p>
          </table:table-cell>
          <table:table-cell table:formula="of:=RIGHT([.A29]; LEN([.A29])-SEARCH(&quot;@&quot;;[.A29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anna.merella@tiscali.it</text:p>
          </table:table-cell>
          <table:table-cell table:formula="of:=RIGHT([.A30]; LEN([.A30])-SEARCH(&quot;@&quot;;[.A30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russo.maria@yahoo.it</text:p>
          </table:table-cell>
          <table:table-cell table:formula="of:=RIGHT([.A31]; LEN([.A31])-SEARCH(&quot;@&quot;;[.A31]))" office:value-type="string" office:string-value="yahoo.it" calcext:value-type="string">
            <text:p>yahoo.it</text:p>
          </table:table-cell>
        </table:table-row>
        <table:table-row table:style-name="ro1" table:visibility="filter">
          <table:table-cell office:value-type="string" calcext:value-type="string">
            <text:p>tmaccarrone+operatore-bianchi@anastasis.it</text:p>
          </table:table-cell>
          <table:table-cell table:formula="of:=RIGHT([.A32]; LEN([.A32])-SEARCH(&quot;@&quot;;[.A32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tmaccarrone+airipa@anastasis.it</text:p>
          </table:table-cell>
          <table:table-cell table:formula="of:=RIGHT([.A33]; LEN([.A33])-SEARCH(&quot;@&quot;;[.A33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stellinat85@hotmail.it</text:p>
          </table:table-cell>
          <table:table-cell table:formula="of:=RIGHT([.A34]; LEN([.A34])-SEARCH(&quot;@&quot;;[.A34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pao.fraternali@hotmail.it</text:p>
          </table:table-cell>
          <table:table-cell table:formula="of:=RIGHT([.A35]; LEN([.A35])-SEARCH(&quot;@&quot;;[.A35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P.Pasotto@giunti.it</text:p>
          </table:table-cell>
          <table:table-cell table:formula="of:=RIGHT([.A36]; LEN([.A36])-SEARCH(&quot;@&quot;;[.A36]))" office:value-type="string" office:string-value="giunti.it" calcext:value-type="string">
            <text:p>giunti.it</text:p>
          </table:table-cell>
        </table:table-row>
        <table:table-row table:style-name="ro1">
          <table:table-cell office:value-type="string" calcext:value-type="string">
            <text:p>luciano.evangelisti@gmail.com</text:p>
          </table:table-cell>
          <table:table-cell table:formula="of:=RIGHT([.A37]; LEN([.A37])-SEARCH(&quot;@&quot;;[.A3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trizia.marletta@libero.it</text:p>
          </table:table-cell>
          <table:table-cell table:formula="of:=RIGHT([.A38]; LEN([.A38])-SEARCH(&quot;@&quot;;[.A3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rene.costanza@libero.it</text:p>
          </table:table-cell>
          <table:table-cell table:formula="of:=RIGHT([.A39]; LEN([.A39])-SEARCH(&quot;@&quot;;[.A3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roberta.signoretto@gmail.com</text:p>
          </table:table-cell>
          <table:table-cell table:formula="of:=RIGHT([.A40]; LEN([.A40])-SEARCH(&quot;@&quot;;[.A4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vigni.log@gmail.com</text:p>
          </table:table-cell>
          <table:table-cell table:formula="of:=RIGHT([.A41]; LEN([.A41])-SEARCH(&quot;@&quot;;[.A4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luci76@gmail.com</text:p>
          </table:table-cell>
          <table:table-cell table:formula="of:=RIGHT([.A42]; LEN([.A42])-SEARCH(&quot;@&quot;;[.A4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oberta.comaglio@yahoo.it</text:p>
          </table:table-cell>
          <table:table-cell table:formula="of:=RIGHT([.A43]; LEN([.A43])-SEARCH(&quot;@&quot;;[.A4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nita.stefanachi@sosdislessia.it</text:p>
          </table:table-cell>
          <table:table-cell table:formula="of:=RIGHT([.A44]; LEN([.A44])-SEARCH(&quot;@&quot;;[.A44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usi.cazzaniga@hotmail.com</text:p>
          </table:table-cell>
          <table:table-cell table:formula="of:=RIGHT([.A45]; LEN([.A45])-SEARCH(&quot;@&quot;;[.A45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francesca.balasso@ulssvicenza.it</text:p>
          </table:table-cell>
          <table:table-cell table:formula="of:=RIGHT([.A46]; LEN([.A46])-SEARCH(&quot;@&quot;;[.A46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Chiara.petroni@ulssvicenza.it</text:p>
          </table:table-cell>
          <table:table-cell table:formula="of:=RIGHT([.A47]; LEN([.A47])-SEARCH(&quot;@&quot;;[.A47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silvia.sesso@ulssvicenza.it</text:p>
          </table:table-cell>
          <table:table-cell table:formula="of:=RIGHT([.A48]; LEN([.A48])-SEARCH(&quot;@&quot;;[.A48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antonella.vellar@ulssvicenza.it</text:p>
          </table:table-cell>
          <table:table-cell table:formula="of:=RIGHT([.A49]; LEN([.A49])-SEARCH(&quot;@&quot;;[.A49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p.berlati@ausl.ra.it</text:p>
          </table:table-cell>
          <table:table-cell table:formula="of:=RIGHT([.A50]; LEN([.A50])-SEARCH(&quot;@&quot;;[.A50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s.bolognesi@ausl.ra.it</text:p>
          </table:table-cell>
          <table:table-cell table:formula="of:=RIGHT([.A51]; LEN([.A51])-SEARCH(&quot;@&quot;;[.A51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maria.ferretti@ausl.ra.it</text:p>
          </table:table-cell>
          <table:table-cell table:formula="of:=RIGHT([.A52]; LEN([.A52])-SEARCH(&quot;@&quot;;[.A52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elena.merendi@ausl.ra.it</text:p>
          </table:table-cell>
          <table:table-cell table:formula="of:=RIGHT([.A53]; LEN([.A53])-SEARCH(&quot;@&quot;;[.A53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caterina.caini@ausl.ra.it</text:p>
          </table:table-cell>
          <table:table-cell table:formula="of:=RIGHT([.A54]; LEN([.A54])-SEARCH(&quot;@&quot;;[.A54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e.cancellieri@ausl.ra.it</text:p>
          </table:table-cell>
          <table:table-cell table:formula="of:=RIGHT([.A55]; LEN([.A55])-SEARCH(&quot;@&quot;;[.A55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b.feletti@ausl.ra.it</text:p>
          </table:table-cell>
          <table:table-cell table:formula="of:=RIGHT([.A56]; LEN([.A56])-SEARCH(&quot;@&quot;;[.A56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antonella.galli@ausl.ra.it</text:p>
          </table:table-cell>
          <table:table-cell table:formula="of:=RIGHT([.A57]; LEN([.A57])-SEARCH(&quot;@&quot;;[.A57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valentina.genovese@ausl.ra.it</text:p>
          </table:table-cell>
          <table:table-cell table:formula="of:=RIGHT([.A58]; LEN([.A58])-SEARCH(&quot;@&quot;;[.A58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m.gentile@ausl.ra.it</text:p>
          </table:table-cell>
          <table:table-cell table:formula="of:=RIGHT([.A59]; LEN([.A59])-SEARCH(&quot;@&quot;;[.A59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l.lucchini@ausl.ra.it</text:p>
          </table:table-cell>
          <table:table-cell table:formula="of:=RIGHT([.A60]; LEN([.A60])-SEARCH(&quot;@&quot;;[.A60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f.martini@ausl.ra.it</text:p>
          </table:table-cell>
          <table:table-cell table:formula="of:=RIGHT([.A61]; LEN([.A61])-SEARCH(&quot;@&quot;;[.A61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valentina.ortelli@gmail.com</text:p>
          </table:table-cell>
          <table:table-cell table:formula="of:=RIGHT([.A62]; LEN([.A62])-SEARCH(&quot;@&quot;;[.A6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gnese.raspa@ausl.ra.it</text:p>
          </table:table-cell>
          <table:table-cell table:formula="of:=RIGHT([.A63]; LEN([.A63])-SEARCH(&quot;@&quot;;[.A63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r.taschin@ausl.ra.it</text:p>
          </table:table-cell>
          <table:table-cell table:formula="of:=RIGHT([.A64]; LEN([.A64])-SEARCH(&quot;@&quot;;[.A64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sandra.zannoni@ausl.ra.it</text:p>
          </table:table-cell>
          <table:table-cell table:formula="of:=RIGHT([.A65]; LEN([.A65])-SEARCH(&quot;@&quot;;[.A65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fabio.celi@usl1.toscana.it</text:p>
          </table:table-cell>
          <table:table-cell table:formula="of:=RIGHT([.A66]; LEN([.A66])-SEARCH(&quot;@&quot;;[.A66]))" office:value-type="string" office:string-value="usl1.toscana.it" calcext:value-type="string">
            <text:p>usl1.toscana.it</text:p>
          </table:table-cell>
        </table:table-row>
        <table:table-row table:style-name="ro1">
          <table:table-cell office:value-type="string" calcext:value-type="string">
            <text:p>dfontana@nemo.unipr.it</text:p>
          </table:table-cell>
          <table:table-cell table:formula="of:=RIGHT([.A67]; LEN([.A67])-SEARCH(&quot;@&quot;;[.A67]))" office:value-type="string" office:string-value="nemo.unipr.it" calcext:value-type="string">
            <text:p>nemo.unipr.it</text:p>
          </table:table-cell>
        </table:table-row>
        <table:table-row table:style-name="ro1">
          <table:table-cell office:value-type="string" calcext:value-type="string">
            <text:p>paolacavalcaselle@alice.it</text:p>
          </table:table-cell>
          <table:table-cell table:formula="of:=RIGHT([.A68]; LEN([.A68])-SEARCH(&quot;@&quot;;[.A68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a.fatighenti@gmail.com</text:p>
          </table:table-cell>
          <table:table-cell table:formula="of:=RIGHT([.A69]; LEN([.A69])-SEARCH(&quot;@&quot;;[.A6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annybellio@libero.it</text:p>
          </table:table-cell>
          <table:table-cell table:formula="of:=RIGHT([.A70]; LEN([.A70])-SEARCH(&quot;@&quot;;[.A7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renedicampli@gmail.com</text:p>
          </table:table-cell>
          <table:table-cell table:formula="of:=RIGHT([.A71]; LEN([.A71])-SEARCH(&quot;@&quot;;[.A7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sabellabellagamba@libero.it</text:p>
          </table:table-cell>
          <table:table-cell table:formula="of:=RIGHT([.A72]; LEN([.A72])-SEARCH(&quot;@&quot;;[.A7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mpanella.valentina4@gmail.com</text:p>
          </table:table-cell>
          <table:table-cell table:formula="of:=RIGHT([.A73]; LEN([.A73])-SEARCH(&quot;@&quot;;[.A7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eri.arianna90@gmail.com</text:p>
          </table:table-cell>
          <table:table-cell table:formula="of:=RIGHT([.A74]; LEN([.A74])-SEARCH(&quot;@&quot;;[.A7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nicolettaperini@hotmail.it</text:p>
          </table:table-cell>
          <table:table-cell table:formula="of:=RIGHT([.A75]; LEN([.A75])-SEARCH(&quot;@&quot;;[.A75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contabilita@anffascrema.it</text:p>
          </table:table-cell>
          <table:table-cell table:formula="of:=RIGHT([.A76]; LEN([.A76])-SEARCH(&quot;@&quot;;[.A76]))" office:value-type="string" office:string-value="anffascrema.it" calcext:value-type="string">
            <text:p>anffascrema.it</text:p>
          </table:table-cell>
        </table:table-row>
        <table:table-row table:style-name="ro1">
          <table:table-cell office:value-type="string" calcext:value-type="string">
            <text:p>c.lodi@ausl.fe.it</text:p>
          </table:table-cell>
          <table:table-cell table:formula="of:=RIGHT([.A77]; LEN([.A77])-SEARCH(&quot;@&quot;;[.A77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g.lunghini@ausl.fe.it</text:p>
          </table:table-cell>
          <table:table-cell table:formula="of:=RIGHT([.A78]; LEN([.A78])-SEARCH(&quot;@&quot;;[.A78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e.miani@ausl.fe.it</text:p>
          </table:table-cell>
          <table:table-cell table:formula="of:=RIGHT([.A79]; LEN([.A79])-SEARCH(&quot;@&quot;;[.A79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g.muratori@ausl.fe.it</text:p>
          </table:table-cell>
          <table:table-cell table:formula="of:=RIGHT([.A80]; LEN([.A80])-SEARCH(&quot;@&quot;;[.A80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mariannaridinet@imparola.it</text:p>
          </table:table-cell>
          <table:table-cell table:formula="of:=RIGHT([.A81]; LEN([.A81])-SEARCH(&quot;@&quot;;[.A81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mariangelabrunolog@gmail.it</text:p>
          </table:table-cell>
          <table:table-cell table:formula="of:=RIGHT([.A82]; LEN([.A82])-SEARCH(&quot;@&quot;;[.A82]))" office:value-type="string" office:string-value="gmail.it" calcext:value-type="string">
            <text:p>gmail.it</text:p>
          </table:table-cell>
        </table:table-row>
        <table:table-row table:style-name="ro1">
          <table:table-cell office:value-type="string" calcext:value-type="string">
            <text:p>imparolaridinet@imparola.it</text:p>
          </table:table-cell>
          <table:table-cell table:formula="of:=RIGHT([.A83]; LEN([.A83])-SEARCH(&quot;@&quot;;[.A83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olgaridinet@imparola.it</text:p>
          </table:table-cell>
          <table:table-cell table:formula="of:=RIGHT([.A84]; LEN([.A84])-SEARCH(&quot;@&quot;;[.A84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nadiaridinet@imparola.it</text:p>
          </table:table-cell>
          <table:table-cell table:formula="of:=RIGHT([.A85]; LEN([.A85])-SEARCH(&quot;@&quot;;[.A85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deborafierimonte@imparola.it</text:p>
          </table:table-cell>
          <table:table-cell table:formula="of:=RIGHT([.A86]; LEN([.A86])-SEARCH(&quot;@&quot;;[.A86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ilarialanzisera@imparola.it</text:p>
          </table:table-cell>
          <table:table-cell table:formula="of:=RIGHT([.A87]; LEN([.A87])-SEARCH(&quot;@&quot;;[.A87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segreteria@imparola.it</text:p>
          </table:table-cell>
          <table:table-cell table:formula="of:=RIGHT([.A88]; LEN([.A88])-SEARCH(&quot;@&quot;;[.A88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milena.lateana@gmail.com</text:p>
          </table:table-cell>
          <table:table-cell table:formula="of:=RIGHT([.A89]; LEN([.A89])-SEARCH(&quot;@&quot;;[.A8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arinaldelli@imparola.it</text:p>
          </table:table-cell>
          <table:table-cell table:formula="of:=RIGHT([.A90]; LEN([.A90])-SEARCH(&quot;@&quot;;[.A90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elisabettaterrone@imparola.it</text:p>
          </table:table-cell>
          <table:table-cell table:formula="of:=RIGHT([.A91]; LEN([.A91])-SEARCH(&quot;@&quot;;[.A91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c.dallatomasina@gmail.com</text:p>
          </table:table-cell>
          <table:table-cell table:formula="of:=RIGHT([.A92]; LEN([.A92])-SEARCH(&quot;@&quot;;[.A9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arita.scattone@fastwebnet.it</text:p>
          </table:table-cell>
          <table:table-cell table:formula="of:=RIGHT([.A93]; LEN([.A93])-SEARCH(&quot;@&quot;;[.A93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elerasim@libero.it</text:p>
          </table:table-cell>
          <table:table-cell table:formula="of:=RIGHT([.A94]; LEN([.A94])-SEARCH(&quot;@&quot;;[.A9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davoli.elena@gmail.com</text:p>
          </table:table-cell>
          <table:table-cell table:formula="of:=RIGHT([.A95]; LEN([.A95])-SEARCH(&quot;@&quot;;[.A9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catassi@gmail.com</text:p>
          </table:table-cell>
          <table:table-cell table:formula="of:=RIGHT([.A96]; LEN([.A96])-SEARCH(&quot;@&quot;;[.A9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nfo@cdarchimede.it</text:p>
          </table:table-cell>
          <table:table-cell table:formula="of:=RIGHT([.A97]; LEN([.A97])-SEARCH(&quot;@&quot;;[.A97]))" office:value-type="string" office:string-value="cdarchimede.it" calcext:value-type="string">
            <text:p>cdarchimede.it</text:p>
          </table:table-cell>
        </table:table-row>
        <table:table-row table:style-name="ro1">
          <table:table-cell office:value-type="string" calcext:value-type="string">
            <text:p>info@assp-padova.it</text:p>
          </table:table-cell>
          <table:table-cell table:formula="of:=RIGHT([.A98]; LEN([.A98])-SEARCH(&quot;@&quot;;[.A98]))" office:value-type="string" office:string-value="assp-padova.it" calcext:value-type="string">
            <text:p>assp-padova.it</text:p>
          </table:table-cell>
        </table:table-row>
        <table:table-row table:style-name="ro1" table:visibility="filter">
          <table:table-cell office:value-type="string" calcext:value-type="string">
            <text:p>mtassetti+collega@anastasis.it</text:p>
          </table:table-cell>
          <table:table-cell table:formula="of:=RIGHT([.A99]; LEN([.A99])-SEARCH(&quot;@&quot;;[.A99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mtassetti@anastasis.it</text:p>
          </table:table-cell>
          <table:table-cell table:formula="of:=RIGHT([.A100]; LEN([.A100])-SEARCH(&quot;@&quot;;[.A100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bruna.burdese@aslcn1.it</text:p>
          </table:table-cell>
          <table:table-cell table:formula="of:=RIGHT([.A101]; LEN([.A101])-SEARCH(&quot;@&quot;;[.A101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anna.caldart@aslcn1.it</text:p>
          </table:table-cell>
          <table:table-cell table:formula="of:=RIGHT([.A102]; LEN([.A102])-SEARCH(&quot;@&quot;;[.A102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cristina.capriolo@aslcn1.it</text:p>
          </table:table-cell>
          <table:table-cell table:formula="of:=RIGHT([.A103]; LEN([.A103])-SEARCH(&quot;@&quot;;[.A103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mara.chiaramello@aslcn1.it</text:p>
          </table:table-cell>
          <table:table-cell table:formula="of:=RIGHT([.A104]; LEN([.A104])-SEARCH(&quot;@&quot;;[.A104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anna.giraudo2@aslcn1.it</text:p>
          </table:table-cell>
          <table:table-cell table:formula="of:=RIGHT([.A105]; LEN([.A105])-SEARCH(&quot;@&quot;;[.A105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elena.nazareth@aslcn1.it</text:p>
          </table:table-cell>
          <table:table-cell table:formula="of:=RIGHT([.A106]; LEN([.A106])-SEARCH(&quot;@&quot;;[.A106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samanta.odino@aslcn1.it</text:p>
          </table:table-cell>
          <table:table-cell table:formula="of:=RIGHT([.A107]; LEN([.A107])-SEARCH(&quot;@&quot;;[.A107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silviastiaccini@interfree.it</text:p>
          </table:table-cell>
          <table:table-cell table:formula="of:=RIGHT([.A108]; LEN([.A108])-SEARCH(&quot;@&quot;;[.A108]))" office:value-type="string" office:string-value="interfree.it" calcext:value-type="string">
            <text:p>interfree.it</text:p>
          </table:table-cell>
        </table:table-row>
        <table:table-row table:style-name="ro1">
          <table:table-cell office:value-type="string" calcext:value-type="string">
            <text:p>gsechi@gmail.com</text:p>
          </table:table-cell>
          <table:table-cell table:formula="of:=RIGHT([.A109]; LEN([.A109])-SEARCH(&quot;@&quot;;[.A109]))" office:value-type="string" office:string-value="gmail.com" calcext:value-type="string">
            <text:p>gmail.com</text:p>
          </table:table-cell>
        </table:table-row>
        <table:table-row table:style-name="ro1" table:visibility="filter">
          <table:table-cell office:value-type="string" calcext:value-type="string">
            <text:p>ltoselli@anastasis.it</text:p>
          </table:table-cell>
          <table:table-cell table:formula="of:=RIGHT([.A110]; LEN([.A110])-SEARCH(&quot;@&quot;;[.A110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lucia.morello@libero.it</text:p>
          </table:table-cell>
          <table:table-cell table:formula="of:=RIGHT([.A111]; LEN([.A111])-SEARCH(&quot;@&quot;;[.A11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ianni.cassanelli@libero.it</text:p>
          </table:table-cell>
          <table:table-cell table:formula="of:=RIGHT([.A112]; LEN([.A112])-SEARCH(&quot;@&quot;;[.A11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cellai@virgilio.it</text:p>
          </table:table-cell>
          <table:table-cell table:formula="of:=RIGHT([.A113]; LEN([.A113])-SEARCH(&quot;@&quot;;[.A113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fcamerotto@ulss.tv.it</text:p>
          </table:table-cell>
          <table:table-cell table:formula="of:=RIGHT([.A114]; LEN([.A114])-SEARCH(&quot;@&quot;;[.A11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destriianna@ulss.tv.it</text:p>
          </table:table-cell>
          <table:table-cell table:formula="of:=RIGHT([.A115]; LEN([.A115])-SEARCH(&quot;@&quot;;[.A11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dinatale@ulss.tv.it</text:p>
          </table:table-cell>
          <table:table-cell table:formula="of:=RIGHT([.A116]; LEN([.A116])-SEARCH(&quot;@&quot;;[.A11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pfaitin@ulss.tv.it</text:p>
          </table:table-cell>
          <table:table-cell table:formula="of:=RIGHT([.A117]; LEN([.A117])-SEARCH(&quot;@&quot;;[.A11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vgastini@ulss.tv.it</text:p>
          </table:table-cell>
          <table:table-cell table:formula="of:=RIGHT([.A118]; LEN([.A118])-SEARCH(&quot;@&quot;;[.A11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tgranato@ulss.tv.it</text:p>
          </table:table-cell>
          <table:table-cell table:formula="of:=RIGHT([.A119]; LEN([.A119])-SEARCH(&quot;@&quot;;[.A119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marangon@ulss.tv.it</text:p>
          </table:table-cell>
          <table:table-cell table:formula="of:=RIGHT([.A120]; LEN([.A120])-SEARCH(&quot;@&quot;;[.A120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mason@ulss.tv.it</text:p>
          </table:table-cell>
          <table:table-cell table:formula="of:=RIGHT([.A121]; LEN([.A121])-SEARCH(&quot;@&quot;;[.A121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smasutto@ulss.tv.it</text:p>
          </table:table-cell>
          <table:table-cell table:formula="of:=RIGHT([.A122]; LEN([.A122])-SEARCH(&quot;@&quot;;[.A122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miola@ulss.tv.it</text:p>
          </table:table-cell>
          <table:table-cell table:formula="of:=RIGHT([.A123]; LEN([.A123])-SEARCH(&quot;@&quot;;[.A123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fzecchin@ulss.tv.it</text:p>
          </table:table-cell>
          <table:table-cell table:formula="of:=RIGHT([.A124]; LEN([.A124])-SEARCH(&quot;@&quot;;[.A12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pzoppi@ulss.tv.it</text:p>
          </table:table-cell>
          <table:table-cell table:formula="of:=RIGHT([.A125]; LEN([.A125])-SEARCH(&quot;@&quot;;[.A12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sbari@ulss.tv.it</text:p>
          </table:table-cell>
          <table:table-cell table:formula="of:=RIGHT([.A126]; LEN([.A126])-SEARCH(&quot;@&quot;;[.A12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biollo@ulss.tv.it</text:p>
          </table:table-cell>
          <table:table-cell table:formula="of:=RIGHT([.A127]; LEN([.A127])-SEARCH(&quot;@&quot;;[.A12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bonetto@ulss.tv.it</text:p>
          </table:table-cell>
          <table:table-cell table:formula="of:=RIGHT([.A128]; LEN([.A128])-SEARCH(&quot;@&quot;;[.A12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pcantele@ulss.tv.it</text:p>
          </table:table-cell>
          <table:table-cell table:formula="of:=RIGHT([.A129]; LEN([.A129])-SEARCH(&quot;@&quot;;[.A129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crconte@ulss.tv.it</text:p>
          </table:table-cell>
          <table:table-cell table:formula="of:=RIGHT([.A130]; LEN([.A130])-SEARCH(&quot;@&quot;;[.A130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delonghi@ulss.tv.it</text:p>
          </table:table-cell>
          <table:table-cell table:formula="of:=RIGHT([.A131]; LEN([.A131])-SEARCH(&quot;@&quot;;[.A131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faravelli@ulss.tv.it</text:p>
          </table:table-cell>
          <table:table-cell table:formula="of:=RIGHT([.A132]; LEN([.A132])-SEARCH(&quot;@&quot;;[.A132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felovadina@ulss.tv.it</text:p>
          </table:table-cell>
          <table:table-cell table:formula="of:=RIGHT([.A133]; LEN([.A133])-SEARCH(&quot;@&quot;;[.A133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furlan@ulss.tv.it</text:p>
          </table:table-cell>
          <table:table-cell table:formula="of:=RIGHT([.A134]; LEN([.A134])-SEARCH(&quot;@&quot;;[.A13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gagno@ulss.tv.it</text:p>
          </table:table-cell>
          <table:table-cell table:formula="of:=RIGHT([.A135]; LEN([.A135])-SEARCH(&quot;@&quot;;[.A13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gardellini@ulss.tv.it</text:p>
          </table:table-cell>
          <table:table-cell table:formula="of:=RIGHT([.A136]; LEN([.A136])-SEARCH(&quot;@&quot;;[.A13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lgiacomini@ulss.tv.it</text:p>
          </table:table-cell>
          <table:table-cell table:formula="of:=RIGHT([.A137]; LEN([.A137])-SEARCH(&quot;@&quot;;[.A13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itonon@ulss.tv.it</text:p>
          </table:table-cell>
          <table:table-cell table:formula="of:=RIGHT([.A138]; LEN([.A138])-SEARCH(&quot;@&quot;;[.A13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esoldati@ulss.tv.it</text:p>
          </table:table-cell>
          <table:table-cell table:formula="of:=RIGHT([.A139]; LEN([.A139])-SEARCH(&quot;@&quot;;[.A139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razia.bucciolini@istituto-besta.it</text:p>
          </table:table-cell>
          <table:table-cell table:formula="of:=RIGHT([.A140]; LEN([.A140])-SEARCH(&quot;@&quot;;[.A140]))" office:value-type="string" office:string-value="istituto-besta.it" calcext:value-type="string">
            <text:p>istituto-besta.it</text:p>
          </table:table-cell>
        </table:table-row>
        <table:table-row table:style-name="ro1">
          <table:table-cell office:value-type="string" calcext:value-type="string">
            <text:p>roby.sc@hotmail.it</text:p>
          </table:table-cell>
          <table:table-cell table:formula="of:=RIGHT([.A141]; LEN([.A141])-SEARCH(&quot;@&quot;;[.A14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benny.good@hotmail.it</text:p>
          </table:table-cell>
          <table:table-cell table:formula="of:=RIGHT([.A142]; LEN([.A142])-SEARCH(&quot;@&quot;;[.A142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anna.toniolo@yahoo.it</text:p>
          </table:table-cell>
          <table:table-cell table:formula="of:=RIGHT([.A143]; LEN([.A143])-SEARCH(&quot;@&quot;;[.A14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francesca.giuponi@gmail.com</text:p>
          </table:table-cell>
          <table:table-cell table:formula="of:=RIGHT([.A144]; LEN([.A144])-SEARCH(&quot;@&quot;;[.A14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.giacobazzi@sosdislessia.it</text:p>
          </table:table-cell>
          <table:table-cell table:formula="of:=RIGHT([.A145]; LEN([.A145])-SEARCH(&quot;@&quot;;[.A145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maristella.scorza@gmail.com</text:p>
          </table:table-cell>
          <table:table-cell table:formula="of:=RIGHT([.A146]; LEN([.A146])-SEARCH(&quot;@&quot;;[.A14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ceantonietta@libero.it</text:p>
          </table:table-cell>
          <table:table-cell table:formula="of:=RIGHT([.A147]; LEN([.A147])-SEARCH(&quot;@&quot;;[.A14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nnarosa.biondi@gmail.com</text:p>
          </table:table-cell>
          <table:table-cell table:formula="of:=RIGHT([.A148]; LEN([.A148])-SEARCH(&quot;@&quot;;[.A14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onicaben@libero.it</text:p>
          </table:table-cell>
          <table:table-cell table:formula="of:=RIGHT([.A149]; LEN([.A149])-SEARCH(&quot;@&quot;;[.A14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etuci@hotmail.com</text:p>
          </table:table-cell>
          <table:table-cell table:formula="of:=RIGHT([.A150]; LEN([.A150])-SEARCH(&quot;@&quot;;[.A150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m.bianconi@crc-balbuzie.it</text:p>
          </table:table-cell>
          <table:table-cell table:formula="of:=RIGHT([.A151]; LEN([.A151])-SEARCH(&quot;@&quot;;[.A151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.calanca@crc-balbuzie.it</text:p>
          </table:table-cell>
          <table:table-cell table:formula="of:=RIGHT([.A152]; LEN([.A152])-SEARCH(&quot;@&quot;;[.A152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l.carchiolo@crc-balbuzie.it</text:p>
          </table:table-cell>
          <table:table-cell table:formula="of:=RIGHT([.A153]; LEN([.A153])-SEARCH(&quot;@&quot;;[.A153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.ciancaglioni@crc-balbuzie.it</text:p>
          </table:table-cell>
          <table:table-cell table:formula="of:=RIGHT([.A154]; LEN([.A154])-SEARCH(&quot;@&quot;;[.A154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a.costa@crc-balbuzie.it</text:p>
          </table:table-cell>
          <table:table-cell table:formula="of:=RIGHT([.A155]; LEN([.A155])-SEARCH(&quot;@&quot;;[.A155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r.deangelis@crc-balbuzie.it</text:p>
          </table:table-cell>
          <table:table-cell table:formula="of:=RIGHT([.A156]; LEN([.A156])-SEARCH(&quot;@&quot;;[.A156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s.denni@crc-balbuzie.it</text:p>
          </table:table-cell>
          <table:table-cell table:formula="of:=RIGHT([.A157]; LEN([.A157])-SEARCH(&quot;@&quot;;[.A157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vale.guglielmi@hotmail.it</text:p>
          </table:table-cell>
          <table:table-cell table:formula="of:=RIGHT([.A158]; LEN([.A158])-SEARCH(&quot;@&quot;;[.A158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.massini@crc-balbuzie.it</text:p>
          </table:table-cell>
          <table:table-cell table:formula="of:=RIGHT([.A159]; LEN([.A159])-SEARCH(&quot;@&quot;;[.A159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a.molinari@crc-balbuzie.it</text:p>
          </table:table-cell>
          <table:table-cell table:formula="of:=RIGHT([.A160]; LEN([.A160])-SEARCH(&quot;@&quot;;[.A160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e.pasqua@crc-balbuzie.it</text:p>
          </table:table-cell>
          <table:table-cell table:formula="of:=RIGHT([.A161]; LEN([.A161])-SEARCH(&quot;@&quot;;[.A161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e.ridolfi@crc-balbuzie.it</text:p>
          </table:table-cell>
          <table:table-cell table:formula="of:=RIGHT([.A162]; LEN([.A162])-SEARCH(&quot;@&quot;;[.A162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b.venuti@crc-balbuzie.it</text:p>
          </table:table-cell>
          <table:table-cell table:formula="of:=RIGHT([.A163]; LEN([.A163])-SEARCH(&quot;@&quot;;[.A163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anuela.calanca@alice.it</text:p>
          </table:table-cell>
          <table:table-cell table:formula="of:=RIGHT([.A164]; LEN([.A164])-SEARCH(&quot;@&quot;;[.A164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marco.digioia84@alice.it</text:p>
          </table:table-cell>
          <table:table-cell table:formula="of:=RIGHT([.A165]; LEN([.A165])-SEARCH(&quot;@&quot;;[.A165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fortemaria.angela78@libero.it</text:p>
          </table:table-cell>
          <table:table-cell table:formula="of:=RIGHT([.A166]; LEN([.A166])-SEARCH(&quot;@&quot;;[.A16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.bernabo@email.it</text:p>
          </table:table-cell>
          <table:table-cell table:formula="of:=RIGHT([.A167]; LEN([.A167])-SEARCH(&quot;@&quot;;[.A167]))" office:value-type="string" office:string-value="email.it" calcext:value-type="string">
            <text:p>email.it</text:p>
          </table:table-cell>
        </table:table-row>
        <table:table-row table:style-name="ro1">
          <table:table-cell office:value-type="string" calcext:value-type="string">
            <text:p>susannapfi@gmail.com</text:p>
          </table:table-cell>
          <table:table-cell table:formula="of:=RIGHT([.A168]; LEN([.A168])-SEARCH(&quot;@&quot;;[.A16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prandi@studio-abc.it</text:p>
          </table:table-cell>
          <table:table-cell table:formula="of:=RIGHT([.A169]; LEN([.A169])-SEARCH(&quot;@&quot;;[.A169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annalia.rossi@studio-abc.it</text:p>
          </table:table-cell>
          <table:table-cell table:formula="of:=RIGHT([.A170]; LEN([.A170])-SEARCH(&quot;@&quot;;[.A170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alberto.zicchiero@studio-abc.it</text:p>
          </table:table-cell>
          <table:table-cell table:formula="of:=RIGHT([.A171]; LEN([.A171])-SEARCH(&quot;@&quot;;[.A171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c.nicoletti@univda.it</text:p>
          </table:table-cell>
          <table:table-cell table:formula="of:=RIGHT([.A172]; LEN([.A172])-SEARCH(&quot;@&quot;;[.A172]))" office:value-type="string" office:string-value="univda.it" calcext:value-type="string">
            <text:p>univda.it</text:p>
          </table:table-cell>
        </table:table-row>
        <table:table-row table:style-name="ro1">
          <table:table-cell office:value-type="string" calcext:value-type="string">
            <text:p>l.perrina@live.it</text:p>
          </table:table-cell>
          <table:table-cell table:formula="of:=RIGHT([.A173]; LEN([.A173])-SEARCH(&quot;@&quot;;[.A173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lorenzagabrielli@gmail.com</text:p>
          </table:table-cell>
          <table:table-cell table:formula="of:=RIGHT([.A174]; LEN([.A174])-SEARCH(&quot;@&quot;;[.A17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lentina.tammaro+2@gmail.com</text:p>
          </table:table-cell>
          <table:table-cell table:formula="of:=RIGHT([.A175]; LEN([.A175])-SEARCH(&quot;@&quot;;[.A17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achmann@centrorisorse.net</text:p>
          </table:table-cell>
          <table:table-cell table:formula="of:=RIGHT([.A176]; LEN([.A176])-SEARCH(&quot;@&quot;;[.A176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corradini@centrorisorse.net</text:p>
          </table:table-cell>
          <table:table-cell table:formula="of:=RIGHT([.A177]; LEN([.A177])-SEARCH(&quot;@&quot;;[.A177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marzialetti@centrorisorse.net</text:p>
          </table:table-cell>
          <table:table-cell table:formula="of:=RIGHT([.A178]; LEN([.A178])-SEARCH(&quot;@&quot;;[.A178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valelfo@libero.it</text:p>
          </table:table-cell>
          <table:table-cell table:formula="of:=RIGHT([.A179]; LEN([.A179])-SEARCH(&quot;@&quot;;[.A17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nna@lnf.sv.it</text:p>
          </table:table-cell>
          <table:table-cell table:formula="of:=RIGHT([.A180]; LEN([.A180])-SEARCH(&quot;@&quot;;[.A180]))" office:value-type="string" office:string-value="lnf.sv.it" calcext:value-type="string">
            <text:p>lnf.sv.it</text:p>
          </table:table-cell>
        </table:table-row>
        <table:table-row table:style-name="ro1">
          <table:table-cell office:value-type="string" calcext:value-type="string">
            <text:p>anna@sv.lnf.it</text:p>
          </table:table-cell>
          <table:table-cell table:formula="of:=RIGHT([.A181]; LEN([.A181])-SEARCH(&quot;@&quot;;[.A181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niki@sv.lnf.it</text:p>
          </table:table-cell>
          <table:table-cell table:formula="of:=RIGHT([.A182]; LEN([.A182])-SEARCH(&quot;@&quot;;[.A182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nicoletta.drigo@gmail.com</text:p>
          </table:table-cell>
          <table:table-cell table:formula="of:=RIGHT([.A183]; LEN([.A183])-SEARCH(&quot;@&quot;;[.A18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afol@yahoo.it</text:p>
          </table:table-cell>
          <table:table-cell table:formula="of:=RIGHT([.A184]; LEN([.A184])-SEARCH(&quot;@&quot;;[.A18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luisa@sv.lnf.it</text:p>
          </table:table-cell>
          <table:table-cell table:formula="of:=RIGHT([.A185]; LEN([.A185])-SEARCH(&quot;@&quot;;[.A185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caterina.giacomazzi@gmail.com</text:p>
          </table:table-cell>
          <table:table-cell table:formula="of:=RIGHT([.A186]; LEN([.A186])-SEARCH(&quot;@&quot;;[.A18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giol@gmail.com</text:p>
          </table:table-cell>
          <table:table-cell table:formula="of:=RIGHT([.A187]; LEN([.A187])-SEARCH(&quot;@&quot;;[.A18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uieli@libero.it</text:p>
          </table:table-cell>
          <table:table-cell table:formula="of:=RIGHT([.A188]; LEN([.A188])-SEARCH(&quot;@&quot;;[.A18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danielamilan@yahoo.it</text:p>
          </table:table-cell>
          <table:table-cell table:formula="of:=RIGHT([.A189]; LEN([.A189])-SEARCH(&quot;@&quot;;[.A189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ale.mo83@libero.it</text:p>
          </table:table-cell>
          <table:table-cell table:formula="of:=RIGHT([.A190]; LEN([.A190])-SEARCH(&quot;@&quot;;[.A19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cellazamparini@hotmail.it</text:p>
          </table:table-cell>
          <table:table-cell table:formula="of:=RIGHT([.A191]; LEN([.A191])-SEARCH(&quot;@&quot;;[.A19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lellacantarelli@virgilio.it</text:p>
          </table:table-cell>
          <table:table-cell table:formula="of:=RIGHT([.A192]; LEN([.A192])-SEARCH(&quot;@&quot;;[.A192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francescosella@yahoo.it</text:p>
          </table:table-cell>
          <table:table-cell table:formula="of:=RIGHT([.A193]; LEN([.A193])-SEARCH(&quot;@&quot;;[.A19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lucillacarelli@libero.it</text:p>
          </table:table-cell>
          <table:table-cell table:formula="of:=RIGHT([.A194]; LEN([.A194])-SEARCH(&quot;@&quot;;[.A19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tencati@gmail.com</text:p>
          </table:table-cell>
          <table:table-cell table:formula="of:=RIGHT([.A195]; LEN([.A195])-SEARCH(&quot;@&quot;;[.A19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manuelacedone@fastwebnet.it</text:p>
          </table:table-cell>
          <table:table-cell table:formula="of:=RIGHT([.A196]; LEN([.A196])-SEARCH(&quot;@&quot;;[.A196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mscurat82@yahoo.it</text:p>
          </table:table-cell>
          <table:table-cell table:formula="of:=RIGHT([.A197]; LEN([.A197])-SEARCH(&quot;@&quot;;[.A19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silviabonetti@hotmail.it</text:p>
          </table:table-cell>
          <table:table-cell table:formula="of:=RIGHT([.A198]; LEN([.A198])-SEARCH(&quot;@&quot;;[.A198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cdilieto@fsm.unipi.it</text:p>
          </table:table-cell>
          <table:table-cell table:formula="of:=RIGHT([.A199]; LEN([.A199])-SEARCH(&quot;@&quot;;[.A199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filippo.gasperini@fsm.unipi.it</text:p>
          </table:table-cell>
          <table:table-cell table:formula="of:=RIGHT([.A200]; LEN([.A200])-SEARCH(&quot;@&quot;;[.A200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sara.mazzotti@fsm.unipi.it</text:p>
          </table:table-cell>
          <table:table-cell table:formula="of:=RIGHT([.A201]; LEN([.A201])-SEARCH(&quot;@&quot;;[.A201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chiara.pecini@fsm.unipi.it</text:p>
          </table:table-cell>
          <table:table-cell table:formula="of:=RIGHT([.A202]; LEN([.A202])-SEARCH(&quot;@&quot;;[.A202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silviaspoglianti86@gmail.com</text:p>
          </table:table-cell>
          <table:table-cell table:formula="of:=RIGHT([.A203]; LEN([.A203])-SEARCH(&quot;@&quot;;[.A20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nessa.buson@gmail.com</text:p>
          </table:table-cell>
          <table:table-cell table:formula="of:=RIGHT([.A204]; LEN([.A204])-SEARCH(&quot;@&quot;;[.A20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.pj@libero.it</text:p>
          </table:table-cell>
          <table:table-cell table:formula="of:=RIGHT([.A205]; LEN([.A205])-SEARCH(&quot;@&quot;;[.A20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terinadelcoro@tiscali.it</text:p>
          </table:table-cell>
          <table:table-cell table:formula="of:=RIGHT([.A206]; LEN([.A206])-SEARCH(&quot;@&quot;;[.A206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valentina_marogna@yahoo.it</text:p>
          </table:table-cell>
          <table:table-cell table:formula="of:=RIGHT([.A207]; LEN([.A207])-SEARCH(&quot;@&quot;;[.A20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ossellatirotta@gmail.com</text:p>
          </table:table-cell>
          <table:table-cell table:formula="of:=RIGHT([.A208]; LEN([.A208])-SEARCH(&quot;@&quot;;[.A20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oriana.binotto@gmail.com</text:p>
          </table:table-cell>
          <table:table-cell table:formula="of:=RIGHT([.A209]; LEN([.A209])-SEARCH(&quot;@&quot;;[.A20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ssandra.saggioro@ulss12.ve.it</text:p>
          </table:table-cell>
          <table:table-cell table:formula="of:=RIGHT([.A210]; LEN([.A210])-SEARCH(&quot;@&quot;;[.A210]))" office:value-type="string" office:string-value="ulss12.ve.it" calcext:value-type="string">
            <text:p>ulss12.ve.it</text:p>
          </table:table-cell>
        </table:table-row>
        <table:table-row table:style-name="ro1">
          <table:table-cell office:value-type="string" calcext:value-type="string">
            <text:p>aalletti@gmail.com</text:p>
          </table:table-cell>
          <table:table-cell table:formula="of:=RIGHT([.A211]; LEN([.A211])-SEARCH(&quot;@&quot;;[.A21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idcasale@gmail.com</text:p>
          </table:table-cell>
          <table:table-cell table:formula="of:=RIGHT([.A212]; LEN([.A212])-SEARCH(&quot;@&quot;;[.A21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lena.cammarata@hotmail.it</text:p>
          </table:table-cell>
          <table:table-cell table:formula="of:=RIGHT([.A213]; LEN([.A213])-SEARCH(&quot;@&quot;;[.A213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valentino.leone@ordinepsicologiveneto.it</text:p>
          </table:table-cell>
          <table:table-cell table:formula="of:=RIGHT([.A214]; LEN([.A214])-SEARCH(&quot;@&quot;;[.A214]))" office:value-type="string" office:string-value="ordinepsicologiveneto.it" calcext:value-type="string">
            <text:p>ordinepsicologiveneto.it</text:p>
          </table:table-cell>
        </table:table-row>
        <table:table-row table:style-name="ro1">
          <table:table-cell office:value-type="string" calcext:value-type="string">
            <text:p>a.barro@libero.it</text:p>
          </table:table-cell>
          <table:table-cell table:formula="of:=RIGHT([.A215]; LEN([.A215])-SEARCH(&quot;@&quot;;[.A21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castagna2@virgilio.it</text:p>
          </table:table-cell>
          <table:table-cell table:formula="of:=RIGHT([.A216]; LEN([.A216])-SEARCH(&quot;@&quot;;[.A216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rossana.chiarini@libero.it</text:p>
          </table:table-cell>
          <table:table-cell table:formula="of:=RIGHT([.A217]; LEN([.A217])-SEARCH(&quot;@&quot;;[.A21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doria@tin.it</text:p>
          </table:table-cell>
          <table:table-cell table:formula="of:=RIGHT([.A218]; LEN([.A218])-SEARCH(&quot;@&quot;;[.A218]))" office:value-type="string" office:string-value="tin.it" calcext:value-type="string">
            <text:p>tin.it</text:p>
          </table:table-cell>
        </table:table-row>
        <table:table-row table:style-name="ro1">
          <table:table-cell office:value-type="string" calcext:value-type="string">
            <text:p>mariateresa.fantinucci@ulssvicenza.it</text:p>
          </table:table-cell>
          <table:table-cell table:formula="of:=RIGHT([.A219]; LEN([.A219])-SEARCH(&quot;@&quot;;[.A219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greta.riva@libero.it</text:p>
          </table:table-cell>
          <table:table-cell table:formula="of:=RIGHT([.A220]; LEN([.A220])-SEARCH(&quot;@&quot;;[.A22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iarita.valsecchi@gmail.com</text:p>
          </table:table-cell>
          <table:table-cell table:formula="of:=RIGHT([.A221]; LEN([.A221])-SEARCH(&quot;@&quot;;[.A22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belle1@libero.it</text:p>
          </table:table-cell>
          <table:table-cell table:formula="of:=RIGHT([.A222]; LEN([.A222])-SEARCH(&quot;@&quot;;[.A22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na.deltorre@libero.it</text:p>
          </table:table-cell>
          <table:table-cell table:formula="of:=RIGHT([.A223]; LEN([.A223])-SEARCH(&quot;@&quot;;[.A22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tizianazilli@hotmail.com</text:p>
          </table:table-cell>
          <table:table-cell table:formula="of:=RIGHT([.A224]; LEN([.A224])-SEARCH(&quot;@&quot;;[.A224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nadia.caldarola@libero.it</text:p>
          </table:table-cell>
          <table:table-cell table:formula="of:=RIGHT([.A225]; LEN([.A225])-SEARCH(&quot;@&quot;;[.A22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pprendimento@operaedimar.org</text:p>
          </table:table-cell>
          <table:table-cell table:formula="of:=RIGHT([.A226]; LEN([.A226])-SEARCH(&quot;@&quot;;[.A226]))" office:value-type="string" office:string-value="operaedimar.org" calcext:value-type="string">
            <text:p>operaedimar.org</text:p>
          </table:table-cell>
        </table:table-row>
        <table:table-row table:style-name="ro1">
          <table:table-cell office:value-type="string" calcext:value-type="string">
            <text:p>danyfilippini@gmail.com</text:p>
          </table:table-cell>
          <table:table-cell table:formula="of:=RIGHT([.A227]; LEN([.A227])-SEARCH(&quot;@&quot;;[.A22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gepozzoli@gmail.com</text:p>
          </table:table-cell>
          <table:table-cell table:formula="of:=RIGHT([.A228]; LEN([.A228])-SEARCH(&quot;@&quot;;[.A22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torcellinifederica@hotmail.com</text:p>
          </table:table-cell>
          <table:table-cell table:formula="of:=RIGHT([.A229]; LEN([.A229])-SEARCH(&quot;@&quot;;[.A229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valeriaolla@yahoo.it</text:p>
          </table:table-cell>
          <table:table-cell table:formula="of:=RIGHT([.A230]; LEN([.A230])-SEARCH(&quot;@&quot;;[.A230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cinziapapa@libero.it</text:p>
          </table:table-cell>
          <table:table-cell table:formula="of:=RIGHT([.A231]; LEN([.A231])-SEARCH(&quot;@&quot;;[.A23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tinadarold@hotmail.com</text:p>
          </table:table-cell>
          <table:table-cell table:formula="of:=RIGHT([.A232]; LEN([.A232])-SEARCH(&quot;@&quot;;[.A232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michele.carrozzini@gmail.com</text:p>
          </table:table-cell>
          <table:table-cell table:formula="of:=RIGHT([.A233]; LEN([.A233])-SEARCH(&quot;@&quot;;[.A2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kaleidos.viareggio@gmail.com</text:p>
          </table:table-cell>
          <table:table-cell table:formula="of:=RIGHT([.A234]; LEN([.A234])-SEARCH(&quot;@&quot;;[.A2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esca.gini85@gmail.com</text:p>
          </table:table-cell>
          <table:table-cell table:formula="of:=RIGHT([.A235]; LEN([.A235])-SEARCH(&quot;@&quot;;[.A23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manovella@libero.it</text:p>
          </table:table-cell>
          <table:table-cell table:formula="of:=RIGHT([.A236]; LEN([.A236])-SEARCH(&quot;@&quot;;[.A23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ice.tacchetto@gmail.com</text:p>
          </table:table-cell>
          <table:table-cell table:formula="of:=RIGHT([.A237]; LEN([.A237])-SEARCH(&quot;@&quot;;[.A23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esca.scigliuzzo@hotmail.it</text:p>
          </table:table-cell>
          <table:table-cell table:formula="of:=RIGHT([.A238]; LEN([.A238])-SEARCH(&quot;@&quot;;[.A238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imonaboccuzzi.sb@gmail.com</text:p>
          </table:table-cell>
          <table:table-cell table:formula="of:=RIGHT([.A239]; LEN([.A239])-SEARCH(&quot;@&quot;;[.A23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rambilla.francesca@gmail.com</text:p>
          </table:table-cell>
          <table:table-cell table:formula="of:=RIGHT([.A240]; LEN([.A240])-SEARCH(&quot;@&quot;;[.A24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runiconsuelo@gmail.com</text:p>
          </table:table-cell>
          <table:table-cell table:formula="of:=RIGHT([.A241]; LEN([.A241])-SEARCH(&quot;@&quot;;[.A24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fasola@cmsantagostino.it</text:p>
          </table:table-cell>
          <table:table-cell table:formula="of:=RIGHT([.A242]; LEN([.A242])-SEARCH(&quot;@&quot;;[.A242]))" office:value-type="string" office:string-value="cmsantagostino.it" calcext:value-type="string">
            <text:p>cmsantagostino.it</text:p>
          </table:table-cell>
        </table:table-row>
        <table:table-row table:style-name="ro1">
          <table:table-cell office:value-type="string" calcext:value-type="string">
            <text:p>mlauralollini@gmail.com</text:p>
          </table:table-cell>
          <table:table-cell table:formula="of:=RIGHT([.A243]; LEN([.A243])-SEARCH(&quot;@&quot;;[.A24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otta.mi@gmail.com</text:p>
          </table:table-cell>
          <table:table-cell table:formula="of:=RIGHT([.A244]; LEN([.A244])-SEARCH(&quot;@&quot;;[.A24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dericatorcellini@gmail.com</text:p>
          </table:table-cell>
          <table:table-cell table:formula="of:=RIGHT([.A245]; LEN([.A245])-SEARCH(&quot;@&quot;;[.A2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inava@alice.it</text:p>
          </table:table-cell>
          <table:table-cell table:formula="of:=RIGHT([.A246]; LEN([.A246])-SEARCH(&quot;@&quot;;[.A246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rosaria.bianchi@hsacomo.org</text:p>
          </table:table-cell>
          <table:table-cell table:formula="of:=RIGHT([.A247]; LEN([.A247])-SEARCH(&quot;@&quot;;[.A247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lucia.carretti@hsacomo.org</text:p>
          </table:table-cell>
          <table:table-cell table:formula="of:=RIGHT([.A248]; LEN([.A248])-SEARCH(&quot;@&quot;;[.A248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ersilia.fusi@hsacomo.org</text:p>
          </table:table-cell>
          <table:table-cell table:formula="of:=RIGHT([.A249]; LEN([.A249])-SEARCH(&quot;@&quot;;[.A249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sabrina.manzi@hsacomo.org</text:p>
          </table:table-cell>
          <table:table-cell table:formula="of:=RIGHT([.A250]; LEN([.A250])-SEARCH(&quot;@&quot;;[.A250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oggimeglio@yahoo.it</text:p>
          </table:table-cell>
          <table:table-cell table:formula="of:=RIGHT([.A251]; LEN([.A251])-SEARCH(&quot;@&quot;;[.A251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ilena.ruffino@hsacomo.org</text:p>
          </table:table-cell>
          <table:table-cell table:formula="of:=RIGHT([.A252]; LEN([.A252])-SEARCH(&quot;@&quot;;[.A252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gisolfo@libero.it</text:p>
          </table:table-cell>
          <table:table-cell table:formula="of:=RIGHT([.A253]; LEN([.A253])-SEARCH(&quot;@&quot;;[.A25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onora.maino@bp.lnf.it</text:p>
          </table:table-cell>
          <table:table-cell table:formula="of:=RIGHT([.A254]; LEN([.A254])-SEARCH(&quot;@&quot;;[.A254]))" office:value-type="string" office:string-value="bp.lnf.it" calcext:value-type="string">
            <text:p>bp.lnf.it</text:p>
          </table:table-cell>
        </table:table-row>
        <table:table-row table:style-name="ro1">
          <table:table-cell office:value-type="string" calcext:value-type="string">
            <text:p>mariaiannucci@virgilio.it</text:p>
          </table:table-cell>
          <table:table-cell table:formula="of:=RIGHT([.A255]; LEN([.A255])-SEARCH(&quot;@&quot;;[.A255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salemi.mary@gmail.com</text:p>
          </table:table-cell>
          <table:table-cell table:formula="of:=RIGHT([.A256]; LEN([.A256])-SEARCH(&quot;@&quot;;[.A25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_dea@yahoo.it</text:p>
          </table:table-cell>
          <table:table-cell table:formula="of:=RIGHT([.A257]; LEN([.A257])-SEARCH(&quot;@&quot;;[.A25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lisadiridoni@hotmail.it</text:p>
          </table:table-cell>
          <table:table-cell table:formula="of:=RIGHT([.A258]; LEN([.A258])-SEARCH(&quot;@&quot;;[.A258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f.sca@tiscali.it</text:p>
          </table:table-cell>
          <table:table-cell table:formula="of:=RIGHT([.A259]; LEN([.A259])-SEARCH(&quot;@&quot;;[.A259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lu.ferrara@alice.it</text:p>
          </table:table-cell>
          <table:table-cell table:formula="of:=RIGHT([.A260]; LEN([.A260])-SEARCH(&quot;@&quot;;[.A260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gattini_valentina@tiscali.it</text:p>
          </table:table-cell>
          <table:table-cell table:formula="of:=RIGHT([.A261]; LEN([.A261])-SEARCH(&quot;@&quot;;[.A261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mariosim.cristrav@hotmail.it</text:p>
          </table:table-cell>
          <table:table-cell table:formula="of:=RIGHT([.A262]; LEN([.A262])-SEARCH(&quot;@&quot;;[.A262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icaela_Bernareggi@ospedali.pavia.it</text:p>
          </table:table-cell>
          <table:table-cell table:formula="of:=RIGHT([.A263]; LEN([.A263])-SEARCH(&quot;@&quot;;[.A26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Patrizia_Bernasconi@ospedali.pavia.it</text:p>
          </table:table-cell>
          <table:table-cell table:formula="of:=RIGHT([.A264]; LEN([.A264])-SEARCH(&quot;@&quot;;[.A26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mma_Bettaglio@ospedali.pavia.it</text:p>
          </table:table-cell>
          <table:table-cell table:formula="of:=RIGHT([.A265]; LEN([.A265])-SEARCH(&quot;@&quot;;[.A26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Francesca_Brustia@ospedali.pavia.it</text:p>
          </table:table-cell>
          <table:table-cell table:formula="of:=RIGHT([.A266]; LEN([.A266])-SEARCH(&quot;@&quot;;[.A26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Adriana_Carpani@ospedali.pavia.it</text:p>
          </table:table-cell>
          <table:table-cell table:formula="of:=RIGHT([.A267]; LEN([.A267])-SEARCH(&quot;@&quot;;[.A26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Giulia_Castellani@ospedali.pavia.it</text:p>
          </table:table-cell>
          <table:table-cell table:formula="of:=RIGHT([.A268]; LEN([.A268])-SEARCH(&quot;@&quot;;[.A26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ta_Clerici@ospedali.pavia.it</text:p>
          </table:table-cell>
          <table:table-cell table:formula="of:=RIGHT([.A269]; LEN([.A269])-SEARCH(&quot;@&quot;;[.A269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cristina_Migliardi@ospedali.pavia.it</text:p>
          </table:table-cell>
          <table:table-cell table:formula="of:=RIGHT([.A270]; LEN([.A270])-SEARCH(&quot;@&quot;;[.A270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Silvia_DeVincenzi@ospedali.pavia.it</text:p>
          </table:table-cell>
          <table:table-cell table:formula="of:=RIGHT([.A271]; LEN([.A271])-SEARCH(&quot;@&quot;;[.A271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antonella.faggio@mondino.it</text:p>
          </table:table-cell>
          <table:table-cell table:formula="of:=RIGHT([.A272]; LEN([.A272])-SEARCH(&quot;@&quot;;[.A272]))" office:value-type="string" office:string-value="mondino.it" calcext:value-type="string">
            <text:p>mondino.it</text:p>
          </table:table-cell>
        </table:table-row>
        <table:table-row table:style-name="ro1">
          <table:table-cell office:value-type="string" calcext:value-type="string">
            <text:p>lfarinotti@yahoo.it</text:p>
          </table:table-cell>
          <table:table-cell table:formula="of:=RIGHT([.A273]; LEN([.A273])-SEARCH(&quot;@&quot;;[.A27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oberta_gatti@ospedali.pavia.it</text:p>
          </table:table-cell>
          <table:table-cell table:formula="of:=RIGHT([.A274]; LEN([.A274])-SEARCH(&quot;@&quot;;[.A27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Grazia_Bonfoco@ospedali.pavia.it</text:p>
          </table:table-cell>
          <table:table-cell table:formula="of:=RIGHT([.A275]; LEN([.A275])-SEARCH(&quot;@&quot;;[.A27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Vanessa_Guerrera@ospedali.pavia.it</text:p>
          </table:table-cell>
          <table:table-cell table:formula="of:=RIGHT([.A276]; LEN([.A276])-SEARCH(&quot;@&quot;;[.A27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Laura_Sora@ospedali.pavia.it</text:p>
          </table:table-cell>
          <table:table-cell table:formula="of:=RIGHT([.A277]; LEN([.A277])-SEARCH(&quot;@&quot;;[.A27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Cecilia_Lugano@ospedali.pavia.it</text:p>
          </table:table-cell>
          <table:table-cell table:formula="of:=RIGHT([.A278]; LEN([.A278])-SEARCH(&quot;@&quot;;[.A27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onica_Manzotti@ospedali.pavia.it</text:p>
          </table:table-cell>
          <table:table-cell table:formula="of:=RIGHT([.A279]; LEN([.A279])-SEARCH(&quot;@&quot;;[.A279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Ida_Marchesi@ospedali.pavia.it</text:p>
          </table:table-cell>
          <table:table-cell table:formula="of:=RIGHT([.A280]; LEN([.A280])-SEARCH(&quot;@&quot;;[.A280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Nadia_Molinari@ospedali.pavia.it</text:p>
          </table:table-cell>
          <table:table-cell table:formula="of:=RIGHT([.A281]; LEN([.A281])-SEARCH(&quot;@&quot;;[.A281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Luisa_Nalli@ospedali.pavia.it</text:p>
          </table:table-cell>
          <table:table-cell table:formula="of:=RIGHT([.A282]; LEN([.A282])-SEARCH(&quot;@&quot;;[.A282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_Perugini@ospedali.pavia.it</text:p>
          </table:table-cell>
          <table:table-cell table:formula="of:=RIGHT([.A283]; LEN([.A283])-SEARCH(&quot;@&quot;;[.A28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icol_Pieruccioni@ospedali.pavia.it</text:p>
          </table:table-cell>
          <table:table-cell table:formula="of:=RIGHT([.A284]; LEN([.A284])-SEARCH(&quot;@&quot;;[.A28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Guendalina_Procopio@ospedali.pavia.it</text:p>
          </table:table-cell>
          <table:table-cell table:formula="of:=RIGHT([.A285]; LEN([.A285])-SEARCH(&quot;@&quot;;[.A28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Veronica_Riva@ospedali.pavia.it</text:p>
          </table:table-cell>
          <table:table-cell table:formula="of:=RIGHT([.A286]; LEN([.A286])-SEARCH(&quot;@&quot;;[.A28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lisa_Rolla@ospedali.pavia.it</text:p>
          </table:table-cell>
          <table:table-cell table:formula="of:=RIGHT([.A287]; LEN([.A287])-SEARCH(&quot;@&quot;;[.A28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cella_Romolo@ospedali.pavia.it</text:p>
          </table:table-cell>
          <table:table-cell table:formula="of:=RIGHT([.A288]; LEN([.A288])-SEARCH(&quot;@&quot;;[.A28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lena_Roncaglione@ospedali.pavia.it</text:p>
          </table:table-cell>
          <table:table-cell table:formula="of:=RIGHT([.A289]; LEN([.A289])-SEARCH(&quot;@&quot;;[.A289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nricarosso@gmail.com</text:p>
          </table:table-cell>
          <table:table-cell table:formula="of:=RIGHT([.A290]; LEN([.A290])-SEARCH(&quot;@&quot;;[.A29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iletta_Ruggeroni@ospedali.pavia.it</text:p>
          </table:table-cell>
          <table:table-cell table:formula="of:=RIGHT([.A291]; LEN([.A291])-SEARCH(&quot;@&quot;;[.A291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Paola_Sturla@ospedali.pavia.it</text:p>
          </table:table-cell>
          <table:table-cell table:formula="of:=RIGHT([.A292]; LEN([.A292])-SEARCH(&quot;@&quot;;[.A292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Oriana_Taverna@ospedali.pavia.it</text:p>
          </table:table-cell>
          <table:table-cell table:formula="of:=RIGHT([.A293]; LEN([.A293])-SEARCH(&quot;@&quot;;[.A29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critermine@gmail.com</text:p>
          </table:table-cell>
          <table:table-cell table:formula="of:=RIGHT([.A294]; LEN([.A294])-SEARCH(&quot;@&quot;;[.A29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gela_Vale@ospedali.pavia.it</text:p>
          </table:table-cell>
          <table:table-cell table:formula="of:=RIGHT([.A295]; LEN([.A295])-SEARCH(&quot;@&quot;;[.A29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na.zoppello@mondino.it</text:p>
          </table:table-cell>
          <table:table-cell table:formula="of:=RIGHT([.A296]; LEN([.A296])-SEARCH(&quot;@&quot;;[.A296]))" office:value-type="string" office:string-value="mondino.it" calcext:value-type="string">
            <text:p>mondino.it</text:p>
          </table:table-cell>
        </table:table-row>
        <table:table-row table:style-name="ro1">
          <table:table-cell office:value-type="string" calcext:value-type="string">
            <text:p>l.berdini@asl11.marche.it</text:p>
          </table:table-cell>
          <table:table-cell table:formula="of:=RIGHT([.A297]; LEN([.A297])-SEARCH(&quot;@&quot;;[.A297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c.imperatori@asl11.marche.it</text:p>
          </table:table-cell>
          <table:table-cell table:formula="of:=RIGHT([.A298]; LEN([.A298])-SEARCH(&quot;@&quot;;[.A298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patrizia.mariani2@sanita.marche.it</text:p>
          </table:table-cell>
          <table:table-cell table:formula="of:=RIGHT([.A299]; LEN([.A299])-SEARCH(&quot;@&quot;;[.A299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maurizio.micozzi@sanita.marche.it</text:p>
          </table:table-cell>
          <table:table-cell table:formula="of:=RIGHT([.A300]; LEN([.A300])-SEARCH(&quot;@&quot;;[.A300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c.patrizi@asl11.marche.it</text:p>
          </table:table-cell>
          <table:table-cell table:formula="of:=RIGHT([.A301]; LEN([.A301])-SEARCH(&quot;@&quot;;[.A301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simona.tosoni@sanita.marche.it</text:p>
          </table:table-cell>
          <table:table-cell table:formula="of:=RIGHT([.A302]; LEN([.A302])-SEARCH(&quot;@&quot;;[.A302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barbaracartastudio@gmail.com</text:p>
          </table:table-cell>
          <table:table-cell table:formula="of:=RIGHT([.A303]; LEN([.A303])-SEARCH(&quot;@&quot;;[.A30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mori@ymail.com</text:p>
          </table:table-cell>
          <table:table-cell table:formula="of:=RIGHT([.A304]; LEN([.A304])-SEARCH(&quot;@&quot;;[.A304]))" office:value-type="string" office:string-value="ymail.com" calcext:value-type="string">
            <text:p>ymail.com</text:p>
          </table:table-cell>
        </table:table-row>
        <table:table-row table:style-name="ro1">
          <table:table-cell office:value-type="string" calcext:value-type="string">
            <text:p>nicoletta.thurler@bluewin.ch</text:p>
          </table:table-cell>
          <table:table-cell table:formula="of:=RIGHT([.A305]; LEN([.A305])-SEARCH(&quot;@&quot;;[.A305]))" office:value-type="string" office:string-value="bluewin.ch" calcext:value-type="string">
            <text:p>bluewin.ch</text:p>
          </table:table-cell>
        </table:table-row>
        <table:table-row table:style-name="ro1">
          <table:table-cell office:value-type="string" calcext:value-type="string">
            <text:p>pesmanech@yahoo.fr</text:p>
          </table:table-cell>
          <table:table-cell table:formula="of:=RIGHT([.A306]; LEN([.A306])-SEARCH(&quot;@&quot;;[.A306]))" office:value-type="string" office:string-value="yahoo.fr" calcext:value-type="string">
            <text:p>yahoo.fr</text:p>
          </table:table-cell>
        </table:table-row>
        <table:table-row table:style-name="ro1">
          <table:table-cell office:value-type="string" calcext:value-type="string">
            <text:p>anandas@libero.it</text:p>
          </table:table-cell>
          <table:table-cell table:formula="of:=RIGHT([.A307]; LEN([.A307])-SEARCH(&quot;@&quot;;[.A30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helgamarino.it</text:p>
          </table:table-cell>
          <table:table-cell table:formula="of:=RIGHT([.A308]; LEN([.A308])-SEARCH(&quot;@&quot;;[.A308]))" office:value-type="string" office:string-value="helgamarino.it" calcext:value-type="string">
            <text:p>helgamarino.it</text:p>
          </table:table-cell>
        </table:table-row>
        <table:table-row table:style-name="ro1">
          <table:table-cell office:value-type="string" calcext:value-type="string">
            <text:p>silvyscali@gmail.com</text:p>
          </table:table-cell>
          <table:table-cell table:formula="of:=RIGHT([.A309]; LEN([.A309])-SEARCH(&quot;@&quot;;[.A309]))" office:value-type="string" office:string-value="gmail.com" calcext:value-type="string">
            <text:p>gmail.com</text:p>
          </table:table-cell>
        </table:table-row>
        <table:table-row table:style-name="ro1" table:visibility="filter">
          <table:table-cell office:value-type="string" calcext:value-type="string">
            <text:p>promozione@anastasis.it</text:p>
          </table:table-cell>
          <table:table-cell table:formula="of:=RIGHT([.A310]; LEN([.A310])-SEARCH(&quot;@&quot;;[.A310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abaldi+riabilitatore@anastasis.it</text:p>
          </table:table-cell>
          <table:table-cell table:formula="of:=RIGHT([.A311]; LEN([.A311])-SEARCH(&quot;@&quot;;[.A311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chrybara@libero.it</text:p>
          </table:table-cell>
          <table:table-cell table:formula="of:=RIGHT([.A312]; LEN([.A312])-SEARCH(&quot;@&quot;;[.A31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b_conti@yahoo.it</text:p>
          </table:table-cell>
          <table:table-cell table:formula="of:=RIGHT([.A313]; LEN([.A313])-SEARCH(&quot;@&quot;;[.A31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onicaciaramitaro@hotmail.it</text:p>
          </table:table-cell>
          <table:table-cell table:formula="of:=RIGHT([.A314]; LEN([.A314])-SEARCH(&quot;@&quot;;[.A314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rosanerosono@alice.it</text:p>
          </table:table-cell>
          <table:table-cell table:formula="of:=RIGHT([.A315]; LEN([.A315])-SEARCH(&quot;@&quot;;[.A315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d.ielpo@libero.it</text:p>
          </table:table-cell>
          <table:table-cell table:formula="of:=RIGHT([.A316]; LEN([.A316])-SEARCH(&quot;@&quot;;[.A31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luisaromei@virgilio.it</text:p>
          </table:table-cell>
          <table:table-cell table:formula="of:=RIGHT([.A317]; LEN([.A317])-SEARCH(&quot;@&quot;;[.A317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dilloamari@gmail.com</text:p>
          </table:table-cell>
          <table:table-cell table:formula="of:=RIGHT([.A318]; LEN([.A318])-SEARCH(&quot;@&quot;;[.A31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mani.laura@aslto5.piemonte.it</text:p>
          </table:table-cell>
          <table:table-cell table:formula="of:=RIGHT([.A319]; LEN([.A319])-SEARCH(&quot;@&quot;;[.A319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ilpetra@hotmail.com</text:p>
          </table:table-cell>
          <table:table-cell table:formula="of:=RIGHT([.A320]; LEN([.A320])-SEARCH(&quot;@&quot;;[.A320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paola.glisoni@gmail.com</text:p>
          </table:table-cell>
          <table:table-cell table:formula="of:=RIGHT([.A321]; LEN([.A321])-SEARCH(&quot;@&quot;;[.A32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rande.silvia@aslto5.piemonte.it</text:p>
          </table:table-cell>
          <table:table-cell table:formula="of:=RIGHT([.A322]; LEN([.A322])-SEARCH(&quot;@&quot;;[.A322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morello.valeria@libero.it</text:p>
          </table:table-cell>
          <table:table-cell table:formula="of:=RIGHT([.A323]; LEN([.A323])-SEARCH(&quot;@&quot;;[.A32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peretta.paola@aslto5.piemonte.it</text:p>
          </table:table-cell>
          <table:table-cell table:formula="of:=RIGHT([.A324]; LEN([.A324])-SEARCH(&quot;@&quot;;[.A324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rrf.chieri.logopedisti@aslto5.piemonte.it</text:p>
          </table:table-cell>
          <table:table-cell table:formula="of:=RIGHT([.A325]; LEN([.A325])-SEARCH(&quot;@&quot;;[.A325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carlarista@libero.it</text:p>
          </table:table-cell>
          <table:table-cell table:formula="of:=RIGHT([.A326]; LEN([.A326])-SEARCH(&quot;@&quot;;[.A32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is.ilenia@libero.it</text:p>
          </table:table-cell>
          <table:table-cell table:formula="of:=RIGHT([.A327]; LEN([.A327])-SEARCH(&quot;@&quot;;[.A32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va.ziniti@libero.it</text:p>
          </table:table-cell>
          <table:table-cell table:formula="of:=RIGHT([.A328]; LEN([.A328])-SEARCH(&quot;@&quot;;[.A32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oglino.alessandra@gmail.com</text:p>
          </table:table-cell>
          <table:table-cell table:formula="of:=RIGHT([.A329]; LEN([.A329])-SEARCH(&quot;@&quot;;[.A32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.buscema@ospedale.cremona.it</text:p>
          </table:table-cell>
          <table:table-cell table:formula="of:=RIGHT([.A330]; LEN([.A330])-SEARCH(&quot;@&quot;;[.A330]))" office:value-type="string" office:string-value="ospedale.cremona.it" calcext:value-type="string">
            <text:p>ospedale.cremona.it</text:p>
          </table:table-cell>
        </table:table-row>
        <table:table-row table:style-name="ro1">
          <table:table-cell office:value-type="string" calcext:value-type="string">
            <text:p>pinigranata@gmail.com</text:p>
          </table:table-cell>
          <table:table-cell table:formula="of:=RIGHT([.A331]; LEN([.A331])-SEARCH(&quot;@&quot;;[.A33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ialogo@yahoo.it</text:p>
          </table:table-cell>
          <table:table-cell table:formula="of:=RIGHT([.A332]; LEN([.A332])-SEARCH(&quot;@&quot;;[.A332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rianna.viviani@gmail.com</text:p>
          </table:table-cell>
          <table:table-cell table:formula="of:=RIGHT([.A333]; LEN([.A333])-SEARCH(&quot;@&quot;;[.A3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rigo1@yahoo.it</text:p>
          </table:table-cell>
          <table:table-cell table:formula="of:=RIGHT([.A334]; LEN([.A334])-SEARCH(&quot;@&quot;;[.A33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.badaracco@asl2.liguria.it</text:p>
          </table:table-cell>
          <table:table-cell table:formula="of:=RIGHT([.A335]; LEN([.A335])-SEARCH(&quot;@&quot;;[.A335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e.cerruti@asl2.liguria.it</text:p>
          </table:table-cell>
          <table:table-cell table:formula="of:=RIGHT([.A336]; LEN([.A336])-SEARCH(&quot;@&quot;;[.A336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d.pizzo@asl2.liguria.it</text:p>
          </table:table-cell>
          <table:table-cell table:formula="of:=RIGHT([.A337]; LEN([.A337])-SEARCH(&quot;@&quot;;[.A337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a.argento@asl2.liguria.it</text:p>
          </table:table-cell>
          <table:table-cell table:formula="of:=RIGHT([.A338]; LEN([.A338])-SEARCH(&quot;@&quot;;[.A338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r.rolla@asl2.liguria.it</text:p>
          </table:table-cell>
          <table:table-cell table:formula="of:=RIGHT([.A339]; LEN([.A339])-SEARCH(&quot;@&quot;;[.A339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c.sciutto@asl2.liguria.it</text:p>
          </table:table-cell>
          <table:table-cell table:formula="of:=RIGHT([.A340]; LEN([.A340])-SEARCH(&quot;@&quot;;[.A340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rossana.galzignato@istruzione.it</text:p>
          </table:table-cell>
          <table:table-cell table:formula="of:=RIGHT([.A341]; LEN([.A341])-SEARCH(&quot;@&quot;;[.A341]))" office:value-type="string" office:string-value="istruzione.it" calcext:value-type="string">
            <text:p>istruzione.it</text:p>
          </table:table-cell>
        </table:table-row>
        <table:table-row table:style-name="ro1">
          <table:table-cell office:value-type="string" calcext:value-type="string">
            <text:p>francesca.martufi@gmail.com</text:p>
          </table:table-cell>
          <table:table-cell table:formula="of:=RIGHT([.A342]; LEN([.A342])-SEARCH(&quot;@&quot;;[.A34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ena.vincon@libero.it</text:p>
          </table:table-cell>
          <table:table-cell table:formula="of:=RIGHT([.A343]; LEN([.A343])-SEARCH(&quot;@&quot;;[.A34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barbiero@gmail.com</text:p>
          </table:table-cell>
          <table:table-cell table:formula="of:=RIGHT([.A344]; LEN([.A344])-SEARCH(&quot;@&quot;;[.A34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cace.deborah@gmail.com</text:p>
          </table:table-cell>
          <table:table-cell table:formula="of:=RIGHT([.A345]; LEN([.A345])-SEARCH(&quot;@&quot;;[.A3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derica.andreola@gmail.com</text:p>
          </table:table-cell>
          <table:table-cell table:formula="of:=RIGHT([.A346]; LEN([.A346])-SEARCH(&quot;@&quot;;[.A34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oco.f08@gmail.com</text:p>
          </table:table-cell>
          <table:table-cell table:formula="of:=RIGHT([.A347]; LEN([.A347])-SEARCH(&quot;@&quot;;[.A34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monealgisi@live.it</text:p>
          </table:table-cell>
          <table:table-cell table:formula="of:=RIGHT([.A348]; LEN([.A348])-SEARCH(&quot;@&quot;;[.A348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elenatironi@gmail.it</text:p>
          </table:table-cell>
          <table:table-cell table:formula="of:=RIGHT([.A349]; LEN([.A349])-SEARCH(&quot;@&quot;;[.A349]))" office:value-type="string" office:string-value="gmail.it" calcext:value-type="string">
            <text:p>gmail.it</text:p>
          </table:table-cell>
        </table:table-row>
        <table:table-row table:style-name="ro1">
          <table:table-cell office:value-type="string" calcext:value-type="string">
            <text:p>elena.tironi@alberodispiche.it</text:p>
          </table:table-cell>
          <table:table-cell table:formula="of:=RIGHT([.A350]; LEN([.A350])-SEARCH(&quot;@&quot;;[.A350]))" office:value-type="string" office:string-value="alberodispiche.it" calcext:value-type="string">
            <text:p>alberodispiche.it</text:p>
          </table:table-cell>
        </table:table-row>
        <table:table-row table:style-name="ro1">
          <table:table-cell office:value-type="string" calcext:value-type="string">
            <text:p>zappelladenise@gmail.com</text:p>
          </table:table-cell>
          <table:table-cell table:formula="of:=RIGHT([.A351]; LEN([.A351])-SEARCH(&quot;@&quot;;[.A351]))" office:value-type="string" office:string-value="gmail.com" calcext:value-type="string">
            <text:p>gmail.com</text:p>
          </table:table-cell>
        </table:table-row>
        <table:table-row table:style-name="ro1" table:visibility="filter">
          <table:table-cell office:value-type="string" calcext:value-type="string">
            <text:p>afrascari@anastasis.it</text:p>
          </table:table-cell>
          <table:table-cell table:formula="of:=RIGHT([.A352]; LEN([.A352])-SEARCH(&quot;@&quot;;[.A352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apegoretti@anastasis.it</text:p>
          </table:table-cell>
          <table:table-cell table:formula="of:=RIGHT([.A353]; LEN([.A353])-SEARCH(&quot;@&quot;;[.A353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mt_miranda@hotmail.com</text:p>
          </table:table-cell>
          <table:table-cell table:formula="of:=RIGHT([.A354]; LEN([.A354])-SEARCH(&quot;@&quot;;[.A354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latesoriere.m@gmail.com</text:p>
          </table:table-cell>
          <table:table-cell table:formula="of:=RIGHT([.A355]; LEN([.A355])-SEARCH(&quot;@&quot;;[.A35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spini@gmail.com</text:p>
          </table:table-cell>
          <table:table-cell table:formula="of:=RIGHT([.A356]; LEN([.A356])-SEARCH(&quot;@&quot;;[.A35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rginia.muscatello@sosdislessia.it</text:p>
          </table:table-cell>
          <table:table-cell table:formula="of:=RIGHT([.A357]; LEN([.A357])-SEARCH(&quot;@&quot;;[.A357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martacappellini@gmail.com</text:p>
          </table:table-cell>
          <table:table-cell table:formula="of:=RIGHT([.A358]; LEN([.A358])-SEARCH(&quot;@&quot;;[.A35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zzu.ari@libero.it</text:p>
          </table:table-cell>
          <table:table-cell table:formula="of:=RIGHT([.A359]; LEN([.A359])-SEARCH(&quot;@&quot;;[.A35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nula68@yahoo.it</text:p>
          </table:table-cell>
          <table:table-cell table:formula="of:=RIGHT([.A360]; LEN([.A360])-SEARCH(&quot;@&quot;;[.A360]))" office:value-type="string" office:string-value="yahoo.it" calcext:value-type="string">
            <text:p>yahoo.it</text:p>
          </table:table-cell>
        </table:table-row>
        <table:table-row table:style-name="ro1" table:visibility="filter">
          <table:table-cell office:value-type="string" calcext:value-type="string">
            <text:p>adelzozzo@anastasis.it</text:p>
          </table:table-cell>
          <table:table-cell table:formula="of:=RIGHT([.A361]; LEN([.A361])-SEARCH(&quot;@&quot;;[.A361]))" office:value-type="string" office:string-value="anastasis.it" calcext:value-type="string">
            <text:p>anastasis.it</text:p>
          </table:table-cell>
        </table:table-row>
        <table:table-row table:style-name="ro1" table:visibility="filter">
          <table:table-cell office:value-type="string" calcext:value-type="string">
            <text:p>austillani@anastasis.it</text:p>
          </table:table-cell>
          <table:table-cell table:formula="of:=RIGHT([.A362]; LEN([.A362])-SEARCH(&quot;@&quot;;[.A362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martinamassini@tiscali.it</text:p>
          </table:table-cell>
          <table:table-cell table:formula="of:=RIGHT([.A363]; LEN([.A363])-SEARCH(&quot;@&quot;;[.A363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manupieretti@gmail.com</text:p>
          </table:table-cell>
          <table:table-cell table:formula="of:=RIGHT([.A364]; LEN([.A364])-SEARCH(&quot;@&quot;;[.A36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rl.lazio@fastwebnet.it</text:p>
          </table:table-cell>
          <table:table-cell table:formula="of:=RIGHT([.A365]; LEN([.A365])-SEARCH(&quot;@&quot;;[.A365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marti.bianconi@gmail.com</text:p>
          </table:table-cell>
          <table:table-cell table:formula="of:=RIGHT([.A366]; LEN([.A366])-SEARCH(&quot;@&quot;;[.A36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.braglia@ausl.mo.it</text:p>
          </table:table-cell>
          <table:table-cell table:formula="of:=RIGHT([.A367]; LEN([.A367])-SEARCH(&quot;@&quot;;[.A367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s.casini@ausl.mo.it</text:p>
          </table:table-cell>
          <table:table-cell table:formula="of:=RIGHT([.A368]; LEN([.A368])-SEARCH(&quot;@&quot;;[.A368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s.cavazza@ausl.mo.it</text:p>
          </table:table-cell>
          <table:table-cell table:formula="of:=RIGHT([.A369]; LEN([.A369])-SEARCH(&quot;@&quot;;[.A369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k.ceci@ausl.mo.it</text:p>
          </table:table-cell>
          <table:table-cell table:formula="of:=RIGHT([.A370]; LEN([.A370])-SEARCH(&quot;@&quot;;[.A370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c.cornia@ausl.mo.it</text:p>
          </table:table-cell>
          <table:table-cell table:formula="of:=RIGHT([.A371]; LEN([.A371])-SEARCH(&quot;@&quot;;[.A371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l.cottafavi@ausl.mo.it</text:p>
          </table:table-cell>
          <table:table-cell table:formula="of:=RIGHT([.A372]; LEN([.A372])-SEARCH(&quot;@&quot;;[.A372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e.lucchetti@ausl.mo.it</text:p>
          </table:table-cell>
          <table:table-cell table:formula="of:=RIGHT([.A373]; LEN([.A373])-SEARCH(&quot;@&quot;;[.A373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r.padovani@ausl.mo.it</text:p>
          </table:table-cell>
          <table:table-cell table:formula="of:=RIGHT([.A374]; LEN([.A374])-SEARCH(&quot;@&quot;;[.A374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m.pelosi@ausl.mo.it</text:p>
          </table:table-cell>
          <table:table-cell table:formula="of:=RIGHT([.A375]; LEN([.A375])-SEARCH(&quot;@&quot;;[.A375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m.porrelli@ausl.mo.it</text:p>
          </table:table-cell>
          <table:table-cell table:formula="of:=RIGHT([.A376]; LEN([.A376])-SEARCH(&quot;@&quot;;[.A376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ele.rossi@ausl.mo.it</text:p>
          </table:table-cell>
          <table:table-cell table:formula="of:=RIGHT([.A377]; LEN([.A377])-SEARCH(&quot;@&quot;;[.A377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l.roversi@ausl.mo.it</text:p>
          </table:table-cell>
          <table:table-cell table:formula="of:=RIGHT([.A378]; LEN([.A378])-SEARCH(&quot;@&quot;;[.A378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g.saladini@ausl.mo.it</text:p>
          </table:table-cell>
          <table:table-cell table:formula="of:=RIGHT([.A379]; LEN([.A379])-SEARCH(&quot;@&quot;;[.A379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uonpi.trescore@bolognini.bg.it</text:p>
          </table:table-cell>
          <table:table-cell table:formula="of:=RIGHT([.A380]; LEN([.A380])-SEARCH(&quot;@&quot;;[.A380]))" office:value-type="string" office:string-value="bolognini.bg.it" calcext:value-type="string">
            <text:p>bolognini.bg.it</text:p>
          </table:table-cell>
        </table:table-row>
        <table:table-row table:style-name="ro1">
          <table:table-cell office:value-type="string" calcext:value-type="string">
            <text:p>bellofederica.logo@gmail.com</text:p>
          </table:table-cell>
          <table:table-cell table:formula="of:=RIGHT([.A381]; LEN([.A381])-SEARCH(&quot;@&quot;;[.A38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o.brighe@gmail.com</text:p>
          </table:table-cell>
          <table:table-cell table:formula="of:=RIGHT([.A382]; LEN([.A382])-SEARCH(&quot;@&quot;;[.A38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kuja108@gmail.com</text:p>
          </table:table-cell>
          <table:table-cell table:formula="of:=RIGHT([.A383]; LEN([.A383])-SEARCH(&quot;@&quot;;[.A38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asma@gmail.com</text:p>
          </table:table-cell>
          <table:table-cell table:formula="of:=RIGHT([.A384]; LEN([.A384])-SEARCH(&quot;@&quot;;[.A38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leafreti@gmail.com</text:p>
          </table:table-cell>
          <table:table-cell table:formula="of:=RIGHT([.A385]; LEN([.A385])-SEARCH(&quot;@&quot;;[.A38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cchiet@alice.it</text:p>
          </table:table-cell>
          <table:table-cell table:formula="of:=RIGHT([.A386]; LEN([.A386])-SEARCH(&quot;@&quot;;[.A386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e.giovanessi@gmail.com</text:p>
          </table:table-cell>
          <table:table-cell table:formula="of:=RIGHT([.A387]; LEN([.A387])-SEARCH(&quot;@&quot;;[.A38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manuela.giovanessi@bolognini.bg.it</text:p>
          </table:table-cell>
          <table:table-cell table:formula="of:=RIGHT([.A388]; LEN([.A388])-SEARCH(&quot;@&quot;;[.A388]))" office:value-type="string" office:string-value="bolognini.bg.it" calcext:value-type="string">
            <text:p>bolognini.bg.it</text:p>
          </table:table-cell>
        </table:table-row>
        <table:table-row table:style-name="ro1">
          <table:table-cell office:value-type="string" calcext:value-type="string">
            <text:p>amabile.mottes@gmail.com</text:p>
          </table:table-cell>
          <table:table-cell table:formula="of:=RIGHT([.A389]; LEN([.A389])-SEARCH(&quot;@&quot;;[.A38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sarchi@libero.it</text:p>
          </table:table-cell>
          <table:table-cell table:formula="of:=RIGHT([.A390]; LEN([.A390])-SEARCH(&quot;@&quot;;[.A39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essandra.savoldelli@alice.it</text:p>
          </table:table-cell>
          <table:table-cell table:formula="of:=RIGHT([.A391]; LEN([.A391])-SEARCH(&quot;@&quot;;[.A391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kristina78@alice.it</text:p>
          </table:table-cell>
          <table:table-cell table:formula="of:=RIGHT([.A392]; LEN([.A392])-SEARCH(&quot;@&quot;;[.A392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verbassani@veladislessia.it</text:p>
          </table:table-cell>
          <table:table-cell table:formula="of:=RIGHT([.A393]; LEN([.A393])-SEARCH(&quot;@&quot;;[.A393]))" office:value-type="string" office:string-value="veladislessia.it" calcext:value-type="string">
            <text:p>veladislessia.it</text:p>
          </table:table-cell>
        </table:table-row>
        <table:table-row table:style-name="ro1">
          <table:table-cell office:value-type="string" calcext:value-type="string">
            <text:p>elenacarcano@virgilio.it</text:p>
          </table:table-cell>
          <table:table-cell table:formula="of:=RIGHT([.A394]; LEN([.A394])-SEARCH(&quot;@&quot;;[.A394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j.geng@ausl.bologna.it</text:p>
          </table:table-cell>
          <table:table-cell table:formula="of:=RIGHT([.A395]; LEN([.A395])-SEARCH(&quot;@&quot;;[.A39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iachiara.melotti@ausl.bologna.it</text:p>
          </table:table-cell>
          <table:table-cell table:formula="of:=RIGHT([.A396]; LEN([.A396])-SEARCH(&quot;@&quot;;[.A39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rosanna.nervi@ausl.bologna.it</text:p>
          </table:table-cell>
          <table:table-cell table:formula="of:=RIGHT([.A397]; LEN([.A397])-SEARCH(&quot;@&quot;;[.A39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ecilia.roma@ausl.bologna.it</text:p>
          </table:table-cell>
          <table:table-cell table:formula="of:=RIGHT([.A398]; LEN([.A398])-SEARCH(&quot;@&quot;;[.A39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ecila.roma@ausl.bologna.it</text:p>
          </table:table-cell>
          <table:table-cell table:formula="of:=RIGHT([.A399]; LEN([.A399])-SEARCH(&quot;@&quot;;[.A39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.bosi@ausl.bologna.it</text:p>
          </table:table-cell>
          <table:table-cell table:formula="of:=RIGHT([.A400]; LEN([.A400])-SEARCH(&quot;@&quot;;[.A40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d.ellero@ausl.bologna.it</text:p>
          </table:table-cell>
          <table:table-cell table:formula="of:=RIGHT([.A401]; LEN([.A401])-SEARCH(&quot;@&quot;;[.A40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e.noci@ausl.bologna.it</text:p>
          </table:table-cell>
          <table:table-cell table:formula="of:=RIGHT([.A402]; LEN([.A402])-SEARCH(&quot;@&quot;;[.A40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profili@ausl.bologna.it</text:p>
          </table:table-cell>
          <table:table-cell table:formula="of:=RIGHT([.A403]; LEN([.A403])-SEARCH(&quot;@&quot;;[.A40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e.soverini@ausl.bologna.it</text:p>
          </table:table-cell>
          <table:table-cell table:formula="of:=RIGHT([.A404]; LEN([.A404])-SEARCH(&quot;@&quot;;[.A40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.beraldi@ausl.bologna.it</text:p>
          </table:table-cell>
          <table:table-cell table:formula="of:=RIGHT([.A405]; LEN([.A405])-SEARCH(&quot;@&quot;;[.A40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berti@ausl.bologna.it</text:p>
          </table:table-cell>
          <table:table-cell table:formula="of:=RIGHT([.A406]; LEN([.A406])-SEARCH(&quot;@&quot;;[.A40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l.filippi@ausl.bologna.it </text:p>
          </table:table-cell>
          <table:table-cell table:formula="of:=RIGHT([.A407]; LEN([.A407])-SEARCH(&quot;@&quot;;[.A407]))" office:value-type="string" office:string-value="ausl.bologna.it " calcext:value-type="string">
            <text:p>ausl.bologna.it </text:p>
          </table:table-cell>
        </table:table-row>
        <table:table-row table:style-name="ro1">
          <table:table-cell office:value-type="string" calcext:value-type="string">
            <text:p>a.madonna@ausl.bologna.it</text:p>
          </table:table-cell>
          <table:table-cell table:formula="of:=RIGHT([.A408]; LEN([.A408])-SEARCH(&quot;@&quot;;[.A40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mauretti@ausl.bologna.it</text:p>
          </table:table-cell>
          <table:table-cell table:formula="of:=RIGHT([.A409]; LEN([.A409])-SEARCH(&quot;@&quot;;[.A40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.mazzocco@ausl.bologna.it</text:p>
          </table:table-cell>
          <table:table-cell table:formula="of:=RIGHT([.A410]; LEN([.A410])-SEARCH(&quot;@&quot;;[.A41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tina.pavoni@ausl.bologna.it</text:p>
          </table:table-cell>
          <table:table-cell table:formula="of:=RIGHT([.A411]; LEN([.A411])-SEARCH(&quot;@&quot;;[.A41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talami@ausl.bologna.it</text:p>
          </table:table-cell>
          <table:table-cell table:formula="of:=RIGHT([.A412]; LEN([.A412])-SEARCH(&quot;@&quot;;[.A41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elenabosi.logo@hotmail.it</text:p>
          </table:table-cell>
          <table:table-cell table:formula="of:=RIGHT([.A413]; LEN([.A413])-SEARCH(&quot;@&quot;;[.A413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cristina.comellini@ausl.bologna.it</text:p>
          </table:table-cell>
          <table:table-cell table:formula="of:=RIGHT([.A414]; LEN([.A414])-SEARCH(&quot;@&quot;;[.A41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.compagno@ausl.bologna.it</text:p>
          </table:table-cell>
          <table:table-cell table:formula="of:=RIGHT([.A415]; LEN([.A415])-SEARCH(&quot;@&quot;;[.A41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elissacupo.logo@gmail.com</text:p>
          </table:table-cell>
          <table:table-cell table:formula="of:=RIGHT([.A416]; LEN([.A416])-SEARCH(&quot;@&quot;;[.A41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a.lippi@ausl.bologna.it</text:p>
          </table:table-cell>
          <table:table-cell table:formula="of:=RIGHT([.A417]; LEN([.A417])-SEARCH(&quot;@&quot;;[.A41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rita.malservigi@ausl.bologna.it</text:p>
          </table:table-cell>
          <table:table-cell table:formula="of:=RIGHT([.A418]; LEN([.A418])-SEARCH(&quot;@&quot;;[.A41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paola.masi@ausl.bologna.it</text:p>
          </table:table-cell>
          <table:table-cell table:formula="of:=RIGHT([.A419]; LEN([.A419])-SEARCH(&quot;@&quot;;[.A41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.bariselli@ausl.bo.it</text:p>
          </table:table-cell>
          <table:table-cell table:formula="of:=RIGHT([.A420]; LEN([.A420])-SEARCH(&quot;@&quot;;[.A420]))" office:value-type="string" office:string-value="ausl.bo.it" calcext:value-type="string">
            <text:p>ausl.bo.it</text:p>
          </table:table-cell>
        </table:table-row>
        <table:table-row table:style-name="ro1">
          <table:table-cell office:value-type="string" calcext:value-type="string">
            <text:p>marina.bertocchi@ausl.bologna.it</text:p>
          </table:table-cell>
          <table:table-cell table:formula="of:=RIGHT([.A421]; LEN([.A421])-SEARCH(&quot;@&quot;;[.A42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tefania.campagna@ausl.bologna.it</text:p>
          </table:table-cell>
          <table:table-cell table:formula="of:=RIGHT([.A422]; LEN([.A422])-SEARCH(&quot;@&quot;;[.A42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zia.cesari@ausl.bologna.it</text:p>
          </table:table-cell>
          <table:table-cell table:formula="of:=RIGHT([.A423]; LEN([.A423])-SEARCH(&quot;@&quot;;[.A42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lucia.cocchi@ausl.bologna.it</text:p>
          </table:table-cell>
          <table:table-cell table:formula="of:=RIGHT([.A424]; LEN([.A424])-SEARCH(&quot;@&quot;;[.A42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.cupo@ausl.bologna.it</text:p>
          </table:table-cell>
          <table:table-cell table:formula="of:=RIGHT([.A425]; LEN([.A425])-SEARCH(&quot;@&quot;;[.A42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nadia.lancioni@ausl.bologna.it</text:p>
          </table:table-cell>
          <table:table-cell table:formula="of:=RIGHT([.A426]; LEN([.A426])-SEARCH(&quot;@&quot;;[.A42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ilvia.manservisi@ausl.bologna.it</text:p>
          </table:table-cell>
          <table:table-cell table:formula="of:=RIGHT([.A427]; LEN([.A427])-SEARCH(&quot;@&quot;;[.A42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.marandella@ausl.bologna.it</text:p>
          </table:table-cell>
          <table:table-cell table:formula="of:=RIGHT([.A428]; LEN([.A428])-SEARCH(&quot;@&quot;;[.A42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iuliasta@hotmail.com</text:p>
          </table:table-cell>
          <table:table-cell table:formula="of:=RIGHT([.A429]; LEN([.A429])-SEARCH(&quot;@&quot;;[.A429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rita.triggia@ausl.bologna.it</text:p>
          </table:table-cell>
          <table:table-cell table:formula="of:=RIGHT([.A430]; LEN([.A430])-SEARCH(&quot;@&quot;;[.A43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iorgia.concari@gmail.com</text:p>
          </table:table-cell>
          <table:table-cell table:formula="of:=RIGHT([.A431]; LEN([.A431])-SEARCH(&quot;@&quot;;[.A43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na.raffaele75@gmail.com</text:p>
          </table:table-cell>
          <table:table-cell table:formula="of:=RIGHT([.A432]; LEN([.A432])-SEARCH(&quot;@&quot;;[.A43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albiaticlaudia@tiscali.it</text:p>
          </table:table-cell>
          <table:table-cell table:formula="of:=RIGHT([.A433]; LEN([.A433])-SEARCH(&quot;@&quot;;[.A433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renata.schneider@hotmail.it</text:p>
          </table:table-cell>
          <table:table-cell table:formula="of:=RIGHT([.A434]; LEN([.A434])-SEARCH(&quot;@&quot;;[.A434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erenasiega@yahoo.it</text:p>
          </table:table-cell>
          <table:table-cell table:formula="of:=RIGHT([.A435]; LEN([.A435])-SEARCH(&quot;@&quot;;[.A435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analdi.roberta@libero.it</text:p>
          </table:table-cell>
          <table:table-cell table:formula="of:=RIGHT([.A436]; LEN([.A436])-SEARCH(&quot;@&quot;;[.A43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nunziadirosa@gmail.com</text:p>
          </table:table-cell>
          <table:table-cell table:formula="of:=RIGHT([.A437]; LEN([.A437])-SEARCH(&quot;@&quot;;[.A43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tonella.olivo@gmail.com</text:p>
          </table:table-cell>
          <table:table-cell table:formula="of:=RIGHT([.A438]; LEN([.A438])-SEARCH(&quot;@&quot;;[.A43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vianapponi@libero.it</text:p>
          </table:table-cell>
          <table:table-cell table:formula="of:=RIGHT([.A439]; LEN([.A439])-SEARCH(&quot;@&quot;;[.A43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iuseppedales@libero.it</text:p>
          </table:table-cell>
          <table:table-cell table:formula="of:=RIGHT([.A440]; LEN([.A440])-SEARCH(&quot;@&quot;;[.A44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ialuisa.martelli@uniroma1.it</text:p>
          </table:table-cell>
          <table:table-cell table:formula="of:=RIGHT([.A441]; LEN([.A441])-SEARCH(&quot;@&quot;;[.A441]))" office:value-type="string" office:string-value="uniroma1.it" calcext:value-type="string">
            <text:p>uniroma1.it</text:p>
          </table:table-cell>
        </table:table-row>
        <table:table-row table:style-name="ro1">
          <table:table-cell office:value-type="string" calcext:value-type="string">
            <text:p>arianna.trasimini@gmail.com</text:p>
          </table:table-cell>
          <table:table-cell table:formula="of:=RIGHT([.A442]; LEN([.A442])-SEARCH(&quot;@&quot;;[.A44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erluigi.zoccolotti@uniroma1.it</text:p>
          </table:table-cell>
          <table:table-cell table:formula="of:=RIGHT([.A443]; LEN([.A443])-SEARCH(&quot;@&quot;;[.A443]))" office:value-type="string" office:string-value="uniroma1.it" calcext:value-type="string">
            <text:p>uniroma1.it</text:p>
          </table:table-cell>
        </table:table-row>
        <table:table-row table:style-name="ro1">
          <table:table-cell office:value-type="string" calcext:value-type="string">
            <text:p>badalamenti.daniela@gmail.com</text:p>
          </table:table-cell>
          <table:table-cell table:formula="of:=RIGHT([.A444]; LEN([.A444])-SEARCH(&quot;@&quot;;[.A44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nza.simona@libero.it</text:p>
          </table:table-cell>
          <table:table-cell table:formula="of:=RIGHT([.A445]; LEN([.A445])-SEARCH(&quot;@&quot;;[.A44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ore.monda@libero.it</text:p>
          </table:table-cell>
          <table:table-cell table:formula="of:=RIGHT([.A446]; LEN([.A446])-SEARCH(&quot;@&quot;;[.A44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buz@yahoo.it</text:p>
          </table:table-cell>
          <table:table-cell table:formula="of:=RIGHT([.A447]; LEN([.A447])-SEARCH(&quot;@&quot;;[.A44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era.perazzo@tiscali.it</text:p>
          </table:table-cell>
          <table:table-cell table:formula="of:=RIGHT([.A448]; LEN([.A448])-SEARCH(&quot;@&quot;;[.A448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jessiriva@libero.it</text:p>
          </table:table-cell>
          <table:table-cell table:formula="of:=RIGHT([.A449]; LEN([.A449])-SEARCH(&quot;@&quot;;[.A44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na-ugo@libero.it</text:p>
          </table:table-cell>
          <table:table-cell table:formula="of:=RIGHT([.A450]; LEN([.A450])-SEARCH(&quot;@&quot;;[.A45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carli2@gmail.com</text:p>
          </table:table-cell>
          <table:table-cell table:formula="of:=RIGHT([.A451]; LEN([.A451])-SEARCH(&quot;@&quot;;[.A45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o.ferioli86@gmail.com</text:p>
          </table:table-cell>
          <table:table-cell table:formula="of:=RIGHT([.A452]; LEN([.A452])-SEARCH(&quot;@&quot;;[.A45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.sitta@ausl.fe.it</text:p>
          </table:table-cell>
          <table:table-cell table:formula="of:=RIGHT([.A453]; LEN([.A453])-SEARCH(&quot;@&quot;;[.A453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e.stoppa@ausl.fe.it</text:p>
          </table:table-cell>
          <table:table-cell table:formula="of:=RIGHT([.A454]; LEN([.A454])-SEARCH(&quot;@&quot;;[.A454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mgarroni@libero.it</text:p>
          </table:table-cell>
          <table:table-cell table:formula="of:=RIGHT([.A455]; LEN([.A455])-SEARCH(&quot;@&quot;;[.A45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aleria.donda0@alice.it</text:p>
          </table:table-cell>
          <table:table-cell table:formula="of:=RIGHT([.A456]; LEN([.A456])-SEARCH(&quot;@&quot;;[.A456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larademartin@libero.it</text:p>
          </table:table-cell>
          <table:table-cell table:formula="of:=RIGHT([.A457]; LEN([.A457])-SEARCH(&quot;@&quot;;[.A45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andragalentino2010@libero.it</text:p>
          </table:table-cell>
          <table:table-cell table:formula="of:=RIGHT([.A458]; LEN([.A458])-SEARCH(&quot;@&quot;;[.A45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eolisilvia@gmail.com</text:p>
          </table:table-cell>
          <table:table-cell table:formula="of:=RIGHT([.A459]; LEN([.A459])-SEARCH(&quot;@&quot;;[.A45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enichella@hotmail.it</text:p>
          </table:table-cell>
          <table:table-cell table:formula="of:=RIGHT([.A460]; LEN([.A460])-SEARCH(&quot;@&quot;;[.A460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biancatrifiro@libero.it</text:p>
          </table:table-cell>
          <table:table-cell table:formula="of:=RIGHT([.A461]; LEN([.A461])-SEARCH(&quot;@&quot;;[.A46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dr.spada@gmail.com</text:p>
          </table:table-cell>
          <table:table-cell table:formula="of:=RIGHT([.A462]; LEN([.A462])-SEARCH(&quot;@&quot;;[.A46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scone_enza@libero.it</text:p>
          </table:table-cell>
          <table:table-cell table:formula="of:=RIGHT([.A463]; LEN([.A463])-SEARCH(&quot;@&quot;;[.A46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katiaciafro70@tiscali.it</text:p>
          </table:table-cell>
          <table:table-cell table:formula="of:=RIGHT([.A464]; LEN([.A464])-SEARCH(&quot;@&quot;;[.A464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anna_dimambro@libero.it</text:p>
          </table:table-cell>
          <table:table-cell table:formula="of:=RIGHT([.A465]; LEN([.A465])-SEARCH(&quot;@&quot;;[.A46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.paolizzi@sanstefarabruzzo.it</text:p>
          </table:table-cell>
          <table:table-cell table:formula="of:=RIGHT([.A466]; LEN([.A466])-SEARCH(&quot;@&quot;;[.A466]))" office:value-type="string" office:string-value="sanstefarabruzzo.it" calcext:value-type="string">
            <text:p>sanstefarabruzzo.it</text:p>
          </table:table-cell>
        </table:table-row>
        <table:table-row table:style-name="ro1">
          <table:table-cell office:value-type="string" calcext:value-type="string">
            <text:p>e.rossi@sanstefarabruzzo.it</text:p>
          </table:table-cell>
          <table:table-cell table:formula="of:=RIGHT([.A467]; LEN([.A467])-SEARCH(&quot;@&quot;;[.A467]))" office:value-type="string" office:string-value="sanstefarabruzzo.it" calcext:value-type="string">
            <text:p>sanstefarabruzzo.it</text:p>
          </table:table-cell>
        </table:table-row>
        <table:table-row table:style-name="ro1">
          <table:table-cell office:value-type="string" calcext:value-type="string">
            <text:p>laura.borga@od.lnf.it</text:p>
          </table:table-cell>
          <table:table-cell table:formula="of:=RIGHT([.A468]; LEN([.A468])-SEARCH(&quot;@&quot;;[.A468]))" office:value-type="string" office:string-value="od.lnf.it" calcext:value-type="string">
            <text:p>od.lnf.it</text:p>
          </table:table-cell>
        </table:table-row>
        <table:table-row table:style-name="ro1">
          <table:table-cell office:value-type="string" calcext:value-type="string">
            <text:p>ste.db@libero.it</text:p>
          </table:table-cell>
          <table:table-cell table:formula="of:=RIGHT([.A469]; LEN([.A469])-SEARCH(&quot;@&quot;;[.A46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decandia@libero.it</text:p>
          </table:table-cell>
          <table:table-cell table:formula="of:=RIGHT([.A470]; LEN([.A470])-SEARCH(&quot;@&quot;;[.A47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rancesca.donadello@yahoo.it</text:p>
          </table:table-cell>
          <table:table-cell table:formula="of:=RIGHT([.A471]; LEN([.A471])-SEARCH(&quot;@&quot;;[.A471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ileniafaragasso@libero.it</text:p>
          </table:table-cell>
          <table:table-cell table:formula="of:=RIGHT([.A472]; LEN([.A472])-SEARCH(&quot;@&quot;;[.A47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ristina4foglia@gmail.com</text:p>
          </table:table-cell>
          <table:table-cell table:formula="of:=RIGHT([.A473]; LEN([.A473])-SEARCH(&quot;@&quot;;[.A47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rigia79@libero.it</text:p>
          </table:table-cell>
          <table:table-cell table:formula="of:=RIGHT([.A474]; LEN([.A474])-SEARCH(&quot;@&quot;;[.A47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giovannagiacomin.it</text:p>
          </table:table-cell>
          <table:table-cell table:formula="of:=RIGHT([.A475]; LEN([.A475])-SEARCH(&quot;@&quot;;[.A475]))" office:value-type="string" office:string-value="giovannagiacomin.it" calcext:value-type="string">
            <text:p>giovannagiacomin.it</text:p>
          </table:table-cell>
        </table:table-row>
        <table:table-row table:style-name="ro1">
          <table:table-cell office:value-type="string" calcext:value-type="string">
            <text:p>ilenia.noferi@alice.it</text:p>
          </table:table-cell>
          <table:table-cell table:formula="of:=RIGHT([.A476]; LEN([.A476])-SEARCH(&quot;@&quot;;[.A476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masada8@gmail.com</text:p>
          </table:table-cell>
          <table:table-cell table:formula="of:=RIGHT([.A477]; LEN([.A477])-SEARCH(&quot;@&quot;;[.A47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.stagni@gmail.com</text:p>
          </table:table-cell>
          <table:table-cell table:formula="of:=RIGHT([.A478]; LEN([.A478])-SEARCH(&quot;@&quot;;[.A47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ura.bertolo7+sperimentazione@gmail.com</text:p>
          </table:table-cell>
          <table:table-cell table:formula="of:=RIGHT([.A479]; LEN([.A479])-SEARCH(&quot;@&quot;;[.A47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rolina_papponi@hotmail.com</text:p>
          </table:table-cell>
          <table:table-cell table:formula="of:=RIGHT([.A480]; LEN([.A480])-SEARCH(&quot;@&quot;;[.A480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potenziamoci@gmail.com</text:p>
          </table:table-cell>
          <table:table-cell table:formula="of:=RIGHT([.A481]; LEN([.A481])-SEARCH(&quot;@&quot;;[.A48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elucchifrancesca@libero.it</text:p>
          </table:table-cell>
          <table:table-cell table:formula="of:=RIGHT([.A482]; LEN([.A482])-SEARCH(&quot;@&quot;;[.A48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titti.sacco@gmail.com</text:p>
          </table:table-cell>
          <table:table-cell table:formula="of:=RIGHT([.A483]; LEN([.A483])-SEARCH(&quot;@&quot;;[.A48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gherita.achille@gmail.com</text:p>
          </table:table-cell>
          <table:table-cell table:formula="of:=RIGHT([.A484]; LEN([.A484])-SEARCH(&quot;@&quot;;[.A48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telli.mariateresa@gmail.com</text:p>
          </table:table-cell>
          <table:table-cell table:formula="of:=RIGHT([.A485]; LEN([.A485])-SEARCH(&quot;@&quot;;[.A48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tolotti.sara@gmail.com</text:p>
          </table:table-cell>
          <table:table-cell table:formula="of:=RIGHT([.A486]; LEN([.A486])-SEARCH(&quot;@&quot;;[.A48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a.cavagnini@libero.it</text:p>
          </table:table-cell>
          <table:table-cell table:formula="of:=RIGHT([.A487]; LEN([.A487])-SEARCH(&quot;@&quot;;[.A48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imonaferretti.75@gmail.com</text:p>
          </table:table-cell>
          <table:table-cell table:formula="of:=RIGHT([.A488]; LEN([.A488])-SEARCH(&quot;@&quot;;[.A48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emora@gmail.com</text:p>
          </table:table-cell>
          <table:table-cell table:formula="of:=RIGHT([.A489]; LEN([.A489])-SEARCH(&quot;@&quot;;[.A48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lentemcv@gmail.com</text:p>
          </table:table-cell>
          <table:table-cell table:formula="of:=RIGHT([.A490]; LEN([.A490])-SEARCH(&quot;@&quot;;[.A49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chelablandino@hotmail.com</text:p>
          </table:table-cell>
          <table:table-cell table:formula="of:=RIGHT([.A491]; LEN([.A491])-SEARCH(&quot;@&quot;;[.A491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strategicamenteinsieme@gmail.com</text:p>
          </table:table-cell>
          <table:table-cell table:formula="of:=RIGHT([.A492]; LEN([.A492])-SEARCH(&quot;@&quot;;[.A49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osso.adriana@tiscali.it</text:p>
          </table:table-cell>
          <table:table-cell table:formula="of:=RIGHT([.A493]; LEN([.A493])-SEARCH(&quot;@&quot;;[.A493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trizio.ivana@hsacco.it</text:p>
          </table:table-cell>
          <table:table-cell table:formula="of:=RIGHT([.A494]; LEN([.A494])-SEARCH(&quot;@&quot;;[.A494]))" office:value-type="string" office:string-value="hsacco.it" calcext:value-type="string">
            <text:p>hsacco.it</text:p>
          </table:table-cell>
        </table:table-row>
        <table:table-row table:style-name="ro1">
          <table:table-cell office:value-type="string" calcext:value-type="string">
            <text:p>federicacervone@tiscali.it</text:p>
          </table:table-cell>
          <table:table-cell table:formula="of:=RIGHT([.A495]; LEN([.A495])-SEARCH(&quot;@&quot;;[.A495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fra.tesei@gmail.com</text:p>
          </table:table-cell>
          <table:table-cell table:formula="of:=RIGHT([.A496]; LEN([.A496])-SEARCH(&quot;@&quot;;[.A49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inabaldetti@gmail.com</text:p>
          </table:table-cell>
          <table:table-cell table:formula="of:=RIGHT([.A497]; LEN([.A497])-SEARCH(&quot;@&quot;;[.A49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nzaparodi@virgilio.it</text:p>
          </table:table-cell>
          <table:table-cell table:formula="of:=RIGHT([.A498]; LEN([.A498])-SEARCH(&quot;@&quot;;[.A498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direfareepensare.mosca@gmail.com</text:p>
          </table:table-cell>
          <table:table-cell table:formula="of:=RIGHT([.A499]; LEN([.A499])-SEARCH(&quot;@&quot;;[.A49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gnese.forlani90@gmail.com</text:p>
          </table:table-cell>
          <table:table-cell table:formula="of:=RIGHT([.A500]; LEN([.A500])-SEARCH(&quot;@&quot;;[.A50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nelly_petkova@abv.bg</text:p>
          </table:table-cell>
          <table:table-cell table:formula="of:=RIGHT([.A501]; LEN([.A501])-SEARCH(&quot;@&quot;;[.A501]))" office:value-type="string" office:string-value="abv.bg" calcext:value-type="string">
            <text:p>abv.bg</text:p>
          </table:table-cell>
        </table:table-row>
        <table:table-row table:style-name="ro1">
          <table:table-cell office:value-type="string" calcext:value-type="string">
            <text:p>silviapiazza91@hotmail.it</text:p>
          </table:table-cell>
          <table:table-cell table:formula="of:=RIGHT([.A502]; LEN([.A502])-SEARCH(&quot;@&quot;;[.A502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federica.porco@gmail.com</text:p>
          </table:table-cell>
          <table:table-cell table:formula="of:=RIGHT([.A503]; LEN([.A503])-SEARCH(&quot;@&quot;;[.A50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hiarastracquadanio7@gmail.com</text:p>
          </table:table-cell>
          <table:table-cell table:formula="of:=RIGHT([.A504]; LEN([.A504])-SEARCH(&quot;@&quot;;[.A50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ara.cap91@libero.it</text:p>
          </table:table-cell>
          <table:table-cell table:formula="of:=RIGHT([.A505]; LEN([.A505])-SEARCH(&quot;@&quot;;[.A50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rrierolaura@yahoo.it</text:p>
          </table:table-cell>
          <table:table-cell table:formula="of:=RIGHT([.A506]; LEN([.A506])-SEARCH(&quot;@&quot;;[.A506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lessandraciacciarelli@gmail.com</text:p>
          </table:table-cell>
          <table:table-cell table:formula="of:=RIGHT([.A507]; LEN([.A507])-SEARCH(&quot;@&quot;;[.A50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cirulli@hotmail.it</text:p>
          </table:table-cell>
          <table:table-cell table:formula="of:=RIGHT([.A508]; LEN([.A508])-SEARCH(&quot;@&quot;;[.A508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antonelladecu@libero.it</text:p>
          </table:table-cell>
          <table:table-cell table:formula="of:=RIGHT([.A509]; LEN([.A509])-SEARCH(&quot;@&quot;;[.A50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ma.groccia@tiscali.it</text:p>
          </table:table-cell>
          <table:table-cell table:formula="of:=RIGHT([.A510]; LEN([.A510])-SEARCH(&quot;@&quot;;[.A510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aronofri@tiscali.it</text:p>
          </table:table-cell>
          <table:table-cell table:formula="of:=RIGHT([.A511]; LEN([.A511])-SEARCH(&quot;@&quot;;[.A511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fede.ritorto@gmail.com</text:p>
          </table:table-cell>
          <table:table-cell table:formula="of:=RIGHT([.A512]; LEN([.A512])-SEARCH(&quot;@&quot;;[.A51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tudioeidonroma@gmail.com</text:p>
          </table:table-cell>
          <table:table-cell table:formula="of:=RIGHT([.A513]; LEN([.A513])-SEARCH(&quot;@&quot;;[.A51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tefya78@yahoo.it</text:p>
          </table:table-cell>
          <table:table-cell table:formula="of:=RIGHT([.A514]; LEN([.A514])-SEARCH(&quot;@&quot;;[.A51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corrias.alessandra@libero.it</text:p>
          </table:table-cell>
          <table:table-cell table:formula="of:=RIGHT([.A515]; LEN([.A515])-SEARCH(&quot;@&quot;;[.A51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ilvia.manca@tiscali.it</text:p>
          </table:table-cell>
          <table:table-cell table:formula="of:=RIGHT([.A516]; LEN([.A516])-SEARCH(&quot;@&quot;;[.A516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grazianonne@tiscali.it</text:p>
          </table:table-cell>
          <table:table-cell table:formula="of:=RIGHT([.A517]; LEN([.A517])-SEARCH(&quot;@&quot;;[.A517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karolpagini@gmail.com</text:p>
          </table:table-cell>
          <table:table-cell table:formula="of:=RIGHT([.A518]; LEN([.A518])-SEARCH(&quot;@&quot;;[.A51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.somaschini@gmail.com</text:p>
          </table:table-cell>
          <table:table-cell table:formula="of:=RIGHT([.A519]; LEN([.A519])-SEARCH(&quot;@&quot;;[.A51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nza.parodi@sosdislessia.it</text:p>
          </table:table-cell>
          <table:table-cell table:formula="of:=RIGHT([.A520]; LEN([.A520])-SEARCH(&quot;@&quot;;[.A520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danylogo@yahoo.it</text:p>
          </table:table-cell>
          <table:table-cell table:formula="of:=RIGHT([.A521]; LEN([.A521])-SEARCH(&quot;@&quot;;[.A521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gianma.palumbo@gmail.com</text:p>
          </table:table-cell>
          <table:table-cell table:formula="of:=RIGHT([.A522]; LEN([.A522])-SEARCH(&quot;@&quot;;[.A52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monaratta@virgilio.it</text:p>
          </table:table-cell>
          <table:table-cell table:formula="of:=RIGHT([.A523]; LEN([.A523])-SEARCH(&quot;@&quot;;[.A523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alessandra.luci@sosdislessia.it</text:p>
          </table:table-cell>
          <table:table-cell table:formula="of:=RIGHT([.A524]; LEN([.A524])-SEARCH(&quot;@&quot;;[.A524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ara.pestelli@sosdislessia.it</text:p>
          </table:table-cell>
          <table:table-cell table:formula="of:=RIGHT([.A525]; LEN([.A525])-SEARCH(&quot;@&quot;;[.A525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lucianabelviso@hotmail.it</text:p>
          </table:table-cell>
          <table:table-cell table:formula="of:=RIGHT([.A526]; LEN([.A526])-SEARCH(&quot;@&quot;;[.A526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info@centrostudimediazione.it</text:p>
          </table:table-cell>
          <table:table-cell table:formula="of:=RIGHT([.A527]; LEN([.A527])-SEARCH(&quot;@&quot;;[.A527]))" office:value-type="string" office:string-value="centrostudimediazione.it" calcext:value-type="string">
            <text:p>centrostudimediazione.it</text:p>
          </table:table-cell>
        </table:table-row>
        <table:table-row table:style-name="ro1">
          <table:table-cell office:value-type="string" calcext:value-type="string">
            <text:p>mircobellotti@gmail.com</text:p>
          </table:table-cell>
          <table:table-cell table:formula="of:=RIGHT([.A528]; LEN([.A528])-SEARCH(&quot;@&quot;;[.A52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ott.elenaboldrin@gmail.com</text:p>
          </table:table-cell>
          <table:table-cell table:formula="of:=RIGHT([.A529]; LEN([.A529])-SEARCH(&quot;@&quot;;[.A52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.castro@campus.unimib.it</text:p>
          </table:table-cell>
          <table:table-cell table:formula="of:=RIGHT([.A530]; LEN([.A530])-SEARCH(&quot;@&quot;;[.A530]))" office:value-type="string" office:string-value="campus.unimib.it" calcext:value-type="string">
            <text:p>campus.unimib.it</text:p>
          </table:table-cell>
        </table:table-row>
        <table:table-row table:style-name="ro1">
          <table:table-cell office:value-type="string" calcext:value-type="string">
            <text:p>monicol@live.it</text:p>
          </table:table-cell>
          <table:table-cell table:formula="of:=RIGHT([.A531]; LEN([.A531])-SEARCH(&quot;@&quot;;[.A531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cdellavedova@libero.it</text:p>
          </table:table-cell>
          <table:table-cell table:formula="of:=RIGHT([.A532]; LEN([.A532])-SEARCH(&quot;@&quot;;[.A53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_falino@hotmail.com</text:p>
          </table:table-cell>
          <table:table-cell table:formula="of:=RIGHT([.A533]; LEN([.A533])-SEARCH(&quot;@&quot;;[.A533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log.rossellafiamingo@gmail.com</text:p>
          </table:table-cell>
          <table:table-cell table:formula="of:=RIGHT([.A534]; LEN([.A534])-SEARCH(&quot;@&quot;;[.A5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.puddu@sosdislessia.it</text:p>
          </table:table-cell>
          <table:table-cell table:formula="of:=RIGHT([.A535]; LEN([.A535])-SEARCH(&quot;@&quot;;[.A535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francesca.scortichini@sosdislessia.it</text:p>
          </table:table-cell>
          <table:table-cell table:formula="of:=RIGHT([.A536]; LEN([.A536])-SEARCH(&quot;@&quot;;[.A536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abina.ortolano@sosdislessia.it</text:p>
          </table:table-cell>
          <table:table-cell table:formula="of:=RIGHT([.A537]; LEN([.A537])-SEARCH(&quot;@&quot;;[.A537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ilaria.polidoro@gmail.com</text:p>
          </table:table-cell>
          <table:table-cell table:formula="of:=RIGHT([.A538]; LEN([.A538])-SEARCH(&quot;@&quot;;[.A53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abio.scaliati@gmail.com</text:p>
          </table:table-cell>
          <table:table-cell table:formula="of:=RIGHT([.A539]; LEN([.A539])-SEARCH(&quot;@&quot;;[.A53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livia@inwind.it</text:p>
          </table:table-cell>
          <table:table-cell table:formula="of:=RIGHT([.A540]; LEN([.A540])-SEARCH(&quot;@&quot;;[.A540]))" office:value-type="string" office:string-value="inwind.it" calcext:value-type="string">
            <text:p>inwind.it</text:p>
          </table:table-cell>
        </table:table-row>
        <table:table-row table:style-name="ro1">
          <table:table-cell office:value-type="string" calcext:value-type="string">
            <text:p>daniela.pasolini@libero.it</text:p>
          </table:table-cell>
          <table:table-cell table:formula="of:=RIGHT([.A541]; LEN([.A541])-SEARCH(&quot;@&quot;;[.A54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eng@antoniano.it</text:p>
          </table:table-cell>
          <table:table-cell table:formula="of:=RIGHT([.A542]; LEN([.A542])-SEARCH(&quot;@&quot;;[.A542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landuzzi@antoniano.it</text:p>
          </table:table-cell>
          <table:table-cell table:formula="of:=RIGHT([.A543]; LEN([.A543])-SEARCH(&quot;@&quot;;[.A543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mattioli@antoniano.it</text:p>
          </table:table-cell>
          <table:table-cell table:formula="of:=RIGHT([.A544]; LEN([.A544])-SEARCH(&quot;@&quot;;[.A544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alessndra.betti@gmail.com</text:p>
          </table:table-cell>
          <table:table-cell table:formula="of:=RIGHT([.A545]; LEN([.A545])-SEARCH(&quot;@&quot;;[.A5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ssandra.betti@virgilio.it</text:p>
          </table:table-cell>
          <table:table-cell table:formula="of:=RIGHT([.A546]; LEN([.A546])-SEARCH(&quot;@&quot;;[.A546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paola.invernizzi@studioakoe.com</text:p>
          </table:table-cell>
          <table:table-cell table:formula="of:=RIGHT([.A547]; LEN([.A547])-SEARCH(&quot;@&quot;;[.A547]))" office:value-type="string" office:string-value="studioakoe.com" calcext:value-type="string">
            <text:p>studioakoe.com</text:p>
          </table:table-cell>
        </table:table-row>
        <table:table-row table:style-name="ro1">
          <table:table-cell office:value-type="string" calcext:value-type="string">
            <text:p>lorellarizzo@tin.it</text:p>
          </table:table-cell>
          <table:table-cell table:formula="of:=RIGHT([.A548]; LEN([.A548])-SEARCH(&quot;@&quot;;[.A548]))" office:value-type="string" office:string-value="tin.it" calcext:value-type="string">
            <text:p>tin.it</text:p>
          </table:table-cell>
        </table:table-row>
        <table:table-row table:style-name="ro1">
          <table:table-cell office:value-type="string" calcext:value-type="string">
            <text:p>maria.spinelli@unimib.it</text:p>
          </table:table-cell>
          <table:table-cell table:formula="of:=RIGHT([.A549]; LEN([.A549])-SEARCH(&quot;@&quot;;[.A549]))" office:value-type="string" office:string-value="unimib.it" calcext:value-type="string">
            <text:p>unimib.it</text:p>
          </table:table-cell>
        </table:table-row>
        <table:table-row table:style-name="ro1">
          <table:table-cell office:value-type="string" calcext:value-type="string">
            <text:p>valentinagloria.psi@gmail.com</text:p>
          </table:table-cell>
          <table:table-cell table:formula="of:=RIGHT([.A550]; LEN([.A550])-SEARCH(&quot;@&quot;;[.A55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raorsolini@gmail.com</text:p>
          </table:table-cell>
          <table:table-cell table:formula="of:=RIGHT([.A551]; LEN([.A551])-SEARCH(&quot;@&quot;;[.A55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ovanna.cialdini@libero.it</text:p>
          </table:table-cell>
          <table:table-cell table:formula="of:=RIGHT([.A552]; LEN([.A552])-SEARCH(&quot;@&quot;;[.A55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alletti.vania@gmail.com</text:p>
          </table:table-cell>
          <table:table-cell table:formula="of:=RIGHT([.A553]; LEN([.A553])-SEARCH(&quot;@&quot;;[.A553]))" office:value-type="string" office:string-value="gmail.com" calcext:value-type="string">
            <text:p>gmail.com</text:p>
          </table:table-cell>
        </table:table-row>
        <table:table-row table:style-name="ro1" table:visibility="filter">
          <table:table-cell office:value-type="string" calcext:value-type="string">
            <text:p>imparare@anastasis.it</text:p>
          </table:table-cell>
          <table:table-cell table:formula="of:=RIGHT([.A554]; LEN([.A554])-SEARCH(&quot;@&quot;;[.A554]))" office:value-type="string" office:string-value="anastasis.it" calcext:value-type="string">
            <text:p>anastasis.it</text:p>
          </table:table-cell>
        </table:table-row>
        <table:table-row table:style-name="ro1">
          <table:table-cell office:value-type="string" calcext:value-type="string">
            <text:p>federica.andreola@kenteocrema.it</text:p>
          </table:table-cell>
          <table:table-cell table:formula="of:=RIGHT([.A555]; LEN([.A555])-SEARCH(&quot;@&quot;;[.A555]))" office:value-type="string" office:string-value="kenteocrema.it" calcext:value-type="string">
            <text:p>kenteocrema.it</text:p>
          </table:table-cell>
        </table:table-row>
        <table:table-row table:style-name="ro1">
          <table:table-cell office:value-type="string" calcext:value-type="string">
            <text:p>silviaspoglianti@icloud.com</text:p>
          </table:table-cell>
          <table:table-cell table:formula="of:=RIGHT([.A556]; LEN([.A556])-SEARCH(&quot;@&quot;;[.A556]))" office:value-type="string" office:string-value="icloud.com" calcext:value-type="string">
            <text:p>icloud.com</text:p>
          </table:table-cell>
        </table:table-row>
        <table:table-row table:style-name="ro1">
          <table:table-cell office:value-type="string" calcext:value-type="string">
            <text:p>sylvia.minella@gmail.com</text:p>
          </table:table-cell>
          <table:table-cell table:formula="of:=RIGHT([.A557]; LEN([.A557])-SEARCH(&quot;@&quot;;[.A55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lisa.fiorilla@gmail.com</text:p>
          </table:table-cell>
          <table:table-cell table:formula="of:=RIGHT([.A558]; LEN([.A558])-SEARCH(&quot;@&quot;;[.A55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ara.mart@hotmail.it</text:p>
          </table:table-cell>
          <table:table-cell table:formula="of:=RIGHT([.A559]; LEN([.A559])-SEARCH(&quot;@&quot;;[.A559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.corsi@stellesullaterra.org</text:p>
          </table:table-cell>
          <table:table-cell table:formula="of:=RIGHT([.A560]; LEN([.A560])-SEARCH(&quot;@&quot;;[.A560]))" office:value-type="string" office:string-value="stellesullaterra.org" calcext:value-type="string">
            <text:p>stellesullaterra.org</text:p>
          </table:table-cell>
        </table:table-row>
        <table:table-row table:style-name="ro1">
          <table:table-cell office:value-type="string" calcext:value-type="string">
            <text:p>valentinatomizza@gmail.com</text:p>
          </table:table-cell>
          <table:table-cell table:formula="of:=RIGHT([.A561]; LEN([.A561])-SEARCH(&quot;@&quot;;[.A56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lariavaccher@gmail.com</text:p>
          </table:table-cell>
          <table:table-cell table:formula="of:=RIGHT([.A562]; LEN([.A562])-SEARCH(&quot;@&quot;;[.A56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west.thomas89@gmail.com</text:p>
          </table:table-cell>
          <table:table-cell table:formula="of:=RIGHT([.A563]; LEN([.A563])-SEARCH(&quot;@&quot;;[.A56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vy82@hotmail.it</text:p>
          </table:table-cell>
          <table:table-cell table:formula="of:=RIGHT([.A564]; LEN([.A564])-SEARCH(&quot;@&quot;;[.A564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giuliamattioli.logopedia@gmail.com</text:p>
          </table:table-cell>
          <table:table-cell table:formula="of:=RIGHT([.A565]; LEN([.A565])-SEARCH(&quot;@&quot;;[.A56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pagnacco@gmail.com</text:p>
          </table:table-cell>
          <table:table-cell table:formula="of:=RIGHT([.A566]; LEN([.A566])-SEARCH(&quot;@&quot;;[.A566]))" office:value-type="string" office:string-value="gmail.com" calcext:value-type="string">
            <text:p>gmail.com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gela.paiano@libero.it</text:p>
          </table:table-cell>
          <table:table-cell table:formula="of:=RIGHT([.A2]; LEN([.A2])-SEARCH(&quot;@&quot;;[.A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.baioni@ulss10.veneto.it</text:p>
          </table:table-cell>
          <table:table-cell table:formula="of:=RIGHT([.A3]; LEN([.A3])-SEARCH(&quot;@&quot;;[.A3]))" office:value-type="string" office:string-value="ulss10.veneto.it" calcext:value-type="string">
            <text:p>ulss10.veneto.it</text:p>
          </table:table-cell>
        </table:table-row>
        <table:table-row table:style-name="ro1">
          <table:table-cell office:value-type="string" calcext:value-type="string">
            <text:p>mario.rosati@ulss10.veneto.it</text:p>
          </table:table-cell>
          <table:table-cell table:formula="of:=RIGHT([.A4]; LEN([.A4])-SEARCH(&quot;@&quot;;[.A4]))" office:value-type="string" office:string-value="ulss10.veneto.it" calcext:value-type="string">
            <text:p>ulss10.veneto.it</text:p>
          </table:table-cell>
        </table:table-row>
        <table:table-row table:style-name="ro1">
          <table:table-cell office:value-type="string" calcext:value-type="string">
            <text:p>claudio.vio@fastwebnet.it</text:p>
          </table:table-cell>
          <table:table-cell table:formula="of:=RIGHT([.A5]; LEN([.A5])-SEARCH(&quot;@&quot;;[.A5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patrizio.tressoldi@unipd.it</text:p>
          </table:table-cell>
          <table:table-cell table:formula="of:=RIGHT([.A6]; LEN([.A6])-SEARCH(&quot;@&quot;;[.A6]))" office:value-type="string" office:string-value="unipd.it" calcext:value-type="string">
            <text:p>unipd.it</text:p>
          </table:table-cell>
        </table:table-row>
        <table:table-row table:style-name="ro1">
          <table:table-cell office:value-type="string" calcext:value-type="string">
            <text:p>renzotucci@yahoo.it</text:p>
          </table:table-cell>
          <table:table-cell table:formula="of:=RIGHT([.A7]; LEN([.A7])-SEARCH(&quot;@&quot;;[.A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aleria.allamandri@aslcn1.it</text:p>
          </table:table-cell>
          <table:table-cell table:formula="of:=RIGHT([.A8]; LEN([.A8])-SEARCH(&quot;@&quot;;[.A8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ylenia.canavesio@gmail.com</text:p>
          </table:table-cell>
          <table:table-cell table:formula="of:=RIGHT([.A9]; LEN([.A9])-SEARCH(&quot;@&quot;;[.A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rlotta.dusini@gmail.com</text:p>
          </table:table-cell>
          <table:table-cell table:formula="of:=RIGHT([.A10]; LEN([.A10])-SEARCH(&quot;@&quot;;[.A1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uro.marcella@yahoo.it</text:p>
          </table:table-cell>
          <table:table-cell table:formula="of:=RIGHT([.A11]; LEN([.A11])-SEARCH(&quot;@&quot;;[.A11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info@centroetaevolutiva.it</text:p>
          </table:table-cell>
          <table:table-cell table:formula="of:=RIGHT([.A12]; LEN([.A12])-SEARCH(&quot;@&quot;;[.A12]))" office:value-type="string" office:string-value="centroetaevolutiva.it" calcext:value-type="string">
            <text:p>centroetaevolutiva.it</text:p>
          </table:table-cell>
        </table:table-row>
        <table:table-row table:style-name="ro1">
          <table:table-cell office:value-type="string" calcext:value-type="string">
            <text:p>daniela.dalessandro@ausl.bologna.it</text:p>
          </table:table-cell>
          <table:table-cell table:formula="of:=RIGHT([.A13]; LEN([.A13])-SEARCH(&quot;@&quot;;[.A1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laudia.pizzoli@ausl.bologna.it</text:p>
          </table:table-cell>
          <table:table-cell table:formula="of:=RIGHT([.A14]; LEN([.A14])-SEARCH(&quot;@&quot;;[.A1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barausse.chiara@gmail.com</text:p>
          </table:table-cell>
          <table:table-cell table:formula="of:=RIGHT([.A15]; LEN([.A15])-SEARCH(&quot;@&quot;;[.A1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fini@cicciocollega.anastasis.it</text:p>
          </table:table-cell>
          <table:table-cell table:formula="of:=RIGHT([.A16]; LEN([.A16])-SEARCH(&quot;@&quot;;[.A16]))" office:value-type="string" office:string-value="cicciocollega.anastasis.it" calcext:value-type="string">
            <text:p>cicciocollega.anastasis.it</text:p>
          </table:table-cell>
        </table:table-row>
        <table:table-row table:style-name="ro1">
          <table:table-cell office:value-type="string" calcext:value-type="string">
            <text:p>laura.bertolo@libero.it</text:p>
          </table:table-cell>
          <table:table-cell table:formula="of:=RIGHT([.A17]; LEN([.A17])-SEARCH(&quot;@&quot;;[.A1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.baciarelli@cnee.it</text:p>
          </table:table-cell>
          <table:table-cell table:formula="of:=RIGHT([.A18]; LEN([.A18])-SEARCH(&quot;@&quot;;[.A18]))" office:value-type="string" office:string-value="cnee.it" calcext:value-type="string">
            <text:p>cnee.it</text:p>
          </table:table-cell>
        </table:table-row>
        <table:table-row table:style-name="ro1">
          <table:table-cell office:value-type="string" calcext:value-type="string">
            <text:p>crocus4@libero.it</text:p>
          </table:table-cell>
          <table:table-cell table:formula="of:=RIGHT([.A19]; LEN([.A19])-SEARCH(&quot;@&quot;;[.A1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cnee.it</text:p>
          </table:table-cell>
          <table:table-cell table:formula="of:=RIGHT([.A20]; LEN([.A20])-SEARCH(&quot;@&quot;;[.A20]))" office:value-type="string" office:string-value="cnee.it" calcext:value-type="string">
            <text:p>cnee.it</text:p>
          </table:table-cell>
        </table:table-row>
        <table:table-row table:style-name="ro1">
          <table:table-cell office:value-type="string" calcext:value-type="string">
            <text:p>rilosas@fastwebnet.it</text:p>
          </table:table-cell>
          <table:table-cell table:formula="of:=RIGHT([.A21]; LEN([.A21])-SEARCH(&quot;@&quot;;[.A21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fm.setaro@gmail.com</text:p>
          </table:table-cell>
          <table:table-cell table:formula="of:=RIGHT([.A22]; LEN([.A22])-SEARCH(&quot;@&quot;;[.A2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chela.cendron@unipd.it</text:p>
          </table:table-cell>
          <table:table-cell table:formula="of:=RIGHT([.A23]; LEN([.A23])-SEARCH(&quot;@&quot;;[.A23]))" office:value-type="string" office:string-value="unipd.it" calcext:value-type="string">
            <text:p>unipd.it</text:p>
          </table:table-cell>
        </table:table-row>
        <table:table-row table:style-name="ro1">
          <table:table-cell office:value-type="string" calcext:value-type="string">
            <text:p>anna.merella@tiscali.it</text:p>
          </table:table-cell>
          <table:table-cell table:formula="of:=RIGHT([.A24]; LEN([.A24])-SEARCH(&quot;@&quot;;[.A24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russo.maria@yahoo.it</text:p>
          </table:table-cell>
          <table:table-cell table:formula="of:=RIGHT([.A25]; LEN([.A25])-SEARCH(&quot;@&quot;;[.A25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stellinat85@hotmail.it</text:p>
          </table:table-cell>
          <table:table-cell table:formula="of:=RIGHT([.A26]; LEN([.A26])-SEARCH(&quot;@&quot;;[.A26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pao.fraternali@hotmail.it</text:p>
          </table:table-cell>
          <table:table-cell table:formula="of:=RIGHT([.A27]; LEN([.A27])-SEARCH(&quot;@&quot;;[.A2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P.Pasotto@giunti.it</text:p>
          </table:table-cell>
          <table:table-cell table:formula="of:=RIGHT([.A28]; LEN([.A28])-SEARCH(&quot;@&quot;;[.A28]))" office:value-type="string" office:string-value="giunti.it" calcext:value-type="string">
            <text:p>giunti.it</text:p>
          </table:table-cell>
        </table:table-row>
        <table:table-row table:style-name="ro1">
          <table:table-cell office:value-type="string" calcext:value-type="string">
            <text:p>luciano.evangelisti@gmail.com</text:p>
          </table:table-cell>
          <table:table-cell table:formula="of:=RIGHT([.A29]; LEN([.A29])-SEARCH(&quot;@&quot;;[.A2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trizia.marletta@libero.it</text:p>
          </table:table-cell>
          <table:table-cell table:formula="of:=RIGHT([.A30]; LEN([.A30])-SEARCH(&quot;@&quot;;[.A3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rene.costanza@libero.it</text:p>
          </table:table-cell>
          <table:table-cell table:formula="of:=RIGHT([.A31]; LEN([.A31])-SEARCH(&quot;@&quot;;[.A3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roberta.signoretto@gmail.com</text:p>
          </table:table-cell>
          <table:table-cell table:formula="of:=RIGHT([.A32]; LEN([.A32])-SEARCH(&quot;@&quot;;[.A3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vigni.log@gmail.com</text:p>
          </table:table-cell>
          <table:table-cell table:formula="of:=RIGHT([.A33]; LEN([.A33])-SEARCH(&quot;@&quot;;[.A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luci76@gmail.com</text:p>
          </table:table-cell>
          <table:table-cell table:formula="of:=RIGHT([.A34]; LEN([.A34])-SEARCH(&quot;@&quot;;[.A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oberta.comaglio@yahoo.it</text:p>
          </table:table-cell>
          <table:table-cell table:formula="of:=RIGHT([.A35]; LEN([.A35])-SEARCH(&quot;@&quot;;[.A35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nita.stefanachi@sosdislessia.it</text:p>
          </table:table-cell>
          <table:table-cell table:formula="of:=RIGHT([.A36]; LEN([.A36])-SEARCH(&quot;@&quot;;[.A36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usi.cazzaniga@hotmail.com</text:p>
          </table:table-cell>
          <table:table-cell table:formula="of:=RIGHT([.A37]; LEN([.A37])-SEARCH(&quot;@&quot;;[.A37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francesca.balasso@ulssvicenza.it</text:p>
          </table:table-cell>
          <table:table-cell table:formula="of:=RIGHT([.A38]; LEN([.A38])-SEARCH(&quot;@&quot;;[.A38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Chiara.petroni@ulssvicenza.it</text:p>
          </table:table-cell>
          <table:table-cell table:formula="of:=RIGHT([.A39]; LEN([.A39])-SEARCH(&quot;@&quot;;[.A39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silvia.sesso@ulssvicenza.it</text:p>
          </table:table-cell>
          <table:table-cell table:formula="of:=RIGHT([.A40]; LEN([.A40])-SEARCH(&quot;@&quot;;[.A40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antonella.vellar@ulssvicenza.it</text:p>
          </table:table-cell>
          <table:table-cell table:formula="of:=RIGHT([.A41]; LEN([.A41])-SEARCH(&quot;@&quot;;[.A41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p.berlati@ausl.ra.it</text:p>
          </table:table-cell>
          <table:table-cell table:formula="of:=RIGHT([.A42]; LEN([.A42])-SEARCH(&quot;@&quot;;[.A42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s.bolognesi@ausl.ra.it</text:p>
          </table:table-cell>
          <table:table-cell table:formula="of:=RIGHT([.A43]; LEN([.A43])-SEARCH(&quot;@&quot;;[.A43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maria.ferretti@ausl.ra.it</text:p>
          </table:table-cell>
          <table:table-cell table:formula="of:=RIGHT([.A44]; LEN([.A44])-SEARCH(&quot;@&quot;;[.A44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elena.merendi@ausl.ra.it</text:p>
          </table:table-cell>
          <table:table-cell table:formula="of:=RIGHT([.A45]; LEN([.A45])-SEARCH(&quot;@&quot;;[.A45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caterina.caini@ausl.ra.it</text:p>
          </table:table-cell>
          <table:table-cell table:formula="of:=RIGHT([.A46]; LEN([.A46])-SEARCH(&quot;@&quot;;[.A46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e.cancellieri@ausl.ra.it</text:p>
          </table:table-cell>
          <table:table-cell table:formula="of:=RIGHT([.A47]; LEN([.A47])-SEARCH(&quot;@&quot;;[.A47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b.feletti@ausl.ra.it</text:p>
          </table:table-cell>
          <table:table-cell table:formula="of:=RIGHT([.A48]; LEN([.A48])-SEARCH(&quot;@&quot;;[.A48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antonella.galli@ausl.ra.it</text:p>
          </table:table-cell>
          <table:table-cell table:formula="of:=RIGHT([.A49]; LEN([.A49])-SEARCH(&quot;@&quot;;[.A49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valentina.genovese@ausl.ra.it</text:p>
          </table:table-cell>
          <table:table-cell table:formula="of:=RIGHT([.A50]; LEN([.A50])-SEARCH(&quot;@&quot;;[.A50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m.gentile@ausl.ra.it</text:p>
          </table:table-cell>
          <table:table-cell table:formula="of:=RIGHT([.A51]; LEN([.A51])-SEARCH(&quot;@&quot;;[.A51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l.lucchini@ausl.ra.it</text:p>
          </table:table-cell>
          <table:table-cell table:formula="of:=RIGHT([.A52]; LEN([.A52])-SEARCH(&quot;@&quot;;[.A52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f.martini@ausl.ra.it</text:p>
          </table:table-cell>
          <table:table-cell table:formula="of:=RIGHT([.A53]; LEN([.A53])-SEARCH(&quot;@&quot;;[.A53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valentina.ortelli@gmail.com</text:p>
          </table:table-cell>
          <table:table-cell table:formula="of:=RIGHT([.A54]; LEN([.A54])-SEARCH(&quot;@&quot;;[.A5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gnese.raspa@ausl.ra.it</text:p>
          </table:table-cell>
          <table:table-cell table:formula="of:=RIGHT([.A55]; LEN([.A55])-SEARCH(&quot;@&quot;;[.A55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r.taschin@ausl.ra.it</text:p>
          </table:table-cell>
          <table:table-cell table:formula="of:=RIGHT([.A56]; LEN([.A56])-SEARCH(&quot;@&quot;;[.A56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sandra.zannoni@ausl.ra.it</text:p>
          </table:table-cell>
          <table:table-cell table:formula="of:=RIGHT([.A57]; LEN([.A57])-SEARCH(&quot;@&quot;;[.A57]))" office:value-type="string" office:string-value="ausl.ra.it" calcext:value-type="string">
            <text:p>ausl.ra.it</text:p>
          </table:table-cell>
        </table:table-row>
        <table:table-row table:style-name="ro1">
          <table:table-cell office:value-type="string" calcext:value-type="string">
            <text:p>fabio.celi@usl1.toscana.it</text:p>
          </table:table-cell>
          <table:table-cell table:formula="of:=RIGHT([.A58]; LEN([.A58])-SEARCH(&quot;@&quot;;[.A58]))" office:value-type="string" office:string-value="usl1.toscana.it" calcext:value-type="string">
            <text:p>usl1.toscana.it</text:p>
          </table:table-cell>
        </table:table-row>
        <table:table-row table:style-name="ro1">
          <table:table-cell office:value-type="string" calcext:value-type="string">
            <text:p>dfontana@nemo.unipr.it</text:p>
          </table:table-cell>
          <table:table-cell table:formula="of:=RIGHT([.A59]; LEN([.A59])-SEARCH(&quot;@&quot;;[.A59]))" office:value-type="string" office:string-value="nemo.unipr.it" calcext:value-type="string">
            <text:p>nemo.unipr.it</text:p>
          </table:table-cell>
        </table:table-row>
        <table:table-row table:style-name="ro1">
          <table:table-cell office:value-type="string" calcext:value-type="string">
            <text:p>paolacavalcaselle@alice.it</text:p>
          </table:table-cell>
          <table:table-cell table:formula="of:=RIGHT([.A60]; LEN([.A60])-SEARCH(&quot;@&quot;;[.A60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a.fatighenti@gmail.com</text:p>
          </table:table-cell>
          <table:table-cell table:formula="of:=RIGHT([.A61]; LEN([.A61])-SEARCH(&quot;@&quot;;[.A6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annybellio@libero.it</text:p>
          </table:table-cell>
          <table:table-cell table:formula="of:=RIGHT([.A62]; LEN([.A62])-SEARCH(&quot;@&quot;;[.A6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renedicampli@gmail.com</text:p>
          </table:table-cell>
          <table:table-cell table:formula="of:=RIGHT([.A63]; LEN([.A63])-SEARCH(&quot;@&quot;;[.A6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sabellabellagamba@libero.it</text:p>
          </table:table-cell>
          <table:table-cell table:formula="of:=RIGHT([.A64]; LEN([.A64])-SEARCH(&quot;@&quot;;[.A6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mpanella.valentina4@gmail.com</text:p>
          </table:table-cell>
          <table:table-cell table:formula="of:=RIGHT([.A65]; LEN([.A65])-SEARCH(&quot;@&quot;;[.A6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eri.arianna90@gmail.com</text:p>
          </table:table-cell>
          <table:table-cell table:formula="of:=RIGHT([.A66]; LEN([.A66])-SEARCH(&quot;@&quot;;[.A6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nicolettaperini@hotmail.it</text:p>
          </table:table-cell>
          <table:table-cell table:formula="of:=RIGHT([.A67]; LEN([.A67])-SEARCH(&quot;@&quot;;[.A6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contabilita@anffascrema.it</text:p>
          </table:table-cell>
          <table:table-cell table:formula="of:=RIGHT([.A68]; LEN([.A68])-SEARCH(&quot;@&quot;;[.A68]))" office:value-type="string" office:string-value="anffascrema.it" calcext:value-type="string">
            <text:p>anffascrema.it</text:p>
          </table:table-cell>
        </table:table-row>
        <table:table-row table:style-name="ro1">
          <table:table-cell office:value-type="string" calcext:value-type="string">
            <text:p>c.lodi@ausl.fe.it</text:p>
          </table:table-cell>
          <table:table-cell table:formula="of:=RIGHT([.A69]; LEN([.A69])-SEARCH(&quot;@&quot;;[.A69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g.lunghini@ausl.fe.it</text:p>
          </table:table-cell>
          <table:table-cell table:formula="of:=RIGHT([.A70]; LEN([.A70])-SEARCH(&quot;@&quot;;[.A70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e.miani@ausl.fe.it</text:p>
          </table:table-cell>
          <table:table-cell table:formula="of:=RIGHT([.A71]; LEN([.A71])-SEARCH(&quot;@&quot;;[.A71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g.muratori@ausl.fe.it</text:p>
          </table:table-cell>
          <table:table-cell table:formula="of:=RIGHT([.A72]; LEN([.A72])-SEARCH(&quot;@&quot;;[.A72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mariannaridinet@imparola.it</text:p>
          </table:table-cell>
          <table:table-cell table:formula="of:=RIGHT([.A73]; LEN([.A73])-SEARCH(&quot;@&quot;;[.A73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mariangelabrunolog@gmail.it</text:p>
          </table:table-cell>
          <table:table-cell table:formula="of:=RIGHT([.A74]; LEN([.A74])-SEARCH(&quot;@&quot;;[.A74]))" office:value-type="string" office:string-value="gmail.it" calcext:value-type="string">
            <text:p>gmail.it</text:p>
          </table:table-cell>
        </table:table-row>
        <table:table-row table:style-name="ro1">
          <table:table-cell office:value-type="string" calcext:value-type="string">
            <text:p>imparolaridinet@imparola.it</text:p>
          </table:table-cell>
          <table:table-cell table:formula="of:=RIGHT([.A75]; LEN([.A75])-SEARCH(&quot;@&quot;;[.A75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olgaridinet@imparola.it</text:p>
          </table:table-cell>
          <table:table-cell table:formula="of:=RIGHT([.A76]; LEN([.A76])-SEARCH(&quot;@&quot;;[.A76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nadiaridinet@imparola.it</text:p>
          </table:table-cell>
          <table:table-cell table:formula="of:=RIGHT([.A77]; LEN([.A77])-SEARCH(&quot;@&quot;;[.A77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deborafierimonte@imparola.it</text:p>
          </table:table-cell>
          <table:table-cell table:formula="of:=RIGHT([.A78]; LEN([.A78])-SEARCH(&quot;@&quot;;[.A78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ilarialanzisera@imparola.it</text:p>
          </table:table-cell>
          <table:table-cell table:formula="of:=RIGHT([.A79]; LEN([.A79])-SEARCH(&quot;@&quot;;[.A79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segreteria@imparola.it</text:p>
          </table:table-cell>
          <table:table-cell table:formula="of:=RIGHT([.A80]; LEN([.A80])-SEARCH(&quot;@&quot;;[.A80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milena.lateana@gmail.com</text:p>
          </table:table-cell>
          <table:table-cell table:formula="of:=RIGHT([.A81]; LEN([.A81])-SEARCH(&quot;@&quot;;[.A8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arinaldelli@imparola.it</text:p>
          </table:table-cell>
          <table:table-cell table:formula="of:=RIGHT([.A82]; LEN([.A82])-SEARCH(&quot;@&quot;;[.A82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elisabettaterrone@imparola.it</text:p>
          </table:table-cell>
          <table:table-cell table:formula="of:=RIGHT([.A83]; LEN([.A83])-SEARCH(&quot;@&quot;;[.A83]))" office:value-type="string" office:string-value="imparola.it" calcext:value-type="string">
            <text:p>imparola.it</text:p>
          </table:table-cell>
        </table:table-row>
        <table:table-row table:style-name="ro1">
          <table:table-cell office:value-type="string" calcext:value-type="string">
            <text:p>c.dallatomasina@gmail.com</text:p>
          </table:table-cell>
          <table:table-cell table:formula="of:=RIGHT([.A84]; LEN([.A84])-SEARCH(&quot;@&quot;;[.A8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arita.scattone@fastwebnet.it</text:p>
          </table:table-cell>
          <table:table-cell table:formula="of:=RIGHT([.A85]; LEN([.A85])-SEARCH(&quot;@&quot;;[.A85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elerasim@libero.it</text:p>
          </table:table-cell>
          <table:table-cell table:formula="of:=RIGHT([.A86]; LEN([.A86])-SEARCH(&quot;@&quot;;[.A8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davoli.elena@gmail.com</text:p>
          </table:table-cell>
          <table:table-cell table:formula="of:=RIGHT([.A87]; LEN([.A87])-SEARCH(&quot;@&quot;;[.A8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catassi@gmail.com</text:p>
          </table:table-cell>
          <table:table-cell table:formula="of:=RIGHT([.A88]; LEN([.A88])-SEARCH(&quot;@&quot;;[.A8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nfo@cdarchimede.it</text:p>
          </table:table-cell>
          <table:table-cell table:formula="of:=RIGHT([.A89]; LEN([.A89])-SEARCH(&quot;@&quot;;[.A89]))" office:value-type="string" office:string-value="cdarchimede.it" calcext:value-type="string">
            <text:p>cdarchimede.it</text:p>
          </table:table-cell>
        </table:table-row>
        <table:table-row table:style-name="ro1">
          <table:table-cell office:value-type="string" calcext:value-type="string">
            <text:p>info@assp-padova.it</text:p>
          </table:table-cell>
          <table:table-cell table:formula="of:=RIGHT([.A90]; LEN([.A90])-SEARCH(&quot;@&quot;;[.A90]))" office:value-type="string" office:string-value="assp-padova.it" calcext:value-type="string">
            <text:p>assp-padova.it</text:p>
          </table:table-cell>
        </table:table-row>
        <table:table-row table:style-name="ro1">
          <table:table-cell office:value-type="string" calcext:value-type="string">
            <text:p>bruna.burdese@aslcn1.it</text:p>
          </table:table-cell>
          <table:table-cell table:formula="of:=RIGHT([.A91]; LEN([.A91])-SEARCH(&quot;@&quot;;[.A91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anna.caldart@aslcn1.it</text:p>
          </table:table-cell>
          <table:table-cell table:formula="of:=RIGHT([.A92]; LEN([.A92])-SEARCH(&quot;@&quot;;[.A92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cristina.capriolo@aslcn1.it</text:p>
          </table:table-cell>
          <table:table-cell table:formula="of:=RIGHT([.A93]; LEN([.A93])-SEARCH(&quot;@&quot;;[.A93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mara.chiaramello@aslcn1.it</text:p>
          </table:table-cell>
          <table:table-cell table:formula="of:=RIGHT([.A94]; LEN([.A94])-SEARCH(&quot;@&quot;;[.A94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anna.giraudo2@aslcn1.it</text:p>
          </table:table-cell>
          <table:table-cell table:formula="of:=RIGHT([.A95]; LEN([.A95])-SEARCH(&quot;@&quot;;[.A95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elena.nazareth@aslcn1.it</text:p>
          </table:table-cell>
          <table:table-cell table:formula="of:=RIGHT([.A96]; LEN([.A96])-SEARCH(&quot;@&quot;;[.A96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samanta.odino@aslcn1.it</text:p>
          </table:table-cell>
          <table:table-cell table:formula="of:=RIGHT([.A97]; LEN([.A97])-SEARCH(&quot;@&quot;;[.A97]))" office:value-type="string" office:string-value="aslcn1.it" calcext:value-type="string">
            <text:p>aslcn1.it</text:p>
          </table:table-cell>
        </table:table-row>
        <table:table-row table:style-name="ro1">
          <table:table-cell office:value-type="string" calcext:value-type="string">
            <text:p>silviastiaccini@interfree.it</text:p>
          </table:table-cell>
          <table:table-cell table:formula="of:=RIGHT([.A98]; LEN([.A98])-SEARCH(&quot;@&quot;;[.A98]))" office:value-type="string" office:string-value="interfree.it" calcext:value-type="string">
            <text:p>interfree.it</text:p>
          </table:table-cell>
        </table:table-row>
        <table:table-row table:style-name="ro1">
          <table:table-cell office:value-type="string" calcext:value-type="string">
            <text:p>gsechi@gmail.com</text:p>
          </table:table-cell>
          <table:table-cell table:formula="of:=RIGHT([.A99]; LEN([.A99])-SEARCH(&quot;@&quot;;[.A9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ucia.morello@libero.it</text:p>
          </table:table-cell>
          <table:table-cell table:formula="of:=RIGHT([.A100]; LEN([.A100])-SEARCH(&quot;@&quot;;[.A10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ianni.cassanelli@libero.it</text:p>
          </table:table-cell>
          <table:table-cell table:formula="of:=RIGHT([.A101]; LEN([.A101])-SEARCH(&quot;@&quot;;[.A10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cellai@virgilio.it</text:p>
          </table:table-cell>
          <table:table-cell table:formula="of:=RIGHT([.A102]; LEN([.A102])-SEARCH(&quot;@&quot;;[.A102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fcamerotto@ulss.tv.it</text:p>
          </table:table-cell>
          <table:table-cell table:formula="of:=RIGHT([.A103]; LEN([.A103])-SEARCH(&quot;@&quot;;[.A103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destriianna@ulss.tv.it</text:p>
          </table:table-cell>
          <table:table-cell table:formula="of:=RIGHT([.A104]; LEN([.A104])-SEARCH(&quot;@&quot;;[.A10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dinatale@ulss.tv.it</text:p>
          </table:table-cell>
          <table:table-cell table:formula="of:=RIGHT([.A105]; LEN([.A105])-SEARCH(&quot;@&quot;;[.A10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pfaitin@ulss.tv.it</text:p>
          </table:table-cell>
          <table:table-cell table:formula="of:=RIGHT([.A106]; LEN([.A106])-SEARCH(&quot;@&quot;;[.A10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vgastini@ulss.tv.it</text:p>
          </table:table-cell>
          <table:table-cell table:formula="of:=RIGHT([.A107]; LEN([.A107])-SEARCH(&quot;@&quot;;[.A10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tgranato@ulss.tv.it</text:p>
          </table:table-cell>
          <table:table-cell table:formula="of:=RIGHT([.A108]; LEN([.A108])-SEARCH(&quot;@&quot;;[.A10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marangon@ulss.tv.it</text:p>
          </table:table-cell>
          <table:table-cell table:formula="of:=RIGHT([.A109]; LEN([.A109])-SEARCH(&quot;@&quot;;[.A109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mason@ulss.tv.it</text:p>
          </table:table-cell>
          <table:table-cell table:formula="of:=RIGHT([.A110]; LEN([.A110])-SEARCH(&quot;@&quot;;[.A110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smasutto@ulss.tv.it</text:p>
          </table:table-cell>
          <table:table-cell table:formula="of:=RIGHT([.A111]; LEN([.A111])-SEARCH(&quot;@&quot;;[.A111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miola@ulss.tv.it</text:p>
          </table:table-cell>
          <table:table-cell table:formula="of:=RIGHT([.A112]; LEN([.A112])-SEARCH(&quot;@&quot;;[.A112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fzecchin@ulss.tv.it</text:p>
          </table:table-cell>
          <table:table-cell table:formula="of:=RIGHT([.A113]; LEN([.A113])-SEARCH(&quot;@&quot;;[.A113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pzoppi@ulss.tv.it</text:p>
          </table:table-cell>
          <table:table-cell table:formula="of:=RIGHT([.A114]; LEN([.A114])-SEARCH(&quot;@&quot;;[.A11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sbari@ulss.tv.it</text:p>
          </table:table-cell>
          <table:table-cell table:formula="of:=RIGHT([.A115]; LEN([.A115])-SEARCH(&quot;@&quot;;[.A11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biollo@ulss.tv.it</text:p>
          </table:table-cell>
          <table:table-cell table:formula="of:=RIGHT([.A116]; LEN([.A116])-SEARCH(&quot;@&quot;;[.A11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bonetto@ulss.tv.it</text:p>
          </table:table-cell>
          <table:table-cell table:formula="of:=RIGHT([.A117]; LEN([.A117])-SEARCH(&quot;@&quot;;[.A11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pcantele@ulss.tv.it</text:p>
          </table:table-cell>
          <table:table-cell table:formula="of:=RIGHT([.A118]; LEN([.A118])-SEARCH(&quot;@&quot;;[.A11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crconte@ulss.tv.it</text:p>
          </table:table-cell>
          <table:table-cell table:formula="of:=RIGHT([.A119]; LEN([.A119])-SEARCH(&quot;@&quot;;[.A119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delonghi@ulss.tv.it</text:p>
          </table:table-cell>
          <table:table-cell table:formula="of:=RIGHT([.A120]; LEN([.A120])-SEARCH(&quot;@&quot;;[.A120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afaravelli@ulss.tv.it</text:p>
          </table:table-cell>
          <table:table-cell table:formula="of:=RIGHT([.A121]; LEN([.A121])-SEARCH(&quot;@&quot;;[.A121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felovadina@ulss.tv.it</text:p>
          </table:table-cell>
          <table:table-cell table:formula="of:=RIGHT([.A122]; LEN([.A122])-SEARCH(&quot;@&quot;;[.A122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furlan@ulss.tv.it</text:p>
          </table:table-cell>
          <table:table-cell table:formula="of:=RIGHT([.A123]; LEN([.A123])-SEARCH(&quot;@&quot;;[.A123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gagno@ulss.tv.it</text:p>
          </table:table-cell>
          <table:table-cell table:formula="of:=RIGHT([.A124]; LEN([.A124])-SEARCH(&quot;@&quot;;[.A124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lgardellini@ulss.tv.it</text:p>
          </table:table-cell>
          <table:table-cell table:formula="of:=RIGHT([.A125]; LEN([.A125])-SEARCH(&quot;@&quot;;[.A125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lgiacomini@ulss.tv.it</text:p>
          </table:table-cell>
          <table:table-cell table:formula="of:=RIGHT([.A126]; LEN([.A126])-SEARCH(&quot;@&quot;;[.A126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mitonon@ulss.tv.it</text:p>
          </table:table-cell>
          <table:table-cell table:formula="of:=RIGHT([.A127]; LEN([.A127])-SEARCH(&quot;@&quot;;[.A127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esoldati@ulss.tv.it</text:p>
          </table:table-cell>
          <table:table-cell table:formula="of:=RIGHT([.A128]; LEN([.A128])-SEARCH(&quot;@&quot;;[.A128]))" office:value-type="string" office:string-value="ulss.tv.it" calcext:value-type="string">
            <text:p>ulss.tv.it</text:p>
          </table:table-cell>
        </table:table-row>
        <table:table-row table:style-name="ro1">
          <table:table-cell office:value-type="string" calcext:value-type="string">
            <text:p>grazia.bucciolini@istituto-besta.it</text:p>
          </table:table-cell>
          <table:table-cell table:formula="of:=RIGHT([.A129]; LEN([.A129])-SEARCH(&quot;@&quot;;[.A129]))" office:value-type="string" office:string-value="istituto-besta.it" calcext:value-type="string">
            <text:p>istituto-besta.it</text:p>
          </table:table-cell>
        </table:table-row>
        <table:table-row table:style-name="ro1">
          <table:table-cell office:value-type="string" calcext:value-type="string">
            <text:p>roby.sc@hotmail.it</text:p>
          </table:table-cell>
          <table:table-cell table:formula="of:=RIGHT([.A130]; LEN([.A130])-SEARCH(&quot;@&quot;;[.A130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benny.good@hotmail.it</text:p>
          </table:table-cell>
          <table:table-cell table:formula="of:=RIGHT([.A131]; LEN([.A131])-SEARCH(&quot;@&quot;;[.A13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anna.toniolo@yahoo.it</text:p>
          </table:table-cell>
          <table:table-cell table:formula="of:=RIGHT([.A132]; LEN([.A132])-SEARCH(&quot;@&quot;;[.A132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francesca.giuponi@gmail.com</text:p>
          </table:table-cell>
          <table:table-cell table:formula="of:=RIGHT([.A133]; LEN([.A133])-SEARCH(&quot;@&quot;;[.A1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.giacobazzi@sosdislessia.it</text:p>
          </table:table-cell>
          <table:table-cell table:formula="of:=RIGHT([.A134]; LEN([.A134])-SEARCH(&quot;@&quot;;[.A134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maristella.scorza@gmail.com</text:p>
          </table:table-cell>
          <table:table-cell table:formula="of:=RIGHT([.A135]; LEN([.A135])-SEARCH(&quot;@&quot;;[.A13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ceantonietta@libero.it</text:p>
          </table:table-cell>
          <table:table-cell table:formula="of:=RIGHT([.A136]; LEN([.A136])-SEARCH(&quot;@&quot;;[.A13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nnarosa.biondi@gmail.com</text:p>
          </table:table-cell>
          <table:table-cell table:formula="of:=RIGHT([.A137]; LEN([.A137])-SEARCH(&quot;@&quot;;[.A13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onicaben@libero.it</text:p>
          </table:table-cell>
          <table:table-cell table:formula="of:=RIGHT([.A138]; LEN([.A138])-SEARCH(&quot;@&quot;;[.A13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etuci@hotmail.com</text:p>
          </table:table-cell>
          <table:table-cell table:formula="of:=RIGHT([.A139]; LEN([.A139])-SEARCH(&quot;@&quot;;[.A139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m.bianconi@crc-balbuzie.it</text:p>
          </table:table-cell>
          <table:table-cell table:formula="of:=RIGHT([.A140]; LEN([.A140])-SEARCH(&quot;@&quot;;[.A140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.calanca@crc-balbuzie.it</text:p>
          </table:table-cell>
          <table:table-cell table:formula="of:=RIGHT([.A141]; LEN([.A141])-SEARCH(&quot;@&quot;;[.A141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l.carchiolo@crc-balbuzie.it</text:p>
          </table:table-cell>
          <table:table-cell table:formula="of:=RIGHT([.A142]; LEN([.A142])-SEARCH(&quot;@&quot;;[.A142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.ciancaglioni@crc-balbuzie.it</text:p>
          </table:table-cell>
          <table:table-cell table:formula="of:=RIGHT([.A143]; LEN([.A143])-SEARCH(&quot;@&quot;;[.A143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a.costa@crc-balbuzie.it</text:p>
          </table:table-cell>
          <table:table-cell table:formula="of:=RIGHT([.A144]; LEN([.A144])-SEARCH(&quot;@&quot;;[.A144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r.deangelis@crc-balbuzie.it</text:p>
          </table:table-cell>
          <table:table-cell table:formula="of:=RIGHT([.A145]; LEN([.A145])-SEARCH(&quot;@&quot;;[.A145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s.denni@crc-balbuzie.it</text:p>
          </table:table-cell>
          <table:table-cell table:formula="of:=RIGHT([.A146]; LEN([.A146])-SEARCH(&quot;@&quot;;[.A146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vale.guglielmi@hotmail.it</text:p>
          </table:table-cell>
          <table:table-cell table:formula="of:=RIGHT([.A147]; LEN([.A147])-SEARCH(&quot;@&quot;;[.A14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.massini@crc-balbuzie.it</text:p>
          </table:table-cell>
          <table:table-cell table:formula="of:=RIGHT([.A148]; LEN([.A148])-SEARCH(&quot;@&quot;;[.A148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a.molinari@crc-balbuzie.it</text:p>
          </table:table-cell>
          <table:table-cell table:formula="of:=RIGHT([.A149]; LEN([.A149])-SEARCH(&quot;@&quot;;[.A149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e.pasqua@crc-balbuzie.it</text:p>
          </table:table-cell>
          <table:table-cell table:formula="of:=RIGHT([.A150]; LEN([.A150])-SEARCH(&quot;@&quot;;[.A150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e.ridolfi@crc-balbuzie.it</text:p>
          </table:table-cell>
          <table:table-cell table:formula="of:=RIGHT([.A151]; LEN([.A151])-SEARCH(&quot;@&quot;;[.A151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b.venuti@crc-balbuzie.it</text:p>
          </table:table-cell>
          <table:table-cell table:formula="of:=RIGHT([.A152]; LEN([.A152])-SEARCH(&quot;@&quot;;[.A152]))" office:value-type="string" office:string-value="crc-balbuzie.it" calcext:value-type="string">
            <text:p>crc-balbuzie.it</text:p>
          </table:table-cell>
        </table:table-row>
        <table:table-row table:style-name="ro1">
          <table:table-cell office:value-type="string" calcext:value-type="string">
            <text:p>manuela.calanca@alice.it</text:p>
          </table:table-cell>
          <table:table-cell table:formula="of:=RIGHT([.A153]; LEN([.A153])-SEARCH(&quot;@&quot;;[.A153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marco.digioia84@alice.it</text:p>
          </table:table-cell>
          <table:table-cell table:formula="of:=RIGHT([.A154]; LEN([.A154])-SEARCH(&quot;@&quot;;[.A154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fortemaria.angela78@libero.it</text:p>
          </table:table-cell>
          <table:table-cell table:formula="of:=RIGHT([.A155]; LEN([.A155])-SEARCH(&quot;@&quot;;[.A15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.bernabo@email.it</text:p>
          </table:table-cell>
          <table:table-cell table:formula="of:=RIGHT([.A156]; LEN([.A156])-SEARCH(&quot;@&quot;;[.A156]))" office:value-type="string" office:string-value="email.it" calcext:value-type="string">
            <text:p>email.it</text:p>
          </table:table-cell>
        </table:table-row>
        <table:table-row table:style-name="ro1">
          <table:table-cell office:value-type="string" calcext:value-type="string">
            <text:p>susannapfi@gmail.com</text:p>
          </table:table-cell>
          <table:table-cell table:formula="of:=RIGHT([.A157]; LEN([.A157])-SEARCH(&quot;@&quot;;[.A15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prandi@studio-abc.it</text:p>
          </table:table-cell>
          <table:table-cell table:formula="of:=RIGHT([.A158]; LEN([.A158])-SEARCH(&quot;@&quot;;[.A158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annalia.rossi@studio-abc.it</text:p>
          </table:table-cell>
          <table:table-cell table:formula="of:=RIGHT([.A159]; LEN([.A159])-SEARCH(&quot;@&quot;;[.A159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alberto.zicchiero@studio-abc.it</text:p>
          </table:table-cell>
          <table:table-cell table:formula="of:=RIGHT([.A160]; LEN([.A160])-SEARCH(&quot;@&quot;;[.A160]))" office:value-type="string" office:string-value="studio-abc.it" calcext:value-type="string">
            <text:p>studio-abc.it</text:p>
          </table:table-cell>
        </table:table-row>
        <table:table-row table:style-name="ro1">
          <table:table-cell office:value-type="string" calcext:value-type="string">
            <text:p>c.nicoletti@univda.it</text:p>
          </table:table-cell>
          <table:table-cell table:formula="of:=RIGHT([.A161]; LEN([.A161])-SEARCH(&quot;@&quot;;[.A161]))" office:value-type="string" office:string-value="univda.it" calcext:value-type="string">
            <text:p>univda.it</text:p>
          </table:table-cell>
        </table:table-row>
        <table:table-row table:style-name="ro1">
          <table:table-cell office:value-type="string" calcext:value-type="string">
            <text:p>l.perrina@live.it</text:p>
          </table:table-cell>
          <table:table-cell table:formula="of:=RIGHT([.A162]; LEN([.A162])-SEARCH(&quot;@&quot;;[.A162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lorenzagabrielli@gmail.com</text:p>
          </table:table-cell>
          <table:table-cell table:formula="of:=RIGHT([.A163]; LEN([.A163])-SEARCH(&quot;@&quot;;[.A16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lentina.tammaro+2@gmail.com</text:p>
          </table:table-cell>
          <table:table-cell table:formula="of:=RIGHT([.A164]; LEN([.A164])-SEARCH(&quot;@&quot;;[.A16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achmann@centrorisorse.net</text:p>
          </table:table-cell>
          <table:table-cell table:formula="of:=RIGHT([.A165]; LEN([.A165])-SEARCH(&quot;@&quot;;[.A165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corradini@centrorisorse.net</text:p>
          </table:table-cell>
          <table:table-cell table:formula="of:=RIGHT([.A166]; LEN([.A166])-SEARCH(&quot;@&quot;;[.A166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marzialetti@centrorisorse.net</text:p>
          </table:table-cell>
          <table:table-cell table:formula="of:=RIGHT([.A167]; LEN([.A167])-SEARCH(&quot;@&quot;;[.A167]))" office:value-type="string" office:string-value="centrorisorse.net" calcext:value-type="string">
            <text:p>centrorisorse.net</text:p>
          </table:table-cell>
        </table:table-row>
        <table:table-row table:style-name="ro1">
          <table:table-cell office:value-type="string" calcext:value-type="string">
            <text:p>valelfo@libero.it</text:p>
          </table:table-cell>
          <table:table-cell table:formula="of:=RIGHT([.A168]; LEN([.A168])-SEARCH(&quot;@&quot;;[.A16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nna@lnf.sv.it</text:p>
          </table:table-cell>
          <table:table-cell table:formula="of:=RIGHT([.A169]; LEN([.A169])-SEARCH(&quot;@&quot;;[.A169]))" office:value-type="string" office:string-value="lnf.sv.it" calcext:value-type="string">
            <text:p>lnf.sv.it</text:p>
          </table:table-cell>
        </table:table-row>
        <table:table-row table:style-name="ro1">
          <table:table-cell office:value-type="string" calcext:value-type="string">
            <text:p>anna@sv.lnf.it</text:p>
          </table:table-cell>
          <table:table-cell table:formula="of:=RIGHT([.A170]; LEN([.A170])-SEARCH(&quot;@&quot;;[.A170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niki@sv.lnf.it</text:p>
          </table:table-cell>
          <table:table-cell table:formula="of:=RIGHT([.A171]; LEN([.A171])-SEARCH(&quot;@&quot;;[.A171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nicoletta.drigo@gmail.com</text:p>
          </table:table-cell>
          <table:table-cell table:formula="of:=RIGHT([.A172]; LEN([.A172])-SEARCH(&quot;@&quot;;[.A17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afol@yahoo.it</text:p>
          </table:table-cell>
          <table:table-cell table:formula="of:=RIGHT([.A173]; LEN([.A173])-SEARCH(&quot;@&quot;;[.A173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luisa@sv.lnf.it</text:p>
          </table:table-cell>
          <table:table-cell table:formula="of:=RIGHT([.A174]; LEN([.A174])-SEARCH(&quot;@&quot;;[.A174]))" office:value-type="string" office:string-value="sv.lnf.it" calcext:value-type="string">
            <text:p>sv.lnf.it</text:p>
          </table:table-cell>
        </table:table-row>
        <table:table-row table:style-name="ro1">
          <table:table-cell office:value-type="string" calcext:value-type="string">
            <text:p>caterina.giacomazzi@gmail.com</text:p>
          </table:table-cell>
          <table:table-cell table:formula="of:=RIGHT([.A175]; LEN([.A175])-SEARCH(&quot;@&quot;;[.A17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.giol@gmail.com</text:p>
          </table:table-cell>
          <table:table-cell table:formula="of:=RIGHT([.A176]; LEN([.A176])-SEARCH(&quot;@&quot;;[.A17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uieli@libero.it</text:p>
          </table:table-cell>
          <table:table-cell table:formula="of:=RIGHT([.A177]; LEN([.A177])-SEARCH(&quot;@&quot;;[.A17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danielamilan@yahoo.it</text:p>
          </table:table-cell>
          <table:table-cell table:formula="of:=RIGHT([.A178]; LEN([.A178])-SEARCH(&quot;@&quot;;[.A178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ale.mo83@libero.it</text:p>
          </table:table-cell>
          <table:table-cell table:formula="of:=RIGHT([.A179]; LEN([.A179])-SEARCH(&quot;@&quot;;[.A17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cellazamparini@hotmail.it</text:p>
          </table:table-cell>
          <table:table-cell table:formula="of:=RIGHT([.A180]; LEN([.A180])-SEARCH(&quot;@&quot;;[.A180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lellacantarelli@virgilio.it</text:p>
          </table:table-cell>
          <table:table-cell table:formula="of:=RIGHT([.A181]; LEN([.A181])-SEARCH(&quot;@&quot;;[.A181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francescosella@yahoo.it</text:p>
          </table:table-cell>
          <table:table-cell table:formula="of:=RIGHT([.A182]; LEN([.A182])-SEARCH(&quot;@&quot;;[.A182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lucillacarelli@libero.it</text:p>
          </table:table-cell>
          <table:table-cell table:formula="of:=RIGHT([.A183]; LEN([.A183])-SEARCH(&quot;@&quot;;[.A18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tencati@gmail.com</text:p>
          </table:table-cell>
          <table:table-cell table:formula="of:=RIGHT([.A184]; LEN([.A184])-SEARCH(&quot;@&quot;;[.A18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manuelacedone@fastwebnet.it</text:p>
          </table:table-cell>
          <table:table-cell table:formula="of:=RIGHT([.A185]; LEN([.A185])-SEARCH(&quot;@&quot;;[.A185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mscurat82@yahoo.it</text:p>
          </table:table-cell>
          <table:table-cell table:formula="of:=RIGHT([.A186]; LEN([.A186])-SEARCH(&quot;@&quot;;[.A186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silviabonetti@hotmail.it</text:p>
          </table:table-cell>
          <table:table-cell table:formula="of:=RIGHT([.A187]; LEN([.A187])-SEARCH(&quot;@&quot;;[.A18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cdilieto@fsm.unipi.it</text:p>
          </table:table-cell>
          <table:table-cell table:formula="of:=RIGHT([.A188]; LEN([.A188])-SEARCH(&quot;@&quot;;[.A188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filippo.gasperini@fsm.unipi.it</text:p>
          </table:table-cell>
          <table:table-cell table:formula="of:=RIGHT([.A189]; LEN([.A189])-SEARCH(&quot;@&quot;;[.A189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sara.mazzotti@fsm.unipi.it</text:p>
          </table:table-cell>
          <table:table-cell table:formula="of:=RIGHT([.A190]; LEN([.A190])-SEARCH(&quot;@&quot;;[.A190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chiara.pecini@fsm.unipi.it</text:p>
          </table:table-cell>
          <table:table-cell table:formula="of:=RIGHT([.A191]; LEN([.A191])-SEARCH(&quot;@&quot;;[.A191]))" office:value-type="string" office:string-value="fsm.unipi.it" calcext:value-type="string">
            <text:p>fsm.unipi.it</text:p>
          </table:table-cell>
        </table:table-row>
        <table:table-row table:style-name="ro1">
          <table:table-cell office:value-type="string" calcext:value-type="string">
            <text:p>silviaspoglianti86@gmail.com</text:p>
          </table:table-cell>
          <table:table-cell table:formula="of:=RIGHT([.A192]; LEN([.A192])-SEARCH(&quot;@&quot;;[.A19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nessa.buson@gmail.com</text:p>
          </table:table-cell>
          <table:table-cell table:formula="of:=RIGHT([.A193]; LEN([.A193])-SEARCH(&quot;@&quot;;[.A19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.pj@libero.it</text:p>
          </table:table-cell>
          <table:table-cell table:formula="of:=RIGHT([.A194]; LEN([.A194])-SEARCH(&quot;@&quot;;[.A19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terinadelcoro@tiscali.it</text:p>
          </table:table-cell>
          <table:table-cell table:formula="of:=RIGHT([.A195]; LEN([.A195])-SEARCH(&quot;@&quot;;[.A195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valentina_marogna@yahoo.it</text:p>
          </table:table-cell>
          <table:table-cell table:formula="of:=RIGHT([.A196]; LEN([.A196])-SEARCH(&quot;@&quot;;[.A196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ossellatirotta@gmail.com</text:p>
          </table:table-cell>
          <table:table-cell table:formula="of:=RIGHT([.A197]; LEN([.A197])-SEARCH(&quot;@&quot;;[.A19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oriana.binotto@gmail.com</text:p>
          </table:table-cell>
          <table:table-cell table:formula="of:=RIGHT([.A198]; LEN([.A198])-SEARCH(&quot;@&quot;;[.A19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ssandra.saggioro@ulss12.ve.it</text:p>
          </table:table-cell>
          <table:table-cell table:formula="of:=RIGHT([.A199]; LEN([.A199])-SEARCH(&quot;@&quot;;[.A199]))" office:value-type="string" office:string-value="ulss12.ve.it" calcext:value-type="string">
            <text:p>ulss12.ve.it</text:p>
          </table:table-cell>
        </table:table-row>
        <table:table-row table:style-name="ro1">
          <table:table-cell office:value-type="string" calcext:value-type="string">
            <text:p>aalletti@gmail.com</text:p>
          </table:table-cell>
          <table:table-cell table:formula="of:=RIGHT([.A200]; LEN([.A200])-SEARCH(&quot;@&quot;;[.A20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idcasale@gmail.com</text:p>
          </table:table-cell>
          <table:table-cell table:formula="of:=RIGHT([.A201]; LEN([.A201])-SEARCH(&quot;@&quot;;[.A20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lena.cammarata@hotmail.it</text:p>
          </table:table-cell>
          <table:table-cell table:formula="of:=RIGHT([.A202]; LEN([.A202])-SEARCH(&quot;@&quot;;[.A202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valentino.leone@ordinepsicologiveneto.it</text:p>
          </table:table-cell>
          <table:table-cell table:formula="of:=RIGHT([.A203]; LEN([.A203])-SEARCH(&quot;@&quot;;[.A203]))" office:value-type="string" office:string-value="ordinepsicologiveneto.it" calcext:value-type="string">
            <text:p>ordinepsicologiveneto.it</text:p>
          </table:table-cell>
        </table:table-row>
        <table:table-row table:style-name="ro1">
          <table:table-cell office:value-type="string" calcext:value-type="string">
            <text:p>a.barro@libero.it</text:p>
          </table:table-cell>
          <table:table-cell table:formula="of:=RIGHT([.A204]; LEN([.A204])-SEARCH(&quot;@&quot;;[.A20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castagna2@virgilio.it</text:p>
          </table:table-cell>
          <table:table-cell table:formula="of:=RIGHT([.A205]; LEN([.A205])-SEARCH(&quot;@&quot;;[.A205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rossana.chiarini@libero.it</text:p>
          </table:table-cell>
          <table:table-cell table:formula="of:=RIGHT([.A206]; LEN([.A206])-SEARCH(&quot;@&quot;;[.A20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doria@tin.it</text:p>
          </table:table-cell>
          <table:table-cell table:formula="of:=RIGHT([.A207]; LEN([.A207])-SEARCH(&quot;@&quot;;[.A207]))" office:value-type="string" office:string-value="tin.it" calcext:value-type="string">
            <text:p>tin.it</text:p>
          </table:table-cell>
        </table:table-row>
        <table:table-row table:style-name="ro1">
          <table:table-cell office:value-type="string" calcext:value-type="string">
            <text:p>mariateresa.fantinucci@ulssvicenza.it</text:p>
          </table:table-cell>
          <table:table-cell table:formula="of:=RIGHT([.A208]; LEN([.A208])-SEARCH(&quot;@&quot;;[.A208]))" office:value-type="string" office:string-value="ulssvicenza.it" calcext:value-type="string">
            <text:p>ulssvicenza.it</text:p>
          </table:table-cell>
        </table:table-row>
        <table:table-row table:style-name="ro1">
          <table:table-cell office:value-type="string" calcext:value-type="string">
            <text:p>greta.riva@libero.it</text:p>
          </table:table-cell>
          <table:table-cell table:formula="of:=RIGHT([.A209]; LEN([.A209])-SEARCH(&quot;@&quot;;[.A20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iarita.valsecchi@gmail.com</text:p>
          </table:table-cell>
          <table:table-cell table:formula="of:=RIGHT([.A210]; LEN([.A210])-SEARCH(&quot;@&quot;;[.A21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belle1@libero.it</text:p>
          </table:table-cell>
          <table:table-cell table:formula="of:=RIGHT([.A211]; LEN([.A211])-SEARCH(&quot;@&quot;;[.A21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na.deltorre@libero.it</text:p>
          </table:table-cell>
          <table:table-cell table:formula="of:=RIGHT([.A212]; LEN([.A212])-SEARCH(&quot;@&quot;;[.A21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tizianazilli@hotmail.com</text:p>
          </table:table-cell>
          <table:table-cell table:formula="of:=RIGHT([.A213]; LEN([.A213])-SEARCH(&quot;@&quot;;[.A213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nadia.caldarola@libero.it</text:p>
          </table:table-cell>
          <table:table-cell table:formula="of:=RIGHT([.A214]; LEN([.A214])-SEARCH(&quot;@&quot;;[.A21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pprendimento@operaedimar.org</text:p>
          </table:table-cell>
          <table:table-cell table:formula="of:=RIGHT([.A215]; LEN([.A215])-SEARCH(&quot;@&quot;;[.A215]))" office:value-type="string" office:string-value="operaedimar.org" calcext:value-type="string">
            <text:p>operaedimar.org</text:p>
          </table:table-cell>
        </table:table-row>
        <table:table-row table:style-name="ro1">
          <table:table-cell office:value-type="string" calcext:value-type="string">
            <text:p>danyfilippini@gmail.com</text:p>
          </table:table-cell>
          <table:table-cell table:formula="of:=RIGHT([.A216]; LEN([.A216])-SEARCH(&quot;@&quot;;[.A21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gepozzoli@gmail.com</text:p>
          </table:table-cell>
          <table:table-cell table:formula="of:=RIGHT([.A217]; LEN([.A217])-SEARCH(&quot;@&quot;;[.A21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torcellinifederica@hotmail.com</text:p>
          </table:table-cell>
          <table:table-cell table:formula="of:=RIGHT([.A218]; LEN([.A218])-SEARCH(&quot;@&quot;;[.A218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valeriaolla@yahoo.it</text:p>
          </table:table-cell>
          <table:table-cell table:formula="of:=RIGHT([.A219]; LEN([.A219])-SEARCH(&quot;@&quot;;[.A219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cinziapapa@libero.it</text:p>
          </table:table-cell>
          <table:table-cell table:formula="of:=RIGHT([.A220]; LEN([.A220])-SEARCH(&quot;@&quot;;[.A22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tinadarold@hotmail.com</text:p>
          </table:table-cell>
          <table:table-cell table:formula="of:=RIGHT([.A221]; LEN([.A221])-SEARCH(&quot;@&quot;;[.A221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michele.carrozzini@gmail.com</text:p>
          </table:table-cell>
          <table:table-cell table:formula="of:=RIGHT([.A222]; LEN([.A222])-SEARCH(&quot;@&quot;;[.A22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kaleidos.viareggio@gmail.com</text:p>
          </table:table-cell>
          <table:table-cell table:formula="of:=RIGHT([.A223]; LEN([.A223])-SEARCH(&quot;@&quot;;[.A22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esca.gini85@gmail.com</text:p>
          </table:table-cell>
          <table:table-cell table:formula="of:=RIGHT([.A224]; LEN([.A224])-SEARCH(&quot;@&quot;;[.A22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manovella@libero.it</text:p>
          </table:table-cell>
          <table:table-cell table:formula="of:=RIGHT([.A225]; LEN([.A225])-SEARCH(&quot;@&quot;;[.A22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ice.tacchetto@gmail.com</text:p>
          </table:table-cell>
          <table:table-cell table:formula="of:=RIGHT([.A226]; LEN([.A226])-SEARCH(&quot;@&quot;;[.A22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esca.scigliuzzo@hotmail.it</text:p>
          </table:table-cell>
          <table:table-cell table:formula="of:=RIGHT([.A227]; LEN([.A227])-SEARCH(&quot;@&quot;;[.A22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imonaboccuzzi.sb@gmail.com</text:p>
          </table:table-cell>
          <table:table-cell table:formula="of:=RIGHT([.A228]; LEN([.A228])-SEARCH(&quot;@&quot;;[.A22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rambilla.francesca@gmail.com</text:p>
          </table:table-cell>
          <table:table-cell table:formula="of:=RIGHT([.A229]; LEN([.A229])-SEARCH(&quot;@&quot;;[.A22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runiconsuelo@gmail.com</text:p>
          </table:table-cell>
          <table:table-cell table:formula="of:=RIGHT([.A230]; LEN([.A230])-SEARCH(&quot;@&quot;;[.A23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fasola@cmsantagostino.it</text:p>
          </table:table-cell>
          <table:table-cell table:formula="of:=RIGHT([.A231]; LEN([.A231])-SEARCH(&quot;@&quot;;[.A231]))" office:value-type="string" office:string-value="cmsantagostino.it" calcext:value-type="string">
            <text:p>cmsantagostino.it</text:p>
          </table:table-cell>
        </table:table-row>
        <table:table-row table:style-name="ro1">
          <table:table-cell office:value-type="string" calcext:value-type="string">
            <text:p>mlauralollini@gmail.com</text:p>
          </table:table-cell>
          <table:table-cell table:formula="of:=RIGHT([.A232]; LEN([.A232])-SEARCH(&quot;@&quot;;[.A23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otta.mi@gmail.com</text:p>
          </table:table-cell>
          <table:table-cell table:formula="of:=RIGHT([.A233]; LEN([.A233])-SEARCH(&quot;@&quot;;[.A2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dericatorcellini@gmail.com</text:p>
          </table:table-cell>
          <table:table-cell table:formula="of:=RIGHT([.A234]; LEN([.A234])-SEARCH(&quot;@&quot;;[.A2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inava@alice.it</text:p>
          </table:table-cell>
          <table:table-cell table:formula="of:=RIGHT([.A235]; LEN([.A235])-SEARCH(&quot;@&quot;;[.A235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rosaria.bianchi@hsacomo.org</text:p>
          </table:table-cell>
          <table:table-cell table:formula="of:=RIGHT([.A236]; LEN([.A236])-SEARCH(&quot;@&quot;;[.A236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lucia.carretti@hsacomo.org</text:p>
          </table:table-cell>
          <table:table-cell table:formula="of:=RIGHT([.A237]; LEN([.A237])-SEARCH(&quot;@&quot;;[.A237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ersilia.fusi@hsacomo.org</text:p>
          </table:table-cell>
          <table:table-cell table:formula="of:=RIGHT([.A238]; LEN([.A238])-SEARCH(&quot;@&quot;;[.A238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sabrina.manzi@hsacomo.org</text:p>
          </table:table-cell>
          <table:table-cell table:formula="of:=RIGHT([.A239]; LEN([.A239])-SEARCH(&quot;@&quot;;[.A239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oggimeglio@yahoo.it</text:p>
          </table:table-cell>
          <table:table-cell table:formula="of:=RIGHT([.A240]; LEN([.A240])-SEARCH(&quot;@&quot;;[.A240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ilena.ruffino@hsacomo.org</text:p>
          </table:table-cell>
          <table:table-cell table:formula="of:=RIGHT([.A241]; LEN([.A241])-SEARCH(&quot;@&quot;;[.A241]))" office:value-type="string" office:string-value="hsacomo.org" calcext:value-type="string">
            <text:p>hsacomo.org</text:p>
          </table:table-cell>
        </table:table-row>
        <table:table-row table:style-name="ro1">
          <table:table-cell office:value-type="string" calcext:value-type="string">
            <text:p>gisolfo@libero.it</text:p>
          </table:table-cell>
          <table:table-cell table:formula="of:=RIGHT([.A242]; LEN([.A242])-SEARCH(&quot;@&quot;;[.A24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onora.maino@bp.lnf.it</text:p>
          </table:table-cell>
          <table:table-cell table:formula="of:=RIGHT([.A243]; LEN([.A243])-SEARCH(&quot;@&quot;;[.A243]))" office:value-type="string" office:string-value="bp.lnf.it" calcext:value-type="string">
            <text:p>bp.lnf.it</text:p>
          </table:table-cell>
        </table:table-row>
        <table:table-row table:style-name="ro1">
          <table:table-cell office:value-type="string" calcext:value-type="string">
            <text:p>mariaiannucci@virgilio.it</text:p>
          </table:table-cell>
          <table:table-cell table:formula="of:=RIGHT([.A244]; LEN([.A244])-SEARCH(&quot;@&quot;;[.A244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salemi.mary@gmail.com</text:p>
          </table:table-cell>
          <table:table-cell table:formula="of:=RIGHT([.A245]; LEN([.A245])-SEARCH(&quot;@&quot;;[.A2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_dea@yahoo.it</text:p>
          </table:table-cell>
          <table:table-cell table:formula="of:=RIGHT([.A246]; LEN([.A246])-SEARCH(&quot;@&quot;;[.A246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lisadiridoni@hotmail.it</text:p>
          </table:table-cell>
          <table:table-cell table:formula="of:=RIGHT([.A247]; LEN([.A247])-SEARCH(&quot;@&quot;;[.A24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f.sca@tiscali.it</text:p>
          </table:table-cell>
          <table:table-cell table:formula="of:=RIGHT([.A248]; LEN([.A248])-SEARCH(&quot;@&quot;;[.A248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lu.ferrara@alice.it</text:p>
          </table:table-cell>
          <table:table-cell table:formula="of:=RIGHT([.A249]; LEN([.A249])-SEARCH(&quot;@&quot;;[.A249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gattini_valentina@tiscali.it</text:p>
          </table:table-cell>
          <table:table-cell table:formula="of:=RIGHT([.A250]; LEN([.A250])-SEARCH(&quot;@&quot;;[.A250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mariosim.cristrav@hotmail.it</text:p>
          </table:table-cell>
          <table:table-cell table:formula="of:=RIGHT([.A251]; LEN([.A251])-SEARCH(&quot;@&quot;;[.A25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Micaela_Bernareggi@ospedali.pavia.it</text:p>
          </table:table-cell>
          <table:table-cell table:formula="of:=RIGHT([.A252]; LEN([.A252])-SEARCH(&quot;@&quot;;[.A252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Patrizia_Bernasconi@ospedali.pavia.it</text:p>
          </table:table-cell>
          <table:table-cell table:formula="of:=RIGHT([.A253]; LEN([.A253])-SEARCH(&quot;@&quot;;[.A25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mma_Bettaglio@ospedali.pavia.it</text:p>
          </table:table-cell>
          <table:table-cell table:formula="of:=RIGHT([.A254]; LEN([.A254])-SEARCH(&quot;@&quot;;[.A25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Francesca_Brustia@ospedali.pavia.it</text:p>
          </table:table-cell>
          <table:table-cell table:formula="of:=RIGHT([.A255]; LEN([.A255])-SEARCH(&quot;@&quot;;[.A25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Adriana_Carpani@ospedali.pavia.it</text:p>
          </table:table-cell>
          <table:table-cell table:formula="of:=RIGHT([.A256]; LEN([.A256])-SEARCH(&quot;@&quot;;[.A25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Giulia_Castellani@ospedali.pavia.it</text:p>
          </table:table-cell>
          <table:table-cell table:formula="of:=RIGHT([.A257]; LEN([.A257])-SEARCH(&quot;@&quot;;[.A25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ta_Clerici@ospedali.pavia.it</text:p>
          </table:table-cell>
          <table:table-cell table:formula="of:=RIGHT([.A258]; LEN([.A258])-SEARCH(&quot;@&quot;;[.A25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cristina_Migliardi@ospedali.pavia.it</text:p>
          </table:table-cell>
          <table:table-cell table:formula="of:=RIGHT([.A259]; LEN([.A259])-SEARCH(&quot;@&quot;;[.A259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Silvia_DeVincenzi@ospedali.pavia.it</text:p>
          </table:table-cell>
          <table:table-cell table:formula="of:=RIGHT([.A260]; LEN([.A260])-SEARCH(&quot;@&quot;;[.A260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antonella.faggio@mondino.it</text:p>
          </table:table-cell>
          <table:table-cell table:formula="of:=RIGHT([.A261]; LEN([.A261])-SEARCH(&quot;@&quot;;[.A261]))" office:value-type="string" office:string-value="mondino.it" calcext:value-type="string">
            <text:p>mondino.it</text:p>
          </table:table-cell>
        </table:table-row>
        <table:table-row table:style-name="ro1">
          <table:table-cell office:value-type="string" calcext:value-type="string">
            <text:p>lfarinotti@yahoo.it</text:p>
          </table:table-cell>
          <table:table-cell table:formula="of:=RIGHT([.A262]; LEN([.A262])-SEARCH(&quot;@&quot;;[.A262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oberta_gatti@ospedali.pavia.it</text:p>
          </table:table-cell>
          <table:table-cell table:formula="of:=RIGHT([.A263]; LEN([.A263])-SEARCH(&quot;@&quot;;[.A26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Grazia_Bonfoco@ospedali.pavia.it</text:p>
          </table:table-cell>
          <table:table-cell table:formula="of:=RIGHT([.A264]; LEN([.A264])-SEARCH(&quot;@&quot;;[.A26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Vanessa_Guerrera@ospedali.pavia.it</text:p>
          </table:table-cell>
          <table:table-cell table:formula="of:=RIGHT([.A265]; LEN([.A265])-SEARCH(&quot;@&quot;;[.A26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Laura_Sora@ospedali.pavia.it</text:p>
          </table:table-cell>
          <table:table-cell table:formula="of:=RIGHT([.A266]; LEN([.A266])-SEARCH(&quot;@&quot;;[.A26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Cecilia_Lugano@ospedali.pavia.it</text:p>
          </table:table-cell>
          <table:table-cell table:formula="of:=RIGHT([.A267]; LEN([.A267])-SEARCH(&quot;@&quot;;[.A26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onica_Manzotti@ospedali.pavia.it</text:p>
          </table:table-cell>
          <table:table-cell table:formula="of:=RIGHT([.A268]; LEN([.A268])-SEARCH(&quot;@&quot;;[.A26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Ida_Marchesi@ospedali.pavia.it</text:p>
          </table:table-cell>
          <table:table-cell table:formula="of:=RIGHT([.A269]; LEN([.A269])-SEARCH(&quot;@&quot;;[.A269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Nadia_Molinari@ospedali.pavia.it</text:p>
          </table:table-cell>
          <table:table-cell table:formula="of:=RIGHT([.A270]; LEN([.A270])-SEARCH(&quot;@&quot;;[.A270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Luisa_Nalli@ospedali.pavia.it</text:p>
          </table:table-cell>
          <table:table-cell table:formula="of:=RIGHT([.A271]; LEN([.A271])-SEARCH(&quot;@&quot;;[.A271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a_Perugini@ospedali.pavia.it</text:p>
          </table:table-cell>
          <table:table-cell table:formula="of:=RIGHT([.A272]; LEN([.A272])-SEARCH(&quot;@&quot;;[.A272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icol_Pieruccioni@ospedali.pavia.it</text:p>
          </table:table-cell>
          <table:table-cell table:formula="of:=RIGHT([.A273]; LEN([.A273])-SEARCH(&quot;@&quot;;[.A273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Guendalina_Procopio@ospedali.pavia.it</text:p>
          </table:table-cell>
          <table:table-cell table:formula="of:=RIGHT([.A274]; LEN([.A274])-SEARCH(&quot;@&quot;;[.A27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Veronica_Riva@ospedali.pavia.it</text:p>
          </table:table-cell>
          <table:table-cell table:formula="of:=RIGHT([.A275]; LEN([.A275])-SEARCH(&quot;@&quot;;[.A275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lisa_Rolla@ospedali.pavia.it</text:p>
          </table:table-cell>
          <table:table-cell table:formula="of:=RIGHT([.A276]; LEN([.A276])-SEARCH(&quot;@&quot;;[.A276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cella_Romolo@ospedali.pavia.it</text:p>
          </table:table-cell>
          <table:table-cell table:formula="of:=RIGHT([.A277]; LEN([.A277])-SEARCH(&quot;@&quot;;[.A277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lena_Roncaglione@ospedali.pavia.it</text:p>
          </table:table-cell>
          <table:table-cell table:formula="of:=RIGHT([.A278]; LEN([.A278])-SEARCH(&quot;@&quot;;[.A278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enricarosso@gmail.com</text:p>
          </table:table-cell>
          <table:table-cell table:formula="of:=RIGHT([.A279]; LEN([.A279])-SEARCH(&quot;@&quot;;[.A27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iletta_Ruggeroni@ospedali.pavia.it</text:p>
          </table:table-cell>
          <table:table-cell table:formula="of:=RIGHT([.A280]; LEN([.A280])-SEARCH(&quot;@&quot;;[.A280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Paola_Sturla@ospedali.pavia.it</text:p>
          </table:table-cell>
          <table:table-cell table:formula="of:=RIGHT([.A281]; LEN([.A281])-SEARCH(&quot;@&quot;;[.A281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Oriana_Taverna@ospedali.pavia.it</text:p>
          </table:table-cell>
          <table:table-cell table:formula="of:=RIGHT([.A282]; LEN([.A282])-SEARCH(&quot;@&quot;;[.A282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critermine@gmail.com</text:p>
          </table:table-cell>
          <table:table-cell table:formula="of:=RIGHT([.A283]; LEN([.A283])-SEARCH(&quot;@&quot;;[.A28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gela_Vale@ospedali.pavia.it</text:p>
          </table:table-cell>
          <table:table-cell table:formula="of:=RIGHT([.A284]; LEN([.A284])-SEARCH(&quot;@&quot;;[.A284]))" office:value-type="string" office:string-value="ospedali.pavia.it" calcext:value-type="string">
            <text:p>ospedali.pavia.it</text:p>
          </table:table-cell>
        </table:table-row>
        <table:table-row table:style-name="ro1">
          <table:table-cell office:value-type="string" calcext:value-type="string">
            <text:p>marina.zoppello@mondino.it</text:p>
          </table:table-cell>
          <table:table-cell table:formula="of:=RIGHT([.A285]; LEN([.A285])-SEARCH(&quot;@&quot;;[.A285]))" office:value-type="string" office:string-value="mondino.it" calcext:value-type="string">
            <text:p>mondino.it</text:p>
          </table:table-cell>
        </table:table-row>
        <table:table-row table:style-name="ro1">
          <table:table-cell office:value-type="string" calcext:value-type="string">
            <text:p>l.berdini@asl11.marche.it</text:p>
          </table:table-cell>
          <table:table-cell table:formula="of:=RIGHT([.A286]; LEN([.A286])-SEARCH(&quot;@&quot;;[.A286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c.imperatori@asl11.marche.it</text:p>
          </table:table-cell>
          <table:table-cell table:formula="of:=RIGHT([.A287]; LEN([.A287])-SEARCH(&quot;@&quot;;[.A287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patrizia.mariani2@sanita.marche.it</text:p>
          </table:table-cell>
          <table:table-cell table:formula="of:=RIGHT([.A288]; LEN([.A288])-SEARCH(&quot;@&quot;;[.A288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maurizio.micozzi@sanita.marche.it</text:p>
          </table:table-cell>
          <table:table-cell table:formula="of:=RIGHT([.A289]; LEN([.A289])-SEARCH(&quot;@&quot;;[.A289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c.patrizi@asl11.marche.it</text:p>
          </table:table-cell>
          <table:table-cell table:formula="of:=RIGHT([.A290]; LEN([.A290])-SEARCH(&quot;@&quot;;[.A290]))" office:value-type="string" office:string-value="asl11.marche.it" calcext:value-type="string">
            <text:p>asl11.marche.it</text:p>
          </table:table-cell>
        </table:table-row>
        <table:table-row table:style-name="ro1">
          <table:table-cell office:value-type="string" calcext:value-type="string">
            <text:p>simona.tosoni@sanita.marche.it</text:p>
          </table:table-cell>
          <table:table-cell table:formula="of:=RIGHT([.A291]; LEN([.A291])-SEARCH(&quot;@&quot;;[.A291]))" office:value-type="string" office:string-value="sanita.marche.it" calcext:value-type="string">
            <text:p>sanita.marche.it</text:p>
          </table:table-cell>
        </table:table-row>
        <table:table-row table:style-name="ro1">
          <table:table-cell office:value-type="string" calcext:value-type="string">
            <text:p>barbaracartastudio@gmail.com</text:p>
          </table:table-cell>
          <table:table-cell table:formula="of:=RIGHT([.A292]; LEN([.A292])-SEARCH(&quot;@&quot;;[.A29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mori@ymail.com</text:p>
          </table:table-cell>
          <table:table-cell table:formula="of:=RIGHT([.A293]; LEN([.A293])-SEARCH(&quot;@&quot;;[.A293]))" office:value-type="string" office:string-value="ymail.com" calcext:value-type="string">
            <text:p>ymail.com</text:p>
          </table:table-cell>
        </table:table-row>
        <table:table-row table:style-name="ro1">
          <table:table-cell office:value-type="string" calcext:value-type="string">
            <text:p>nicoletta.thurler@bluewin.ch</text:p>
          </table:table-cell>
          <table:table-cell table:formula="of:=RIGHT([.A294]; LEN([.A294])-SEARCH(&quot;@&quot;;[.A294]))" office:value-type="string" office:string-value="bluewin.ch" calcext:value-type="string">
            <text:p>bluewin.ch</text:p>
          </table:table-cell>
        </table:table-row>
        <table:table-row table:style-name="ro1">
          <table:table-cell office:value-type="string" calcext:value-type="string">
            <text:p>pesmanech@yahoo.fr</text:p>
          </table:table-cell>
          <table:table-cell table:formula="of:=RIGHT([.A295]; LEN([.A295])-SEARCH(&quot;@&quot;;[.A295]))" office:value-type="string" office:string-value="yahoo.fr" calcext:value-type="string">
            <text:p>yahoo.fr</text:p>
          </table:table-cell>
        </table:table-row>
        <table:table-row table:style-name="ro1">
          <table:table-cell office:value-type="string" calcext:value-type="string">
            <text:p>anandas@libero.it</text:p>
          </table:table-cell>
          <table:table-cell table:formula="of:=RIGHT([.A296]; LEN([.A296])-SEARCH(&quot;@&quot;;[.A29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helgamarino.it</text:p>
          </table:table-cell>
          <table:table-cell table:formula="of:=RIGHT([.A297]; LEN([.A297])-SEARCH(&quot;@&quot;;[.A297]))" office:value-type="string" office:string-value="helgamarino.it" calcext:value-type="string">
            <text:p>helgamarino.it</text:p>
          </table:table-cell>
        </table:table-row>
        <table:table-row table:style-name="ro1">
          <table:table-cell office:value-type="string" calcext:value-type="string">
            <text:p>silvyscali@gmail.com</text:p>
          </table:table-cell>
          <table:table-cell table:formula="of:=RIGHT([.A298]; LEN([.A298])-SEARCH(&quot;@&quot;;[.A29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hrybara@libero.it</text:p>
          </table:table-cell>
          <table:table-cell table:formula="of:=RIGHT([.A299]; LEN([.A299])-SEARCH(&quot;@&quot;;[.A29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b_conti@yahoo.it</text:p>
          </table:table-cell>
          <table:table-cell table:formula="of:=RIGHT([.A300]; LEN([.A300])-SEARCH(&quot;@&quot;;[.A300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onicaciaramitaro@hotmail.it</text:p>
          </table:table-cell>
          <table:table-cell table:formula="of:=RIGHT([.A301]; LEN([.A301])-SEARCH(&quot;@&quot;;[.A30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rosanerosono@alice.it</text:p>
          </table:table-cell>
          <table:table-cell table:formula="of:=RIGHT([.A302]; LEN([.A302])-SEARCH(&quot;@&quot;;[.A302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d.ielpo@libero.it</text:p>
          </table:table-cell>
          <table:table-cell table:formula="of:=RIGHT([.A303]; LEN([.A303])-SEARCH(&quot;@&quot;;[.A30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luisaromei@virgilio.it</text:p>
          </table:table-cell>
          <table:table-cell table:formula="of:=RIGHT([.A304]; LEN([.A304])-SEARCH(&quot;@&quot;;[.A304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dilloamari@gmail.com</text:p>
          </table:table-cell>
          <table:table-cell table:formula="of:=RIGHT([.A305]; LEN([.A305])-SEARCH(&quot;@&quot;;[.A30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mani.laura@aslto5.piemonte.it</text:p>
          </table:table-cell>
          <table:table-cell table:formula="of:=RIGHT([.A306]; LEN([.A306])-SEARCH(&quot;@&quot;;[.A306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ilpetra@hotmail.com</text:p>
          </table:table-cell>
          <table:table-cell table:formula="of:=RIGHT([.A307]; LEN([.A307])-SEARCH(&quot;@&quot;;[.A307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paola.glisoni@gmail.com</text:p>
          </table:table-cell>
          <table:table-cell table:formula="of:=RIGHT([.A308]; LEN([.A308])-SEARCH(&quot;@&quot;;[.A30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rande.silvia@aslto5.piemonte.it</text:p>
          </table:table-cell>
          <table:table-cell table:formula="of:=RIGHT([.A309]; LEN([.A309])-SEARCH(&quot;@&quot;;[.A309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morello.valeria@libero.it</text:p>
          </table:table-cell>
          <table:table-cell table:formula="of:=RIGHT([.A310]; LEN([.A310])-SEARCH(&quot;@&quot;;[.A31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peretta.paola@aslto5.piemonte.it</text:p>
          </table:table-cell>
          <table:table-cell table:formula="of:=RIGHT([.A311]; LEN([.A311])-SEARCH(&quot;@&quot;;[.A311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rrf.chieri.logopedisti@aslto5.piemonte.it</text:p>
          </table:table-cell>
          <table:table-cell table:formula="of:=RIGHT([.A312]; LEN([.A312])-SEARCH(&quot;@&quot;;[.A312]))" office:value-type="string" office:string-value="aslto5.piemonte.it" calcext:value-type="string">
            <text:p>aslto5.piemonte.it</text:p>
          </table:table-cell>
        </table:table-row>
        <table:table-row table:style-name="ro1">
          <table:table-cell office:value-type="string" calcext:value-type="string">
            <text:p>carlarista@libero.it</text:p>
          </table:table-cell>
          <table:table-cell table:formula="of:=RIGHT([.A313]; LEN([.A313])-SEARCH(&quot;@&quot;;[.A31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is.ilenia@libero.it</text:p>
          </table:table-cell>
          <table:table-cell table:formula="of:=RIGHT([.A314]; LEN([.A314])-SEARCH(&quot;@&quot;;[.A31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va.ziniti@libero.it</text:p>
          </table:table-cell>
          <table:table-cell table:formula="of:=RIGHT([.A315]; LEN([.A315])-SEARCH(&quot;@&quot;;[.A31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oglino.alessandra@gmail.com</text:p>
          </table:table-cell>
          <table:table-cell table:formula="of:=RIGHT([.A316]; LEN([.A316])-SEARCH(&quot;@&quot;;[.A31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.buscema@ospedale.cremona.it</text:p>
          </table:table-cell>
          <table:table-cell table:formula="of:=RIGHT([.A317]; LEN([.A317])-SEARCH(&quot;@&quot;;[.A317]))" office:value-type="string" office:string-value="ospedale.cremona.it" calcext:value-type="string">
            <text:p>ospedale.cremona.it</text:p>
          </table:table-cell>
        </table:table-row>
        <table:table-row table:style-name="ro1">
          <table:table-cell office:value-type="string" calcext:value-type="string">
            <text:p>pinigranata@gmail.com</text:p>
          </table:table-cell>
          <table:table-cell table:formula="of:=RIGHT([.A318]; LEN([.A318])-SEARCH(&quot;@&quot;;[.A31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ialogo@yahoo.it</text:p>
          </table:table-cell>
          <table:table-cell table:formula="of:=RIGHT([.A319]; LEN([.A319])-SEARCH(&quot;@&quot;;[.A319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rianna.viviani@gmail.com</text:p>
          </table:table-cell>
          <table:table-cell table:formula="of:=RIGHT([.A320]; LEN([.A320])-SEARCH(&quot;@&quot;;[.A32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rigo1@yahoo.it</text:p>
          </table:table-cell>
          <table:table-cell table:formula="of:=RIGHT([.A321]; LEN([.A321])-SEARCH(&quot;@&quot;;[.A321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.badaracco@asl2.liguria.it</text:p>
          </table:table-cell>
          <table:table-cell table:formula="of:=RIGHT([.A322]; LEN([.A322])-SEARCH(&quot;@&quot;;[.A322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e.cerruti@asl2.liguria.it</text:p>
          </table:table-cell>
          <table:table-cell table:formula="of:=RIGHT([.A323]; LEN([.A323])-SEARCH(&quot;@&quot;;[.A323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d.pizzo@asl2.liguria.it</text:p>
          </table:table-cell>
          <table:table-cell table:formula="of:=RIGHT([.A324]; LEN([.A324])-SEARCH(&quot;@&quot;;[.A324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a.argento@asl2.liguria.it</text:p>
          </table:table-cell>
          <table:table-cell table:formula="of:=RIGHT([.A325]; LEN([.A325])-SEARCH(&quot;@&quot;;[.A325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r.rolla@asl2.liguria.it</text:p>
          </table:table-cell>
          <table:table-cell table:formula="of:=RIGHT([.A326]; LEN([.A326])-SEARCH(&quot;@&quot;;[.A326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c.sciutto@asl2.liguria.it</text:p>
          </table:table-cell>
          <table:table-cell table:formula="of:=RIGHT([.A327]; LEN([.A327])-SEARCH(&quot;@&quot;;[.A327]))" office:value-type="string" office:string-value="asl2.liguria.it" calcext:value-type="string">
            <text:p>asl2.liguria.it</text:p>
          </table:table-cell>
        </table:table-row>
        <table:table-row table:style-name="ro1">
          <table:table-cell office:value-type="string" calcext:value-type="string">
            <text:p>rossana.galzignato@istruzione.it</text:p>
          </table:table-cell>
          <table:table-cell table:formula="of:=RIGHT([.A328]; LEN([.A328])-SEARCH(&quot;@&quot;;[.A328]))" office:value-type="string" office:string-value="istruzione.it" calcext:value-type="string">
            <text:p>istruzione.it</text:p>
          </table:table-cell>
        </table:table-row>
        <table:table-row table:style-name="ro1">
          <table:table-cell office:value-type="string" calcext:value-type="string">
            <text:p>francesca.martufi@gmail.com</text:p>
          </table:table-cell>
          <table:table-cell table:formula="of:=RIGHT([.A329]; LEN([.A329])-SEARCH(&quot;@&quot;;[.A32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ena.vincon@libero.it</text:p>
          </table:table-cell>
          <table:table-cell table:formula="of:=RIGHT([.A330]; LEN([.A330])-SEARCH(&quot;@&quot;;[.A33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.barbiero@gmail.com</text:p>
          </table:table-cell>
          <table:table-cell table:formula="of:=RIGHT([.A331]; LEN([.A331])-SEARCH(&quot;@&quot;;[.A33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cace.deborah@gmail.com</text:p>
          </table:table-cell>
          <table:table-cell table:formula="of:=RIGHT([.A332]; LEN([.A332])-SEARCH(&quot;@&quot;;[.A33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derica.andreola@gmail.com</text:p>
          </table:table-cell>
          <table:table-cell table:formula="of:=RIGHT([.A333]; LEN([.A333])-SEARCH(&quot;@&quot;;[.A3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oco.f08@gmail.com</text:p>
          </table:table-cell>
          <table:table-cell table:formula="of:=RIGHT([.A334]; LEN([.A334])-SEARCH(&quot;@&quot;;[.A3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monealgisi@live.it</text:p>
          </table:table-cell>
          <table:table-cell table:formula="of:=RIGHT([.A335]; LEN([.A335])-SEARCH(&quot;@&quot;;[.A335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elenatironi@gmail.it</text:p>
          </table:table-cell>
          <table:table-cell table:formula="of:=RIGHT([.A336]; LEN([.A336])-SEARCH(&quot;@&quot;;[.A336]))" office:value-type="string" office:string-value="gmail.it" calcext:value-type="string">
            <text:p>gmail.it</text:p>
          </table:table-cell>
        </table:table-row>
        <table:table-row table:style-name="ro1">
          <table:table-cell office:value-type="string" calcext:value-type="string">
            <text:p>elena.tironi@alberodispiche.it</text:p>
          </table:table-cell>
          <table:table-cell table:formula="of:=RIGHT([.A337]; LEN([.A337])-SEARCH(&quot;@&quot;;[.A337]))" office:value-type="string" office:string-value="alberodispiche.it" calcext:value-type="string">
            <text:p>alberodispiche.it</text:p>
          </table:table-cell>
        </table:table-row>
        <table:table-row table:style-name="ro1">
          <table:table-cell office:value-type="string" calcext:value-type="string">
            <text:p>zappelladenise@gmail.com</text:p>
          </table:table-cell>
          <table:table-cell table:formula="of:=RIGHT([.A338]; LEN([.A338])-SEARCH(&quot;@&quot;;[.A33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t_miranda@hotmail.com</text:p>
          </table:table-cell>
          <table:table-cell table:formula="of:=RIGHT([.A339]; LEN([.A339])-SEARCH(&quot;@&quot;;[.A339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latesoriere.m@gmail.com</text:p>
          </table:table-cell>
          <table:table-cell table:formula="of:=RIGHT([.A340]; LEN([.A340])-SEARCH(&quot;@&quot;;[.A34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spini@gmail.com</text:p>
          </table:table-cell>
          <table:table-cell table:formula="of:=RIGHT([.A341]; LEN([.A341])-SEARCH(&quot;@&quot;;[.A34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rginia.muscatello@sosdislessia.it</text:p>
          </table:table-cell>
          <table:table-cell table:formula="of:=RIGHT([.A342]; LEN([.A342])-SEARCH(&quot;@&quot;;[.A342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martacappellini@gmail.com</text:p>
          </table:table-cell>
          <table:table-cell table:formula="of:=RIGHT([.A343]; LEN([.A343])-SEARCH(&quot;@&quot;;[.A34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zzu.ari@libero.it</text:p>
          </table:table-cell>
          <table:table-cell table:formula="of:=RIGHT([.A344]; LEN([.A344])-SEARCH(&quot;@&quot;;[.A34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nula68@yahoo.it</text:p>
          </table:table-cell>
          <table:table-cell table:formula="of:=RIGHT([.A345]; LEN([.A345])-SEARCH(&quot;@&quot;;[.A345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martinamassini@tiscali.it</text:p>
          </table:table-cell>
          <table:table-cell table:formula="of:=RIGHT([.A346]; LEN([.A346])-SEARCH(&quot;@&quot;;[.A346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manupieretti@gmail.com</text:p>
          </table:table-cell>
          <table:table-cell table:formula="of:=RIGHT([.A347]; LEN([.A347])-SEARCH(&quot;@&quot;;[.A34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rl.lazio@fastwebnet.it</text:p>
          </table:table-cell>
          <table:table-cell table:formula="of:=RIGHT([.A348]; LEN([.A348])-SEARCH(&quot;@&quot;;[.A348]))" office:value-type="string" office:string-value="fastwebnet.it" calcext:value-type="string">
            <text:p>fastwebnet.it</text:p>
          </table:table-cell>
        </table:table-row>
        <table:table-row table:style-name="ro1">
          <table:table-cell office:value-type="string" calcext:value-type="string">
            <text:p>marti.bianconi@gmail.com</text:p>
          </table:table-cell>
          <table:table-cell table:formula="of:=RIGHT([.A349]; LEN([.A349])-SEARCH(&quot;@&quot;;[.A34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.braglia@ausl.mo.it</text:p>
          </table:table-cell>
          <table:table-cell table:formula="of:=RIGHT([.A350]; LEN([.A350])-SEARCH(&quot;@&quot;;[.A350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s.casini@ausl.mo.it</text:p>
          </table:table-cell>
          <table:table-cell table:formula="of:=RIGHT([.A351]; LEN([.A351])-SEARCH(&quot;@&quot;;[.A351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s.cavazza@ausl.mo.it</text:p>
          </table:table-cell>
          <table:table-cell table:formula="of:=RIGHT([.A352]; LEN([.A352])-SEARCH(&quot;@&quot;;[.A352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k.ceci@ausl.mo.it</text:p>
          </table:table-cell>
          <table:table-cell table:formula="of:=RIGHT([.A353]; LEN([.A353])-SEARCH(&quot;@&quot;;[.A353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c.cornia@ausl.mo.it</text:p>
          </table:table-cell>
          <table:table-cell table:formula="of:=RIGHT([.A354]; LEN([.A354])-SEARCH(&quot;@&quot;;[.A354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l.cottafavi@ausl.mo.it</text:p>
          </table:table-cell>
          <table:table-cell table:formula="of:=RIGHT([.A355]; LEN([.A355])-SEARCH(&quot;@&quot;;[.A355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e.lucchetti@ausl.mo.it</text:p>
          </table:table-cell>
          <table:table-cell table:formula="of:=RIGHT([.A356]; LEN([.A356])-SEARCH(&quot;@&quot;;[.A356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r.padovani@ausl.mo.it</text:p>
          </table:table-cell>
          <table:table-cell table:formula="of:=RIGHT([.A357]; LEN([.A357])-SEARCH(&quot;@&quot;;[.A357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m.pelosi@ausl.mo.it</text:p>
          </table:table-cell>
          <table:table-cell table:formula="of:=RIGHT([.A358]; LEN([.A358])-SEARCH(&quot;@&quot;;[.A358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m.porrelli@ausl.mo.it</text:p>
          </table:table-cell>
          <table:table-cell table:formula="of:=RIGHT([.A359]; LEN([.A359])-SEARCH(&quot;@&quot;;[.A359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ele.rossi@ausl.mo.it</text:p>
          </table:table-cell>
          <table:table-cell table:formula="of:=RIGHT([.A360]; LEN([.A360])-SEARCH(&quot;@&quot;;[.A360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l.roversi@ausl.mo.it</text:p>
          </table:table-cell>
          <table:table-cell table:formula="of:=RIGHT([.A361]; LEN([.A361])-SEARCH(&quot;@&quot;;[.A361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g.saladini@ausl.mo.it</text:p>
          </table:table-cell>
          <table:table-cell table:formula="of:=RIGHT([.A362]; LEN([.A362])-SEARCH(&quot;@&quot;;[.A362]))" office:value-type="string" office:string-value="ausl.mo.it" calcext:value-type="string">
            <text:p>ausl.mo.it</text:p>
          </table:table-cell>
        </table:table-row>
        <table:table-row table:style-name="ro1">
          <table:table-cell office:value-type="string" calcext:value-type="string">
            <text:p>uonpi.trescore@bolognini.bg.it</text:p>
          </table:table-cell>
          <table:table-cell table:formula="of:=RIGHT([.A363]; LEN([.A363])-SEARCH(&quot;@&quot;;[.A363]))" office:value-type="string" office:string-value="bolognini.bg.it" calcext:value-type="string">
            <text:p>bolognini.bg.it</text:p>
          </table:table-cell>
        </table:table-row>
        <table:table-row table:style-name="ro1">
          <table:table-cell office:value-type="string" calcext:value-type="string">
            <text:p>bellofederica.logo@gmail.com</text:p>
          </table:table-cell>
          <table:table-cell table:formula="of:=RIGHT([.A364]; LEN([.A364])-SEARCH(&quot;@&quot;;[.A36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o.brighe@gmail.com</text:p>
          </table:table-cell>
          <table:table-cell table:formula="of:=RIGHT([.A365]; LEN([.A365])-SEARCH(&quot;@&quot;;[.A36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kuja108@gmail.com</text:p>
          </table:table-cell>
          <table:table-cell table:formula="of:=RIGHT([.A366]; LEN([.A366])-SEARCH(&quot;@&quot;;[.A36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rancasma@gmail.com</text:p>
          </table:table-cell>
          <table:table-cell table:formula="of:=RIGHT([.A367]; LEN([.A367])-SEARCH(&quot;@&quot;;[.A36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leafreti@gmail.com</text:p>
          </table:table-cell>
          <table:table-cell table:formula="of:=RIGHT([.A368]; LEN([.A368])-SEARCH(&quot;@&quot;;[.A36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cchiet@alice.it</text:p>
          </table:table-cell>
          <table:table-cell table:formula="of:=RIGHT([.A369]; LEN([.A369])-SEARCH(&quot;@&quot;;[.A369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e.giovanessi@gmail.com</text:p>
          </table:table-cell>
          <table:table-cell table:formula="of:=RIGHT([.A370]; LEN([.A370])-SEARCH(&quot;@&quot;;[.A37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manuela.giovanessi@bolognini.bg.it</text:p>
          </table:table-cell>
          <table:table-cell table:formula="of:=RIGHT([.A371]; LEN([.A371])-SEARCH(&quot;@&quot;;[.A371]))" office:value-type="string" office:string-value="bolognini.bg.it" calcext:value-type="string">
            <text:p>bolognini.bg.it</text:p>
          </table:table-cell>
        </table:table-row>
        <table:table-row table:style-name="ro1">
          <table:table-cell office:value-type="string" calcext:value-type="string">
            <text:p>amabile.mottes@gmail.com</text:p>
          </table:table-cell>
          <table:table-cell table:formula="of:=RIGHT([.A372]; LEN([.A372])-SEARCH(&quot;@&quot;;[.A37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sarchi@libero.it</text:p>
          </table:table-cell>
          <table:table-cell table:formula="of:=RIGHT([.A373]; LEN([.A373])-SEARCH(&quot;@&quot;;[.A37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alessandra.savoldelli@alice.it</text:p>
          </table:table-cell>
          <table:table-cell table:formula="of:=RIGHT([.A374]; LEN([.A374])-SEARCH(&quot;@&quot;;[.A374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kristina78@alice.it</text:p>
          </table:table-cell>
          <table:table-cell table:formula="of:=RIGHT([.A375]; LEN([.A375])-SEARCH(&quot;@&quot;;[.A375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verbassani@veladislessia.it</text:p>
          </table:table-cell>
          <table:table-cell table:formula="of:=RIGHT([.A376]; LEN([.A376])-SEARCH(&quot;@&quot;;[.A376]))" office:value-type="string" office:string-value="veladislessia.it" calcext:value-type="string">
            <text:p>veladislessia.it</text:p>
          </table:table-cell>
        </table:table-row>
        <table:table-row table:style-name="ro1">
          <table:table-cell office:value-type="string" calcext:value-type="string">
            <text:p>elenacarcano@virgilio.it</text:p>
          </table:table-cell>
          <table:table-cell table:formula="of:=RIGHT([.A377]; LEN([.A377])-SEARCH(&quot;@&quot;;[.A377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j.geng@ausl.bologna.it</text:p>
          </table:table-cell>
          <table:table-cell table:formula="of:=RIGHT([.A378]; LEN([.A378])-SEARCH(&quot;@&quot;;[.A37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iachiara.melotti@ausl.bologna.it</text:p>
          </table:table-cell>
          <table:table-cell table:formula="of:=RIGHT([.A379]; LEN([.A379])-SEARCH(&quot;@&quot;;[.A37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rosanna.nervi@ausl.bologna.it</text:p>
          </table:table-cell>
          <table:table-cell table:formula="of:=RIGHT([.A380]; LEN([.A380])-SEARCH(&quot;@&quot;;[.A38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ecilia.roma@ausl.bologna.it</text:p>
          </table:table-cell>
          <table:table-cell table:formula="of:=RIGHT([.A381]; LEN([.A381])-SEARCH(&quot;@&quot;;[.A38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ecila.roma@ausl.bologna.it</text:p>
          </table:table-cell>
          <table:table-cell table:formula="of:=RIGHT([.A382]; LEN([.A382])-SEARCH(&quot;@&quot;;[.A38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.bosi@ausl.bologna.it</text:p>
          </table:table-cell>
          <table:table-cell table:formula="of:=RIGHT([.A383]; LEN([.A383])-SEARCH(&quot;@&quot;;[.A38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d.ellero@ausl.bologna.it</text:p>
          </table:table-cell>
          <table:table-cell table:formula="of:=RIGHT([.A384]; LEN([.A384])-SEARCH(&quot;@&quot;;[.A38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e.noci@ausl.bologna.it</text:p>
          </table:table-cell>
          <table:table-cell table:formula="of:=RIGHT([.A385]; LEN([.A385])-SEARCH(&quot;@&quot;;[.A38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profili@ausl.bologna.it</text:p>
          </table:table-cell>
          <table:table-cell table:formula="of:=RIGHT([.A386]; LEN([.A386])-SEARCH(&quot;@&quot;;[.A38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e.soverini@ausl.bologna.it</text:p>
          </table:table-cell>
          <table:table-cell table:formula="of:=RIGHT([.A387]; LEN([.A387])-SEARCH(&quot;@&quot;;[.A38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.beraldi@ausl.bologna.it</text:p>
          </table:table-cell>
          <table:table-cell table:formula="of:=RIGHT([.A388]; LEN([.A388])-SEARCH(&quot;@&quot;;[.A38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berti@ausl.bologna.it</text:p>
          </table:table-cell>
          <table:table-cell table:formula="of:=RIGHT([.A389]; LEN([.A389])-SEARCH(&quot;@&quot;;[.A38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l.filippi@ausl.bologna.it </text:p>
          </table:table-cell>
          <table:table-cell table:formula="of:=RIGHT([.A390]; LEN([.A390])-SEARCH(&quot;@&quot;;[.A390]))" office:value-type="string" office:string-value="ausl.bologna.it " calcext:value-type="string">
            <text:p>ausl.bologna.it </text:p>
          </table:table-cell>
        </table:table-row>
        <table:table-row table:style-name="ro1">
          <table:table-cell office:value-type="string" calcext:value-type="string">
            <text:p>a.madonna@ausl.bologna.it</text:p>
          </table:table-cell>
          <table:table-cell table:formula="of:=RIGHT([.A391]; LEN([.A391])-SEARCH(&quot;@&quot;;[.A39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mauretti@ausl.bologna.it</text:p>
          </table:table-cell>
          <table:table-cell table:formula="of:=RIGHT([.A392]; LEN([.A392])-SEARCH(&quot;@&quot;;[.A39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.mazzocco@ausl.bologna.it</text:p>
          </table:table-cell>
          <table:table-cell table:formula="of:=RIGHT([.A393]; LEN([.A393])-SEARCH(&quot;@&quot;;[.A39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tina.pavoni@ausl.bologna.it</text:p>
          </table:table-cell>
          <table:table-cell table:formula="of:=RIGHT([.A394]; LEN([.A394])-SEARCH(&quot;@&quot;;[.A39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a.talami@ausl.bologna.it</text:p>
          </table:table-cell>
          <table:table-cell table:formula="of:=RIGHT([.A395]; LEN([.A395])-SEARCH(&quot;@&quot;;[.A39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elenabosi.logo@hotmail.it</text:p>
          </table:table-cell>
          <table:table-cell table:formula="of:=RIGHT([.A396]; LEN([.A396])-SEARCH(&quot;@&quot;;[.A396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cristina.comellini@ausl.bologna.it</text:p>
          </table:table-cell>
          <table:table-cell table:formula="of:=RIGHT([.A397]; LEN([.A397])-SEARCH(&quot;@&quot;;[.A39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.compagno@ausl.bologna.it</text:p>
          </table:table-cell>
          <table:table-cell table:formula="of:=RIGHT([.A398]; LEN([.A398])-SEARCH(&quot;@&quot;;[.A39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elissacupo.logo@gmail.com</text:p>
          </table:table-cell>
          <table:table-cell table:formula="of:=RIGHT([.A399]; LEN([.A399])-SEARCH(&quot;@&quot;;[.A39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a.lippi@ausl.bologna.it</text:p>
          </table:table-cell>
          <table:table-cell table:formula="of:=RIGHT([.A400]; LEN([.A400])-SEARCH(&quot;@&quot;;[.A40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rita.malservigi@ausl.bologna.it</text:p>
          </table:table-cell>
          <table:table-cell table:formula="of:=RIGHT([.A401]; LEN([.A401])-SEARCH(&quot;@&quot;;[.A40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paola.masi@ausl.bologna.it</text:p>
          </table:table-cell>
          <table:table-cell table:formula="of:=RIGHT([.A402]; LEN([.A402])-SEARCH(&quot;@&quot;;[.A402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.bariselli@ausl.bo.it</text:p>
          </table:table-cell>
          <table:table-cell table:formula="of:=RIGHT([.A403]; LEN([.A403])-SEARCH(&quot;@&quot;;[.A403]))" office:value-type="string" office:string-value="ausl.bo.it" calcext:value-type="string">
            <text:p>ausl.bo.it</text:p>
          </table:table-cell>
        </table:table-row>
        <table:table-row table:style-name="ro1">
          <table:table-cell office:value-type="string" calcext:value-type="string">
            <text:p>marina.bertocchi@ausl.bologna.it</text:p>
          </table:table-cell>
          <table:table-cell table:formula="of:=RIGHT([.A404]; LEN([.A404])-SEARCH(&quot;@&quot;;[.A404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tefania.campagna@ausl.bologna.it</text:p>
          </table:table-cell>
          <table:table-cell table:formula="of:=RIGHT([.A405]; LEN([.A405])-SEARCH(&quot;@&quot;;[.A405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arzia.cesari@ausl.bologna.it</text:p>
          </table:table-cell>
          <table:table-cell table:formula="of:=RIGHT([.A406]; LEN([.A406])-SEARCH(&quot;@&quot;;[.A406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lucia.cocchi@ausl.bologna.it</text:p>
          </table:table-cell>
          <table:table-cell table:formula="of:=RIGHT([.A407]; LEN([.A407])-SEARCH(&quot;@&quot;;[.A407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m.cupo@ausl.bologna.it</text:p>
          </table:table-cell>
          <table:table-cell table:formula="of:=RIGHT([.A408]; LEN([.A408])-SEARCH(&quot;@&quot;;[.A408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nadia.lancioni@ausl.bologna.it</text:p>
          </table:table-cell>
          <table:table-cell table:formula="of:=RIGHT([.A409]; LEN([.A409])-SEARCH(&quot;@&quot;;[.A409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silvia.manservisi@ausl.bologna.it</text:p>
          </table:table-cell>
          <table:table-cell table:formula="of:=RIGHT([.A410]; LEN([.A410])-SEARCH(&quot;@&quot;;[.A410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c.marandella@ausl.bologna.it</text:p>
          </table:table-cell>
          <table:table-cell table:formula="of:=RIGHT([.A411]; LEN([.A411])-SEARCH(&quot;@&quot;;[.A411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iuliasta@hotmail.com</text:p>
          </table:table-cell>
          <table:table-cell table:formula="of:=RIGHT([.A412]; LEN([.A412])-SEARCH(&quot;@&quot;;[.A412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rita.triggia@ausl.bologna.it</text:p>
          </table:table-cell>
          <table:table-cell table:formula="of:=RIGHT([.A413]; LEN([.A413])-SEARCH(&quot;@&quot;;[.A413]))" office:value-type="string" office:string-value="ausl.bologna.it" calcext:value-type="string">
            <text:p>ausl.bologna.it</text:p>
          </table:table-cell>
        </table:table-row>
        <table:table-row table:style-name="ro1">
          <table:table-cell office:value-type="string" calcext:value-type="string">
            <text:p>giorgia.concari@gmail.com</text:p>
          </table:table-cell>
          <table:table-cell table:formula="of:=RIGHT([.A414]; LEN([.A414])-SEARCH(&quot;@&quot;;[.A41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na.raffaele75@gmail.com</text:p>
          </table:table-cell>
          <table:table-cell table:formula="of:=RIGHT([.A415]; LEN([.A415])-SEARCH(&quot;@&quot;;[.A41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albiaticlaudia@tiscali.it</text:p>
          </table:table-cell>
          <table:table-cell table:formula="of:=RIGHT([.A416]; LEN([.A416])-SEARCH(&quot;@&quot;;[.A416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renata.schneider@hotmail.it</text:p>
          </table:table-cell>
          <table:table-cell table:formula="of:=RIGHT([.A417]; LEN([.A417])-SEARCH(&quot;@&quot;;[.A417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erenasiega@yahoo.it</text:p>
          </table:table-cell>
          <table:table-cell table:formula="of:=RIGHT([.A418]; LEN([.A418])-SEARCH(&quot;@&quot;;[.A418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ranaldi.roberta@libero.it</text:p>
          </table:table-cell>
          <table:table-cell table:formula="of:=RIGHT([.A419]; LEN([.A419])-SEARCH(&quot;@&quot;;[.A41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nunziadirosa@gmail.com</text:p>
          </table:table-cell>
          <table:table-cell table:formula="of:=RIGHT([.A420]; LEN([.A420])-SEARCH(&quot;@&quot;;[.A42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tonella.olivo@gmail.com</text:p>
          </table:table-cell>
          <table:table-cell table:formula="of:=RIGHT([.A421]; LEN([.A421])-SEARCH(&quot;@&quot;;[.A42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vianapponi@libero.it</text:p>
          </table:table-cell>
          <table:table-cell table:formula="of:=RIGHT([.A422]; LEN([.A422])-SEARCH(&quot;@&quot;;[.A42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iuseppedales@libero.it</text:p>
          </table:table-cell>
          <table:table-cell table:formula="of:=RIGHT([.A423]; LEN([.A423])-SEARCH(&quot;@&quot;;[.A42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arialuisa.martelli@uniroma1.it</text:p>
          </table:table-cell>
          <table:table-cell table:formula="of:=RIGHT([.A424]; LEN([.A424])-SEARCH(&quot;@&quot;;[.A424]))" office:value-type="string" office:string-value="uniroma1.it" calcext:value-type="string">
            <text:p>uniroma1.it</text:p>
          </table:table-cell>
        </table:table-row>
        <table:table-row table:style-name="ro1">
          <table:table-cell office:value-type="string" calcext:value-type="string">
            <text:p>arianna.trasimini@gmail.com</text:p>
          </table:table-cell>
          <table:table-cell table:formula="of:=RIGHT([.A425]; LEN([.A425])-SEARCH(&quot;@&quot;;[.A42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ierluigi.zoccolotti@uniroma1.it</text:p>
          </table:table-cell>
          <table:table-cell table:formula="of:=RIGHT([.A426]; LEN([.A426])-SEARCH(&quot;@&quot;;[.A426]))" office:value-type="string" office:string-value="uniroma1.it" calcext:value-type="string">
            <text:p>uniroma1.it</text:p>
          </table:table-cell>
        </table:table-row>
        <table:table-row table:style-name="ro1">
          <table:table-cell office:value-type="string" calcext:value-type="string">
            <text:p>badalamenti.daniela@gmail.com</text:p>
          </table:table-cell>
          <table:table-cell table:formula="of:=RIGHT([.A427]; LEN([.A427])-SEARCH(&quot;@&quot;;[.A42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nza.simona@libero.it</text:p>
          </table:table-cell>
          <table:table-cell table:formula="of:=RIGHT([.A428]; LEN([.A428])-SEARCH(&quot;@&quot;;[.A42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ore.monda@libero.it</text:p>
          </table:table-cell>
          <table:table-cell table:formula="of:=RIGHT([.A429]; LEN([.A429])-SEARCH(&quot;@&quot;;[.A429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bettabuz@yahoo.it</text:p>
          </table:table-cell>
          <table:table-cell table:formula="of:=RIGHT([.A430]; LEN([.A430])-SEARCH(&quot;@&quot;;[.A430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vera.perazzo@tiscali.it</text:p>
          </table:table-cell>
          <table:table-cell table:formula="of:=RIGHT([.A431]; LEN([.A431])-SEARCH(&quot;@&quot;;[.A431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jessiriva@libero.it</text:p>
          </table:table-cell>
          <table:table-cell table:formula="of:=RIGHT([.A432]; LEN([.A432])-SEARCH(&quot;@&quot;;[.A43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ena-ugo@libero.it</text:p>
          </table:table-cell>
          <table:table-cell table:formula="of:=RIGHT([.A433]; LEN([.A433])-SEARCH(&quot;@&quot;;[.A43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carli2@gmail.com</text:p>
          </table:table-cell>
          <table:table-cell table:formula="of:=RIGHT([.A434]; LEN([.A434])-SEARCH(&quot;@&quot;;[.A4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o.ferioli86@gmail.com</text:p>
          </table:table-cell>
          <table:table-cell table:formula="of:=RIGHT([.A435]; LEN([.A435])-SEARCH(&quot;@&quot;;[.A43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.sitta@ausl.fe.it</text:p>
          </table:table-cell>
          <table:table-cell table:formula="of:=RIGHT([.A436]; LEN([.A436])-SEARCH(&quot;@&quot;;[.A436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e.stoppa@ausl.fe.it</text:p>
          </table:table-cell>
          <table:table-cell table:formula="of:=RIGHT([.A437]; LEN([.A437])-SEARCH(&quot;@&quot;;[.A437]))" office:value-type="string" office:string-value="ausl.fe.it" calcext:value-type="string">
            <text:p>ausl.fe.it</text:p>
          </table:table-cell>
        </table:table-row>
        <table:table-row table:style-name="ro1">
          <table:table-cell office:value-type="string" calcext:value-type="string">
            <text:p>mgarroni@libero.it</text:p>
          </table:table-cell>
          <table:table-cell table:formula="of:=RIGHT([.A438]; LEN([.A438])-SEARCH(&quot;@&quot;;[.A43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valeria.donda0@alice.it</text:p>
          </table:table-cell>
          <table:table-cell table:formula="of:=RIGHT([.A439]; LEN([.A439])-SEARCH(&quot;@&quot;;[.A439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larademartin@libero.it</text:p>
          </table:table-cell>
          <table:table-cell table:formula="of:=RIGHT([.A440]; LEN([.A440])-SEARCH(&quot;@&quot;;[.A44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andragalentino2010@libero.it</text:p>
          </table:table-cell>
          <table:table-cell table:formula="of:=RIGHT([.A441]; LEN([.A441])-SEARCH(&quot;@&quot;;[.A441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meolisilvia@gmail.com</text:p>
          </table:table-cell>
          <table:table-cell table:formula="of:=RIGHT([.A442]; LEN([.A442])-SEARCH(&quot;@&quot;;[.A44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enichella@hotmail.it</text:p>
          </table:table-cell>
          <table:table-cell table:formula="of:=RIGHT([.A443]; LEN([.A443])-SEARCH(&quot;@&quot;;[.A443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biancatrifiro@libero.it</text:p>
          </table:table-cell>
          <table:table-cell table:formula="of:=RIGHT([.A444]; LEN([.A444])-SEARCH(&quot;@&quot;;[.A44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lisa.dr.spada@gmail.com</text:p>
          </table:table-cell>
          <table:table-cell table:formula="of:=RIGHT([.A445]; LEN([.A445])-SEARCH(&quot;@&quot;;[.A4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scone_enza@libero.it</text:p>
          </table:table-cell>
          <table:table-cell table:formula="of:=RIGHT([.A446]; LEN([.A446])-SEARCH(&quot;@&quot;;[.A446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katiaciafro70@tiscali.it</text:p>
          </table:table-cell>
          <table:table-cell table:formula="of:=RIGHT([.A447]; LEN([.A447])-SEARCH(&quot;@&quot;;[.A447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anna_dimambro@libero.it</text:p>
          </table:table-cell>
          <table:table-cell table:formula="of:=RIGHT([.A448]; LEN([.A448])-SEARCH(&quot;@&quot;;[.A44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.paolizzi@sanstefarabruzzo.it</text:p>
          </table:table-cell>
          <table:table-cell table:formula="of:=RIGHT([.A449]; LEN([.A449])-SEARCH(&quot;@&quot;;[.A449]))" office:value-type="string" office:string-value="sanstefarabruzzo.it" calcext:value-type="string">
            <text:p>sanstefarabruzzo.it</text:p>
          </table:table-cell>
        </table:table-row>
        <table:table-row table:style-name="ro1">
          <table:table-cell office:value-type="string" calcext:value-type="string">
            <text:p>e.rossi@sanstefarabruzzo.it</text:p>
          </table:table-cell>
          <table:table-cell table:formula="of:=RIGHT([.A450]; LEN([.A450])-SEARCH(&quot;@&quot;;[.A450]))" office:value-type="string" office:string-value="sanstefarabruzzo.it" calcext:value-type="string">
            <text:p>sanstefarabruzzo.it</text:p>
          </table:table-cell>
        </table:table-row>
        <table:table-row table:style-name="ro1">
          <table:table-cell office:value-type="string" calcext:value-type="string">
            <text:p>laura.borga@od.lnf.it</text:p>
          </table:table-cell>
          <table:table-cell table:formula="of:=RIGHT([.A451]; LEN([.A451])-SEARCH(&quot;@&quot;;[.A451]))" office:value-type="string" office:string-value="od.lnf.it" calcext:value-type="string">
            <text:p>od.lnf.it</text:p>
          </table:table-cell>
        </table:table-row>
        <table:table-row table:style-name="ro1">
          <table:table-cell office:value-type="string" calcext:value-type="string">
            <text:p>ste.db@libero.it</text:p>
          </table:table-cell>
          <table:table-cell table:formula="of:=RIGHT([.A452]; LEN([.A452])-SEARCH(&quot;@&quot;;[.A45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hiaradecandia@libero.it</text:p>
          </table:table-cell>
          <table:table-cell table:formula="of:=RIGHT([.A453]; LEN([.A453])-SEARCH(&quot;@&quot;;[.A453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rancesca.donadello@yahoo.it</text:p>
          </table:table-cell>
          <table:table-cell table:formula="of:=RIGHT([.A454]; LEN([.A454])-SEARCH(&quot;@&quot;;[.A45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ileniafaragasso@libero.it</text:p>
          </table:table-cell>
          <table:table-cell table:formula="of:=RIGHT([.A455]; LEN([.A455])-SEARCH(&quot;@&quot;;[.A45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ristina4foglia@gmail.com</text:p>
          </table:table-cell>
          <table:table-cell table:formula="of:=RIGHT([.A456]; LEN([.A456])-SEARCH(&quot;@&quot;;[.A45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rigia79@libero.it</text:p>
          </table:table-cell>
          <table:table-cell table:formula="of:=RIGHT([.A457]; LEN([.A457])-SEARCH(&quot;@&quot;;[.A457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info@giovannagiacomin.it</text:p>
          </table:table-cell>
          <table:table-cell table:formula="of:=RIGHT([.A458]; LEN([.A458])-SEARCH(&quot;@&quot;;[.A458]))" office:value-type="string" office:string-value="giovannagiacomin.it" calcext:value-type="string">
            <text:p>giovannagiacomin.it</text:p>
          </table:table-cell>
        </table:table-row>
        <table:table-row table:style-name="ro1">
          <table:table-cell office:value-type="string" calcext:value-type="string">
            <text:p>ilenia.noferi@alice.it</text:p>
          </table:table-cell>
          <table:table-cell table:formula="of:=RIGHT([.A459]; LEN([.A459])-SEARCH(&quot;@&quot;;[.A459]))" office:value-type="string" office:string-value="alice.it" calcext:value-type="string">
            <text:p>alice.it</text:p>
          </table:table-cell>
        </table:table-row>
        <table:table-row table:style-name="ro1">
          <table:table-cell office:value-type="string" calcext:value-type="string">
            <text:p>masada8@gmail.com</text:p>
          </table:table-cell>
          <table:table-cell table:formula="of:=RIGHT([.A460]; LEN([.A460])-SEARCH(&quot;@&quot;;[.A46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ulia.stagni@gmail.com</text:p>
          </table:table-cell>
          <table:table-cell table:formula="of:=RIGHT([.A461]; LEN([.A461])-SEARCH(&quot;@&quot;;[.A46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ura.bertolo7+sperimentazione@gmail.com</text:p>
          </table:table-cell>
          <table:table-cell table:formula="of:=RIGHT([.A462]; LEN([.A462])-SEARCH(&quot;@&quot;;[.A46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arolina_papponi@hotmail.com</text:p>
          </table:table-cell>
          <table:table-cell table:formula="of:=RIGHT([.A463]; LEN([.A463])-SEARCH(&quot;@&quot;;[.A463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potenziamoci@gmail.com</text:p>
          </table:table-cell>
          <table:table-cell table:formula="of:=RIGHT([.A464]; LEN([.A464])-SEARCH(&quot;@&quot;;[.A46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elucchifrancesca@libero.it</text:p>
          </table:table-cell>
          <table:table-cell table:formula="of:=RIGHT([.A465]; LEN([.A465])-SEARCH(&quot;@&quot;;[.A46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titti.sacco@gmail.com</text:p>
          </table:table-cell>
          <table:table-cell table:formula="of:=RIGHT([.A466]; LEN([.A466])-SEARCH(&quot;@&quot;;[.A46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gherita.achille@gmail.com</text:p>
          </table:table-cell>
          <table:table-cell table:formula="of:=RIGHT([.A467]; LEN([.A467])-SEARCH(&quot;@&quot;;[.A46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telli.mariateresa@gmail.com</text:p>
          </table:table-cell>
          <table:table-cell table:formula="of:=RIGHT([.A468]; LEN([.A468])-SEARCH(&quot;@&quot;;[.A46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bertolotti.sara@gmail.com</text:p>
          </table:table-cell>
          <table:table-cell table:formula="of:=RIGHT([.A469]; LEN([.A469])-SEARCH(&quot;@&quot;;[.A46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paola.cavagnini@libero.it</text:p>
          </table:table-cell>
          <table:table-cell table:formula="of:=RIGHT([.A470]; LEN([.A470])-SEARCH(&quot;@&quot;;[.A470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imonaferretti.75@gmail.com</text:p>
          </table:table-cell>
          <table:table-cell table:formula="of:=RIGHT([.A471]; LEN([.A471])-SEARCH(&quot;@&quot;;[.A47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lviaemora@gmail.com</text:p>
          </table:table-cell>
          <table:table-cell table:formula="of:=RIGHT([.A472]; LEN([.A472])-SEARCH(&quot;@&quot;;[.A47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alentemcv@gmail.com</text:p>
          </table:table-cell>
          <table:table-cell table:formula="of:=RIGHT([.A473]; LEN([.A473])-SEARCH(&quot;@&quot;;[.A47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ichelablandino@hotmail.com</text:p>
          </table:table-cell>
          <table:table-cell table:formula="of:=RIGHT([.A474]; LEN([.A474])-SEARCH(&quot;@&quot;;[.A474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strategicamenteinsieme@gmail.com</text:p>
          </table:table-cell>
          <table:table-cell table:formula="of:=RIGHT([.A475]; LEN([.A475])-SEARCH(&quot;@&quot;;[.A47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rosso.adriana@tiscali.it</text:p>
          </table:table-cell>
          <table:table-cell table:formula="of:=RIGHT([.A476]; LEN([.A476])-SEARCH(&quot;@&quot;;[.A476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trizio.ivana@hsacco.it</text:p>
          </table:table-cell>
          <table:table-cell table:formula="of:=RIGHT([.A477]; LEN([.A477])-SEARCH(&quot;@&quot;;[.A477]))" office:value-type="string" office:string-value="hsacco.it" calcext:value-type="string">
            <text:p>hsacco.it</text:p>
          </table:table-cell>
        </table:table-row>
        <table:table-row table:style-name="ro1">
          <table:table-cell office:value-type="string" calcext:value-type="string">
            <text:p>federicacervone@tiscali.it</text:p>
          </table:table-cell>
          <table:table-cell table:formula="of:=RIGHT([.A478]; LEN([.A478])-SEARCH(&quot;@&quot;;[.A478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fra.tesei@gmail.com</text:p>
          </table:table-cell>
          <table:table-cell table:formula="of:=RIGHT([.A479]; LEN([.A479])-SEARCH(&quot;@&quot;;[.A47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inabaldetti@gmail.com</text:p>
          </table:table-cell>
          <table:table-cell table:formula="of:=RIGHT([.A480]; LEN([.A480])-SEARCH(&quot;@&quot;;[.A48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nzaparodi@virgilio.it</text:p>
          </table:table-cell>
          <table:table-cell table:formula="of:=RIGHT([.A481]; LEN([.A481])-SEARCH(&quot;@&quot;;[.A481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direfareepensare.mosca@gmail.com</text:p>
          </table:table-cell>
          <table:table-cell table:formula="of:=RIGHT([.A482]; LEN([.A482])-SEARCH(&quot;@&quot;;[.A48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gnese.forlani90@gmail.com</text:p>
          </table:table-cell>
          <table:table-cell table:formula="of:=RIGHT([.A483]; LEN([.A483])-SEARCH(&quot;@&quot;;[.A48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nelly_petkova@abv.bg</text:p>
          </table:table-cell>
          <table:table-cell table:formula="of:=RIGHT([.A484]; LEN([.A484])-SEARCH(&quot;@&quot;;[.A484]))" office:value-type="string" office:string-value="abv.bg" calcext:value-type="string">
            <text:p>abv.bg</text:p>
          </table:table-cell>
        </table:table-row>
        <table:table-row table:style-name="ro1">
          <table:table-cell office:value-type="string" calcext:value-type="string">
            <text:p>silviapiazza91@hotmail.it</text:p>
          </table:table-cell>
          <table:table-cell table:formula="of:=RIGHT([.A485]; LEN([.A485])-SEARCH(&quot;@&quot;;[.A485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federica.porco@gmail.com</text:p>
          </table:table-cell>
          <table:table-cell table:formula="of:=RIGHT([.A486]; LEN([.A486])-SEARCH(&quot;@&quot;;[.A48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hiarastracquadanio7@gmail.com</text:p>
          </table:table-cell>
          <table:table-cell table:formula="of:=RIGHT([.A487]; LEN([.A487])-SEARCH(&quot;@&quot;;[.A48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ara.cap91@libero.it</text:p>
          </table:table-cell>
          <table:table-cell table:formula="of:=RIGHT([.A488]; LEN([.A488])-SEARCH(&quot;@&quot;;[.A48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carrierolaura@yahoo.it</text:p>
          </table:table-cell>
          <table:table-cell table:formula="of:=RIGHT([.A489]; LEN([.A489])-SEARCH(&quot;@&quot;;[.A489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alessandraciacciarelli@gmail.com</text:p>
          </table:table-cell>
          <table:table-cell table:formula="of:=RIGHT([.A490]; LEN([.A490])-SEARCH(&quot;@&quot;;[.A49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cirulli@hotmail.it</text:p>
          </table:table-cell>
          <table:table-cell table:formula="of:=RIGHT([.A491]; LEN([.A491])-SEARCH(&quot;@&quot;;[.A49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antonelladecu@libero.it</text:p>
          </table:table-cell>
          <table:table-cell table:formula="of:=RIGHT([.A492]; LEN([.A492])-SEARCH(&quot;@&quot;;[.A492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ema.groccia@tiscali.it</text:p>
          </table:table-cell>
          <table:table-cell table:formula="of:=RIGHT([.A493]; LEN([.A493])-SEARCH(&quot;@&quot;;[.A493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aronofri@tiscali.it</text:p>
          </table:table-cell>
          <table:table-cell table:formula="of:=RIGHT([.A494]; LEN([.A494])-SEARCH(&quot;@&quot;;[.A494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fede.ritorto@gmail.com</text:p>
          </table:table-cell>
          <table:table-cell table:formula="of:=RIGHT([.A495]; LEN([.A495])-SEARCH(&quot;@&quot;;[.A49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tudioeidonroma@gmail.com</text:p>
          </table:table-cell>
          <table:table-cell table:formula="of:=RIGHT([.A496]; LEN([.A496])-SEARCH(&quot;@&quot;;[.A49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tefya78@yahoo.it</text:p>
          </table:table-cell>
          <table:table-cell table:formula="of:=RIGHT([.A497]; LEN([.A497])-SEARCH(&quot;@&quot;;[.A497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corrias.alessandra@libero.it</text:p>
          </table:table-cell>
          <table:table-cell table:formula="of:=RIGHT([.A498]; LEN([.A498])-SEARCH(&quot;@&quot;;[.A498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silvia.manca@tiscali.it</text:p>
          </table:table-cell>
          <table:table-cell table:formula="of:=RIGHT([.A499]; LEN([.A499])-SEARCH(&quot;@&quot;;[.A499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grazianonne@tiscali.it</text:p>
          </table:table-cell>
          <table:table-cell table:formula="of:=RIGHT([.A500]; LEN([.A500])-SEARCH(&quot;@&quot;;[.A500]))" office:value-type="string" office:string-value="tiscali.it" calcext:value-type="string">
            <text:p>tiscali.it</text:p>
          </table:table-cell>
        </table:table-row>
        <table:table-row table:style-name="ro1">
          <table:table-cell office:value-type="string" calcext:value-type="string">
            <text:p>karolpagini@gmail.com</text:p>
          </table:table-cell>
          <table:table-cell table:formula="of:=RIGHT([.A501]; LEN([.A501])-SEARCH(&quot;@&quot;;[.A50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lisa.somaschini@gmail.com</text:p>
          </table:table-cell>
          <table:table-cell table:formula="of:=RIGHT([.A502]; LEN([.A502])-SEARCH(&quot;@&quot;;[.A50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enza.parodi@sosdislessia.it</text:p>
          </table:table-cell>
          <table:table-cell table:formula="of:=RIGHT([.A503]; LEN([.A503])-SEARCH(&quot;@&quot;;[.A503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danylogo@yahoo.it</text:p>
          </table:table-cell>
          <table:table-cell table:formula="of:=RIGHT([.A504]; LEN([.A504])-SEARCH(&quot;@&quot;;[.A504]))" office:value-type="string" office:string-value="yahoo.it" calcext:value-type="string">
            <text:p>yahoo.it</text:p>
          </table:table-cell>
        </table:table-row>
        <table:table-row table:style-name="ro1">
          <table:table-cell office:value-type="string" calcext:value-type="string">
            <text:p>gianma.palumbo@gmail.com</text:p>
          </table:table-cell>
          <table:table-cell table:formula="of:=RIGHT([.A505]; LEN([.A505])-SEARCH(&quot;@&quot;;[.A50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imonaratta@virgilio.it</text:p>
          </table:table-cell>
          <table:table-cell table:formula="of:=RIGHT([.A506]; LEN([.A506])-SEARCH(&quot;@&quot;;[.A506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alessandra.luci@sosdislessia.it</text:p>
          </table:table-cell>
          <table:table-cell table:formula="of:=RIGHT([.A507]; LEN([.A507])-SEARCH(&quot;@&quot;;[.A507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ara.pestelli@sosdislessia.it</text:p>
          </table:table-cell>
          <table:table-cell table:formula="of:=RIGHT([.A508]; LEN([.A508])-SEARCH(&quot;@&quot;;[.A508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lucianabelviso@hotmail.it</text:p>
          </table:table-cell>
          <table:table-cell table:formula="of:=RIGHT([.A509]; LEN([.A509])-SEARCH(&quot;@&quot;;[.A509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info@centrostudimediazione.it</text:p>
          </table:table-cell>
          <table:table-cell table:formula="of:=RIGHT([.A510]; LEN([.A510])-SEARCH(&quot;@&quot;;[.A510]))" office:value-type="string" office:string-value="centrostudimediazione.it" calcext:value-type="string">
            <text:p>centrostudimediazione.it</text:p>
          </table:table-cell>
        </table:table-row>
        <table:table-row table:style-name="ro1">
          <table:table-cell office:value-type="string" calcext:value-type="string">
            <text:p>mircobellotti@gmail.com</text:p>
          </table:table-cell>
          <table:table-cell table:formula="of:=RIGHT([.A511]; LEN([.A511])-SEARCH(&quot;@&quot;;[.A51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dott.elenaboldrin@gmail.com</text:p>
          </table:table-cell>
          <table:table-cell table:formula="of:=RIGHT([.A512]; LEN([.A512])-SEARCH(&quot;@&quot;;[.A51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c.castro@campus.unimib.it</text:p>
          </table:table-cell>
          <table:table-cell table:formula="of:=RIGHT([.A513]; LEN([.A513])-SEARCH(&quot;@&quot;;[.A513]))" office:value-type="string" office:string-value="campus.unimib.it" calcext:value-type="string">
            <text:p>campus.unimib.it</text:p>
          </table:table-cell>
        </table:table-row>
        <table:table-row table:style-name="ro1">
          <table:table-cell office:value-type="string" calcext:value-type="string">
            <text:p>monicol@live.it</text:p>
          </table:table-cell>
          <table:table-cell table:formula="of:=RIGHT([.A514]; LEN([.A514])-SEARCH(&quot;@&quot;;[.A514]))" office:value-type="string" office:string-value="live.it" calcext:value-type="string">
            <text:p>live.it</text:p>
          </table:table-cell>
        </table:table-row>
        <table:table-row table:style-name="ro1">
          <table:table-cell office:value-type="string" calcext:value-type="string">
            <text:p>cdellavedova@libero.it</text:p>
          </table:table-cell>
          <table:table-cell table:formula="of:=RIGHT([.A515]; LEN([.A515])-SEARCH(&quot;@&quot;;[.A51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f_falino@hotmail.com</text:p>
          </table:table-cell>
          <table:table-cell table:formula="of:=RIGHT([.A516]; LEN([.A516])-SEARCH(&quot;@&quot;;[.A516]))" office:value-type="string" office:string-value="hotmail.com" calcext:value-type="string">
            <text:p>hotmail.com</text:p>
          </table:table-cell>
        </table:table-row>
        <table:table-row table:style-name="ro1">
          <table:table-cell office:value-type="string" calcext:value-type="string">
            <text:p>log.rossellafiamingo@gmail.com</text:p>
          </table:table-cell>
          <table:table-cell table:formula="of:=RIGHT([.A517]; LEN([.A517])-SEARCH(&quot;@&quot;;[.A51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ta.puddu@sosdislessia.it</text:p>
          </table:table-cell>
          <table:table-cell table:formula="of:=RIGHT([.A518]; LEN([.A518])-SEARCH(&quot;@&quot;;[.A518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francesca.scortichini@sosdislessia.it</text:p>
          </table:table-cell>
          <table:table-cell table:formula="of:=RIGHT([.A519]; LEN([.A519])-SEARCH(&quot;@&quot;;[.A519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sabina.ortolano@sosdislessia.it</text:p>
          </table:table-cell>
          <table:table-cell table:formula="of:=RIGHT([.A520]; LEN([.A520])-SEARCH(&quot;@&quot;;[.A520]))" office:value-type="string" office:string-value="sosdislessia.it" calcext:value-type="string">
            <text:p>sosdislessia.it</text:p>
          </table:table-cell>
        </table:table-row>
        <table:table-row table:style-name="ro1">
          <table:table-cell office:value-type="string" calcext:value-type="string">
            <text:p>ilaria.polidoro@gmail.com</text:p>
          </table:table-cell>
          <table:table-cell table:formula="of:=RIGHT([.A521]; LEN([.A521])-SEARCH(&quot;@&quot;;[.A521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abio.scaliati@gmail.com</text:p>
          </table:table-cell>
          <table:table-cell table:formula="of:=RIGHT([.A522]; LEN([.A522])-SEARCH(&quot;@&quot;;[.A522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livia@inwind.it</text:p>
          </table:table-cell>
          <table:table-cell table:formula="of:=RIGHT([.A523]; LEN([.A523])-SEARCH(&quot;@&quot;;[.A523]))" office:value-type="string" office:string-value="inwind.it" calcext:value-type="string">
            <text:p>inwind.it</text:p>
          </table:table-cell>
        </table:table-row>
        <table:table-row table:style-name="ro1">
          <table:table-cell office:value-type="string" calcext:value-type="string">
            <text:p>daniela.pasolini@libero.it</text:p>
          </table:table-cell>
          <table:table-cell table:formula="of:=RIGHT([.A524]; LEN([.A524])-SEARCH(&quot;@&quot;;[.A524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eng@antoniano.it</text:p>
          </table:table-cell>
          <table:table-cell table:formula="of:=RIGHT([.A525]; LEN([.A525])-SEARCH(&quot;@&quot;;[.A525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landuzzi@antoniano.it</text:p>
          </table:table-cell>
          <table:table-cell table:formula="of:=RIGHT([.A526]; LEN([.A526])-SEARCH(&quot;@&quot;;[.A526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mattioli@antoniano.it</text:p>
          </table:table-cell>
          <table:table-cell table:formula="of:=RIGHT([.A527]; LEN([.A527])-SEARCH(&quot;@&quot;;[.A527]))" office:value-type="string" office:string-value="antoniano.it" calcext:value-type="string">
            <text:p>antoniano.it</text:p>
          </table:table-cell>
        </table:table-row>
        <table:table-row table:style-name="ro1">
          <table:table-cell office:value-type="string" calcext:value-type="string">
            <text:p>alessndra.betti@gmail.com</text:p>
          </table:table-cell>
          <table:table-cell table:formula="of:=RIGHT([.A528]; LEN([.A528])-SEARCH(&quot;@&quot;;[.A528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lessandra.betti@virgilio.it</text:p>
          </table:table-cell>
          <table:table-cell table:formula="of:=RIGHT([.A529]; LEN([.A529])-SEARCH(&quot;@&quot;;[.A529]))" office:value-type="string" office:string-value="virgilio.it" calcext:value-type="string">
            <text:p>virgilio.it</text:p>
          </table:table-cell>
        </table:table-row>
        <table:table-row table:style-name="ro1">
          <table:table-cell office:value-type="string" calcext:value-type="string">
            <text:p>paola.invernizzi@studioakoe.com</text:p>
          </table:table-cell>
          <table:table-cell table:formula="of:=RIGHT([.A530]; LEN([.A530])-SEARCH(&quot;@&quot;;[.A530]))" office:value-type="string" office:string-value="studioakoe.com" calcext:value-type="string">
            <text:p>studioakoe.com</text:p>
          </table:table-cell>
        </table:table-row>
        <table:table-row table:style-name="ro1">
          <table:table-cell office:value-type="string" calcext:value-type="string">
            <text:p>lorellarizzo@tin.it</text:p>
          </table:table-cell>
          <table:table-cell table:formula="of:=RIGHT([.A531]; LEN([.A531])-SEARCH(&quot;@&quot;;[.A531]))" office:value-type="string" office:string-value="tin.it" calcext:value-type="string">
            <text:p>tin.it</text:p>
          </table:table-cell>
        </table:table-row>
        <table:table-row table:style-name="ro1">
          <table:table-cell office:value-type="string" calcext:value-type="string">
            <text:p>maria.spinelli@unimib.it</text:p>
          </table:table-cell>
          <table:table-cell table:formula="of:=RIGHT([.A532]; LEN([.A532])-SEARCH(&quot;@&quot;;[.A532]))" office:value-type="string" office:string-value="unimib.it" calcext:value-type="string">
            <text:p>unimib.it</text:p>
          </table:table-cell>
        </table:table-row>
        <table:table-row table:style-name="ro1">
          <table:table-cell office:value-type="string" calcext:value-type="string">
            <text:p>valentinagloria.psi@gmail.com</text:p>
          </table:table-cell>
          <table:table-cell table:formula="of:=RIGHT([.A533]; LEN([.A533])-SEARCH(&quot;@&quot;;[.A53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laraorsolini@gmail.com</text:p>
          </table:table-cell>
          <table:table-cell table:formula="of:=RIGHT([.A534]; LEN([.A534])-SEARCH(&quot;@&quot;;[.A53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giovanna.cialdini@libero.it</text:p>
          </table:table-cell>
          <table:table-cell table:formula="of:=RIGHT([.A535]; LEN([.A535])-SEARCH(&quot;@&quot;;[.A535]))" office:value-type="string" office:string-value="libero.it" calcext:value-type="string">
            <text:p>libero.it</text:p>
          </table:table-cell>
        </table:table-row>
        <table:table-row table:style-name="ro1">
          <table:table-cell office:value-type="string" calcext:value-type="string">
            <text:p>galletti.vania@gmail.com</text:p>
          </table:table-cell>
          <table:table-cell table:formula="of:=RIGHT([.A536]; LEN([.A536])-SEARCH(&quot;@&quot;;[.A536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federica.andreola@kenteocrema.it</text:p>
          </table:table-cell>
          <table:table-cell table:formula="of:=RIGHT([.A537]; LEN([.A537])-SEARCH(&quot;@&quot;;[.A537]))" office:value-type="string" office:string-value="kenteocrema.it" calcext:value-type="string">
            <text:p>kenteocrema.it</text:p>
          </table:table-cell>
        </table:table-row>
        <table:table-row table:style-name="ro1">
          <table:table-cell office:value-type="string" calcext:value-type="string">
            <text:p>silviaspoglianti@icloud.com</text:p>
          </table:table-cell>
          <table:table-cell table:formula="of:=RIGHT([.A538]; LEN([.A538])-SEARCH(&quot;@&quot;;[.A538]))" office:value-type="string" office:string-value="icloud.com" calcext:value-type="string">
            <text:p>icloud.com</text:p>
          </table:table-cell>
        </table:table-row>
        <table:table-row table:style-name="ro1">
          <table:table-cell office:value-type="string" calcext:value-type="string">
            <text:p>sylvia.minella@gmail.com</text:p>
          </table:table-cell>
          <table:table-cell table:formula="of:=RIGHT([.A539]; LEN([.A539])-SEARCH(&quot;@&quot;;[.A539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marilisa.fiorilla@gmail.com</text:p>
          </table:table-cell>
          <table:table-cell table:formula="of:=RIGHT([.A540]; LEN([.A540])-SEARCH(&quot;@&quot;;[.A540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sara.mart@hotmail.it</text:p>
          </table:table-cell>
          <table:table-cell table:formula="of:=RIGHT([.A541]; LEN([.A541])-SEARCH(&quot;@&quot;;[.A541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s.corsi@stellesullaterra.org</text:p>
          </table:table-cell>
          <table:table-cell table:formula="of:=RIGHT([.A542]; LEN([.A542])-SEARCH(&quot;@&quot;;[.A542]))" office:value-type="string" office:string-value="stellesullaterra.org" calcext:value-type="string">
            <text:p>stellesullaterra.org</text:p>
          </table:table-cell>
        </table:table-row>
        <table:table-row table:style-name="ro1">
          <table:table-cell office:value-type="string" calcext:value-type="string">
            <text:p>valentinatomizza@gmail.com</text:p>
          </table:table-cell>
          <table:table-cell table:formula="of:=RIGHT([.A543]; LEN([.A543])-SEARCH(&quot;@&quot;;[.A543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ilariavaccher@gmail.com</text:p>
          </table:table-cell>
          <table:table-cell table:formula="of:=RIGHT([.A544]; LEN([.A544])-SEARCH(&quot;@&quot;;[.A544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west.thomas89@gmail.com</text:p>
          </table:table-cell>
          <table:table-cell table:formula="of:=RIGHT([.A545]; LEN([.A545])-SEARCH(&quot;@&quot;;[.A545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vivy82@hotmail.it</text:p>
          </table:table-cell>
          <table:table-cell table:formula="of:=RIGHT([.A546]; LEN([.A546])-SEARCH(&quot;@&quot;;[.A546]))" office:value-type="string" office:string-value="hotmail.it" calcext:value-type="string">
            <text:p>hotmail.it</text:p>
          </table:table-cell>
        </table:table-row>
        <table:table-row table:style-name="ro1">
          <table:table-cell office:value-type="string" calcext:value-type="string">
            <text:p>giuliamattioli.logopedia@gmail.com</text:p>
          </table:table-cell>
          <table:table-cell table:formula="of:=RIGHT([.A547]; LEN([.A547])-SEARCH(&quot;@&quot;;[.A547]))" office:value-type="string" office:string-value="gmail.com" calcext:value-type="string">
            <text:p>gmail.com</text:p>
          </table:table-cell>
        </table:table-row>
        <table:table-row table:style-name="ro1">
          <table:table-cell office:value-type="string" calcext:value-type="string">
            <text:p>anna.pagnacco@gmail.com</text:p>
          </table:table-cell>
          <table:table-cell table:formula="of:=RIGHT([.A548]; LEN([.A548])-SEARCH(&quot;@&quot;;[.A548]))" office:value-type="string" office:string-value="gmail.com" calcext:value-type="string">
            <text:p>gmail.com</text:p>
          </table:table-cell>
        </table:table-row>
      </table:table>
      <table:table table:name="Sheet3" table:style-name="ta1">
        <table:table-column table:style-name="co2" table:default-cell-style-name="ce1"/>
        <table:table-row table:style-name="ro2">
          <table:table-cell office:value-type="string" calcext:value-type="string">
            <text:p>pagonaki27@libero.it</text:p>
          </table:table-cell>
        </table:table-row>
        <table:table-row table:style-name="ro2">
          <table:table-cell office:value-type="string" calcext:value-type="string">
            <text:p>afrascari@anastasis.it</text:p>
          </table:table-cell>
        </table:table-row>
        <table:table-row table:style-name="ro2">
          <table:table-cell office:value-type="string" calcext:value-type="string">
            <text:p>apegoretti@anastasis.it</text:p>
          </table:table-cell>
        </table:table-row>
        <table:table-row table:style-name="ro2">
          <table:table-cell office:value-type="string" calcext:value-type="string">
            <text:p>cristina.burani@istc.cnr.it</text:p>
          </table:table-cell>
        </table:table-row>
        <table:table-row table:style-name="ro2">
          <table:table-cell office:value-type="string" calcext:value-type="string">
            <text:p>erika.messi@sunrise.ch</text:p>
          </table:table-cell>
        </table:table-row>
        <table:table-row table:style-name="ro2">
          <table:table-cell office:value-type="string" calcext:value-type="string">
            <text:p>angela.cedrini@libero.it</text:p>
          </table:table-cell>
        </table:table-row>
        <table:table-row table:style-name="ro2">
          <table:table-cell office:value-type="string" calcext:value-type="string">
            <text:p>unmondoin3d@gmail.com</text:p>
          </table:table-cell>
        </table:table-row>
        <table:table-row table:style-name="ro2">
          <table:table-cell office:value-type="string" calcext:value-type="string">
            <text:p>vale.agostoni@gmail.com</text:p>
          </table:table-cell>
        </table:table-row>
        <table:table-row table:style-name="ro2">
          <table:table-cell office:value-type="string" calcext:value-type="string">
            <text:p>silvia.stefanelli@hotmail.com</text:p>
          </table:table-cell>
        </table:table-row>
        <table:table-row table:style-name="ro2">
          <table:table-cell office:value-type="string" calcext:value-type="string">
            <text:p>isabalda@yahoo.it</text:p>
          </table:table-cell>
        </table:table-row>
        <table:table-row table:style-name="ro2">
          <table:table-cell office:value-type="string" calcext:value-type="string">
            <text:p>associazionecompensa@gmail.com</text:p>
          </table:table-cell>
        </table:table-row>
        <table:table-row table:style-name="ro2">
          <table:table-cell office:value-type="string" calcext:value-type="string">
            <text:p>fra_marcelli@hotmail.com</text:p>
          </table:table-cell>
        </table:table-row>
        <table:table-row table:style-name="ro2">
          <table:table-cell office:value-type="string" calcext:value-type="string">
            <text:p>ele.chicarella@tiscali.it</text:p>
          </table:table-cell>
        </table:table-row>
        <table:table-row table:style-name="ro2">
          <table:table-cell office:value-type="string" calcext:value-type="string">
            <text:p>loredana.zap@libero.it</text:p>
          </table:table-cell>
        </table:table-row>
        <table:table-row table:style-name="ro2">
          <table:table-cell office:value-type="string" calcext:value-type="string">
            <text:p>info@percorsievolutivi.org</text:p>
          </table:table-cell>
        </table:table-row>
        <table:table-row table:style-name="ro2">
          <table:table-cell office:value-type="string" calcext:value-type="string">
            <text:p>enrico.dadamo@gmail.com</text:p>
          </table:table-cell>
        </table:table-row>
        <table:table-row table:style-name="ro2">
          <table:table-cell office:value-type="string" calcext:value-type="string">
            <text:p>duca.valeria@gmail.com</text:p>
          </table:table-cell>
        </table:table-row>
        <table:table-row table:style-name="ro2">
          <table:table-cell office:value-type="string" calcext:value-type="string">
            <text:p>giorio.p@virgilio.it</text:p>
          </table:table-cell>
        </table:table-row>
        <table:table-row table:style-name="ro2">
          <table:table-cell office:value-type="string" calcext:value-type="string">
            <text:p>cenci.luigina@gmail.com</text:p>
          </table:table-cell>
        </table:table-row>
        <table:table-row table:style-name="ro2">
          <table:table-cell office:value-type="string" calcext:value-type="string">
            <text:p>ema.luce@virgilio.it</text:p>
          </table:table-cell>
        </table:table-row>
        <table:table-row table:style-name="ro2">
          <table:table-cell office:value-type="string" calcext:value-type="string">
            <text:p>monari76@libero.it</text:p>
          </table:table-cell>
        </table:table-row>
        <table:table-row table:style-name="ro2">
          <table:table-cell office:value-type="string" calcext:value-type="string">
            <text:p>francescamei_1979@libero.it</text:p>
          </table:table-cell>
        </table:table-row>
        <table:table-row table:style-name="ro2">
          <table:table-cell office:value-type="string" calcext:value-type="string">
            <text:p>mac.alloro@tiscali.it</text:p>
          </table:table-cell>
        </table:table-row>
        <table:table-row table:style-name="ro2">
          <table:table-cell office:value-type="string" calcext:value-type="string">
            <text:p>m.concetta82@alice.it</text:p>
          </table:table-cell>
        </table:table-row>
        <table:table-row table:style-name="ro2">
          <table:table-cell office:value-type="string" calcext:value-type="string">
            <text:p>m.concetta@alice.it</text:p>
          </table:table-cell>
        </table:table-row>
        <table:table-row table:style-name="ro2">
          <table:table-cell office:value-type="string" calcext:value-type="string">
            <text:p>v_bonomo@tiscali.it</text:p>
          </table:table-cell>
        </table:table-row>
        <table:table-row table:style-name="ro2">
          <table:table-cell office:value-type="string" calcext:value-type="string">
            <text:p>p.caputa@virgilio.it</text:p>
          </table:table-cell>
        </table:table-row>
        <table:table-row table:style-name="ro2">
          <table:table-cell office:value-type="string" calcext:value-type="string">
            <text:p>giuseppina.chiarenza@libero.it</text:p>
          </table:table-cell>
        </table:table-row>
        <table:table-row table:style-name="ro2">
          <table:table-cell office:value-type="string" calcext:value-type="string">
            <text:p>vivianacona@hotmail.it</text:p>
          </table:table-cell>
        </table:table-row>
        <table:table-row table:style-name="ro2">
          <table:table-cell office:value-type="string" calcext:value-type="string">
            <text:p>margherita.dimatteo@tiscali.it</text:p>
          </table:table-cell>
        </table:table-row>
        <table:table-row table:style-name="ro2">
          <table:table-cell office:value-type="string" calcext:value-type="string">
            <text:p>pinafaro@tiscali.it</text:p>
          </table:table-cell>
        </table:table-row>
        <table:table-row table:style-name="ro2">
          <table:table-cell office:value-type="string" calcext:value-type="string">
            <text:p>danielafulco83@virgilio.it</text:p>
          </table:table-cell>
        </table:table-row>
        <table:table-row table:style-name="ro2">
          <table:table-cell office:value-type="string" calcext:value-type="string">
            <text:p>salvatore.canalella@unicredit.eu</text:p>
          </table:table-cell>
        </table:table-row>
        <table:table-row table:style-name="ro2">
          <table:table-cell office:value-type="string" calcext:value-type="string">
            <text:p>giarrizzomariangela@gmail.it</text:p>
          </table:table-cell>
        </table:table-row>
        <table:table-row table:style-name="ro2">
          <table:table-cell office:value-type="string" calcext:value-type="string">
            <text:p>giarrizzomariangela@gmail.com</text:p>
          </table:table-cell>
        </table:table-row>
        <table:table-row table:style-name="ro2">
          <table:table-cell office:value-type="string" calcext:value-type="string">
            <text:p>Servizionpi@asp.enna.it</text:p>
          </table:table-cell>
        </table:table-row>
        <table:table-row table:style-name="ro2">
          <table:table-cell office:value-type="string" calcext:value-type="string">
            <text:p>pastorevincenza@gmail.it</text:p>
          </table:table-cell>
        </table:table-row>
        <table:table-row table:style-name="ro2">
          <table:table-cell office:value-type="string" calcext:value-type="string">
            <text:p>npi.agira@asp.enna.it</text:p>
          </table:table-cell>
        </table:table-row>
        <table:table-row table:style-name="ro2">
          <table:table-cell office:value-type="string" calcext:value-type="string">
            <text:p>marisa.scaglione83@gmail.com</text:p>
          </table:table-cell>
        </table:table-row>
        <table:table-row table:style-name="ro2">
          <table:table-cell office:value-type="string" calcext:value-type="string">
            <text:p>mariagraziaschillaci@virgilio.it</text:p>
          </table:table-cell>
        </table:table-row>
        <table:table-row table:style-name="ro2">
          <table:table-cell office:value-type="string" calcext:value-type="string">
            <text:p>scuderi.vanessa@gmail.com</text:p>
          </table:table-cell>
        </table:table-row>
        <table:table-row table:style-name="ro2">
          <table:table-cell office:value-type="string" calcext:value-type="string">
            <text:p>npi.nicosia@asp.enna.it</text:p>
          </table:table-cell>
        </table:table-row>
        <table:table-row table:style-name="ro2">
          <table:table-cell office:value-type="string" calcext:value-type="string">
            <text:p>peppelaura@yhaoo.it</text:p>
          </table:table-cell>
        </table:table-row>
        <table:table-row table:style-name="ro2">
          <table:table-cell office:value-type="string" calcext:value-type="string">
            <text:p>p.redaelli@hotmail.it</text:p>
          </table:table-cell>
        </table:table-row>
        <table:table-row table:style-name="ro2">
          <table:table-cell office:value-type="string" calcext:value-type="string">
            <text:p>llucciarini+antonellaprofessionista@anastasis.it</text:p>
          </table:table-cell>
        </table:table-row>
        <table:table-row table:style-name="ro2">
          <table:table-cell office:value-type="string" calcext:value-type="string">
            <text:p>llucciarini+professionista@anastasis.it</text:p>
          </table:table-cell>
        </table:table-row>
        <table:table-row table:style-name="ro2">
          <table:table-cell office:value-type="string" calcext:value-type="string">
            <text:p>angela.penazzi@gmail.com</text:p>
          </table:table-cell>
        </table:table-row>
        <table:table-row table:style-name="ro2">
          <table:table-cell office:value-type="string" calcext:value-type="string">
            <text:p>massimorapisardi@yahoo.it</text:p>
          </table:table-cell>
        </table:table-row>
        <table:table-row table:style-name="ro2">
          <table:table-cell office:value-type="string" calcext:value-type="string">
            <text:p>dott.ssasimonadistefano@yahoo.it</text:p>
          </table:table-cell>
        </table:table-row>
        <table:table-row table:style-name="ro2">
          <table:table-cell office:value-type="string" calcext:value-type="string">
            <text:p>dr.anna.pappalardo@gmail.com</text:p>
          </table:table-cell>
        </table:table-row>
        <table:table-row table:style-name="ro2">
          <table:table-cell office:value-type="string" calcext:value-type="string">
            <text:p>messinaantonella@alice.it</text:p>
          </table:table-cell>
        </table:table-row>
        <table:table-row table:style-name="ro2">
          <table:table-cell office:value-type="string" calcext:value-type="string">
            <text:p>lorenzasilvano@yahoo.it</text:p>
          </table:table-cell>
        </table:table-row>
        <table:table-row table:style-name="ro2">
          <table:table-cell office:value-type="string" calcext:value-type="string">
            <text:p>mariangela_maio@yahoo.it</text:p>
          </table:table-cell>
        </table:table-row>
        <table:table-row table:style-name="ro2">
          <table:table-cell office:value-type="string" calcext:value-type="string">
            <text:p>psicoadele@gmail.com</text:p>
          </table:table-cell>
        </table:table-row>
        <table:table-row table:style-name="ro2">
          <table:table-cell office:value-type="string" calcext:value-type="string">
            <text:p>lilianapsy13@gmail.com</text:p>
          </table:table-cell>
        </table:table-row>
        <table:table-row table:style-name="ro2">
          <table:table-cell office:value-type="string" calcext:value-type="string">
            <text:p>chiaracarrelli@libero.it</text:p>
          </table:table-cell>
        </table:table-row>
        <table:table-row table:style-name="ro2">
          <table:table-cell office:value-type="string" calcext:value-type="string">
            <text:p>sapuppo.anna@libero.it</text:p>
          </table:table-cell>
        </table:table-row>
        <table:table-row table:style-name="ro2">
          <table:table-cell office:value-type="string" calcext:value-type="string">
            <text:p>lucia65falco@tiscali.it</text:p>
          </table:table-cell>
        </table:table-row>
        <table:table-row table:style-name="ro2">
          <table:table-cell office:value-type="string" calcext:value-type="string">
            <text:p>correggiaelena@gmail.com</text:p>
          </table:table-cell>
        </table:table-row>
        <table:table-row table:style-name="ro2">
          <table:table-cell office:value-type="string" calcext:value-type="string">
            <text:p>veronica.degiorgio@yahoo.it</text:p>
          </table:table-cell>
        </table:table-row>
        <table:table-row table:style-name="ro2">
          <table:table-cell office:value-type="string" calcext:value-type="string">
            <text:p>logopedista.festi@hotmail.it</text:p>
          </table:table-cell>
        </table:table-row>
        <table:table-row table:style-name="ro2">
          <table:table-cell office:value-type="string" calcext:value-type="string">
            <text:p>logopedistaelena@gmail.com</text:p>
          </table:table-cell>
        </table:table-row>
        <table:table-row table:style-name="ro2">
          <table:table-cell office:value-type="string" calcext:value-type="string">
            <text:p>paola.angelelli@unisalento.it</text:p>
          </table:table-cell>
        </table:table-row>
        <table:table-row table:style-name="ro2">
          <table:table-cell office:value-type="string" calcext:value-type="string">
            <text:p>danieladifranco@libero.it</text:p>
          </table:table-cell>
        </table:table-row>
        <table:table-row table:style-name="ro2">
          <table:table-cell office:value-type="string" calcext:value-type="string">
            <text:p>chiara.lore22@gmail.com</text:p>
          </table:table-cell>
        </table:table-row>
        <table:table-row table:style-name="ro2">
          <table:table-cell office:value-type="string" calcext:value-type="string">
            <text:p>mcrabajoli@gmail.com</text:p>
          </table:table-cell>
        </table:table-row>
        <table:table-row table:style-name="ro2">
          <table:table-cell office:value-type="string" calcext:value-type="string">
            <text:p>mtassetti+anastasis@anastasis.it</text:p>
          </table:table-cell>
        </table:table-row>
        <table:table-row table:style-name="ro2">
          <table:table-cell office:value-type="string" calcext:value-type="string">
            <text:p>rvitali@anastasis.it</text:p>
          </table:table-cell>
        </table:table-row>
      </table:table>
      <table:named-expressions/>
      <table:database-ranges>
        <table:database-range table:name="__Anonymous_Sheet_DB__0" table:target-range-address="Sheet1.A1:Sheet1.B566" table:display-filter-buttons="true" table:orientation="column">
          <table:filter>
            <table:filter-or>
              <table:filter-condition table:field-number="1" table:value="ymail.com" table:operator="=">
                <table:filter-set-item table:value="ymail.com"/>
                <table:filter-set-item table:value="yahoo.it"/>
                <table:filter-set-item table:value="yahoo.fr"/>
                <table:filter-set-item table:value="virgilio.it"/>
                <table:filter-set-item table:value="uniroma1.it"/>
                <table:filter-set-item table:value="unimib.it"/>
                <table:filter-set-item table:value="ulssvicenza.it"/>
                <table:filter-set-item table:value="ulss12.ve.it"/>
                <table:filter-set-item table:value="ulss10.veneto.it"/>
                <table:filter-set-item table:value="ulss.tv.it"/>
                <table:filter-set-item table:value="tiscali.it"/>
                <table:filter-set-item table:value="tin.it"/>
                <table:filter-set-item table:value="studio-abc.it"/>
                <table:filter-set-item table:value="operaedimar.org"/>
                <table:filter-set-item table:value="nemo.unipr.it"/>
                <table:filter-set-item table:value="lnf.sv.it"/>
                <table:filter-set-item table:value="live.it"/>
                <table:filter-set-item table:value="kenteocrema.it"/>
                <table:filter-set-item table:value="inwind.it"/>
                <table:filter-set-item table:value="interfree.it"/>
                <table:filter-set-item table:value="hotmail.it"/>
                <table:filter-set-item table:value="hsacco.it"/>
                <table:filter-set-item table:value="hotmail.com"/>
                <table:filter-set-item table:value="sosdislessia.it"/>
                <table:filter-set-item table:value="mondino.it"/>
                <table:filter-set-item table:value="stellesullaterra.org"/>
                <table:filter-set-item table:value="gmail.it"/>
                <table:filter-set-item table:value="giunti.it"/>
                <table:filter-set-item table:value="email.it"/>
                <table:filter-set-item table:value="icloud.com"/>
                <table:filter-set-item table:value="crc-balbuzie.it"/>
                <table:filter-set-item table:value="cnee.it"/>
                <table:filter-set-item table:value="sv.lnf.it"/>
                <table:filter-set-item table:value="fsm.unipi.it"/>
                <table:filter-set-item table:value="studioakoe.com"/>
                <table:filter-set-item table:value="helgamarino.it"/>
                <table:filter-set-item table:value="usl1.toscana.it"/>
                <table:filter-set-item table:value="cmsantagostino.it"/>
                <table:filter-set-item table:value="centrostudimediazione.it"/>
                <table:filter-set-item table:value="fastwebnet.it"/>
                <table:filter-set-item table:value="campus.unimib.it"/>
                <table:filter-set-item table:value="bp.lnf.it"/>
                <table:filter-set-item table:value="bluewin.ch"/>
                <table:filter-set-item table:value="hsacomo.org"/>
                <table:filter-set-item table:value="ausl.ra.it"/>
                <table:filter-set-item table:value="centroetaevolutiva.it"/>
                <table:filter-set-item table:value="ausl.bologna.it "/>
                <table:filter-set-item table:value="ausl.bo.it"/>
                <table:filter-set-item table:value="ordinepsicologiveneto.it"/>
                <table:filter-set-item table:value="ospedale.cremona.it"/>
                <table:filter-set-item table:value="veladislessia.it"/>
                <table:filter-set-item table:value="cdarchimede.it"/>
                <table:filter-set-item table:value="assp-padova.it"/>
                <table:filter-set-item table:value="ausl.mo.it"/>
                <table:filter-set-item table:value="sanita.marche.it"/>
                <table:filter-set-item table:value="aslto5.piemonte.it"/>
                <table:filter-set-item table:value="od.lnf.it"/>
                <table:filter-set-item table:value="univda.it"/>
                <table:filter-set-item table:value="cicciocollega.anastasis.it"/>
                <table:filter-set-item table:value="istituto-besta.it"/>
                <table:filter-set-item table:value="sanstefarabruzzo.it"/>
                <table:filter-set-item table:value="asl11.marche.it"/>
                <table:filter-set-item table:value="antoniano.it"/>
                <table:filter-set-item table:value="unipd.it"/>
                <table:filter-set-item table:value="anffascrema.it"/>
                <table:filter-set-item table:value="ausl.bologna.it"/>
                <table:filter-set-item table:value="bolognini.bg.it"/>
                <table:filter-set-item table:value="asl2.liguria.it"/>
                <table:filter-set-item table:value="imparola.it"/>
                <table:filter-set-item table:value="ausl.fe.it"/>
                <table:filter-set-item table:value="gmail.com"/>
                <table:filter-set-item table:value="alice.it"/>
                <table:filter-set-item table:value="alberodispiche.it"/>
                <table:filter-set-item table:value="libero.it"/>
                <table:filter-set-item table:value="istruzione.it"/>
                <table:filter-set-item table:value="ospedali.pavia.it"/>
                <table:filter-set-item table:value="aslcn1.it"/>
                <table:filter-set-item table:value="abv.bg"/>
                <table:filter-set-item table:value="giovannagiacomin.it"/>
                <table:filter-set-item table:value="centrorisorse.net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7:16:50.816526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54:38.722195000</meta:creation-date>
    <dc:date>2015-04-07T17:17:11.444916000</dc:date>
    <meta:editing-duration>PT43M45S</meta:editing-duration>
    <meta:editing-cycles>2</meta:editing-cycles>
    <meta:generator>LibreOffice/4.3.5.2$MacOSX_X86_64 LibreOffice_project/3a87456aaa6a95c63eea1c1b3201acedf0751bd5</meta:generator>
    <meta:document-statistic meta:table-count="3" meta:cell-count="2294" meta:object-count="0"/>
  </office:meta>
</office:document-meta>
</file>